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trol_log_wall" table:style-name="ta1">
        <table:shapes>
          <draw:frame draw:z-index="0" draw:style-name="gr1" draw:text-style-name="P1" svg:width="453.51pt" svg:height="255.09pt" svg:x="119.31pt" svg:y="2.83pt">
            <loext:p draw:notify-on-update-of-ranges="control_log_wall.A1:control_log_wall.A700 control_log_wall.M3:control_log_wall.M3 control_log_wall.C1:control_log_wall.C700 control_log_wall.M2:control_log_wall.M2 control_log_wall.B1:control_log_wall.B7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float" office:value="54287" calcext:value-type="float">
            <text:p>54287</text:p>
          </table:table-cell>
          <table:table-cell office:value-type="float" office:value="3" calcext:value-type="float">
            <text:p>3</text:p>
          </table:table-cell>
          <table:table-cell office:value-type="float" office:value="-4.995" calcext:value-type="float">
            <text:p>-4.995</text:p>
          </table:table-cell>
          <table:table-cell table:number-columns-repeated="10"/>
        </table:table-row>
        <table:table-row table:style-name="ro1">
          <table:table-cell office:value-type="float" office:value="54287" calcext:value-type="float">
            <text:p>54287</text:p>
          </table:table-cell>
          <table:table-cell office:value-type="float" office:value="3" calcext:value-type="float">
            <text:p>3</text:p>
          </table:table-cell>
          <table:table-cell office:value-type="float" office:value="-4.995" calcext:value-type="float">
            <text:p>-4.995</text:p>
          </table:table-cell>
          <table:table-cell table:number-columns-repeated="9"/>
          <table:table-cell office:value-type="string" calcext:value-type="string">
            <text:p>Position</text:p>
          </table:table-cell>
        </table:table-row>
        <table:table-row table:style-name="ro1">
          <table:table-cell office:value-type="float" office:value="54287" calcext:value-type="float">
            <text:p>54287</text:p>
          </table:table-cell>
          <table:table-cell office:value-type="float" office:value="3" calcext:value-type="float">
            <text:p>3</text:p>
          </table:table-cell>
          <table:table-cell office:value-type="float" office:value="-4.995" calcext:value-type="float">
            <text:p>-4.995</text:p>
          </table:table-cell>
          <table:table-cell table:number-columns-repeated="9"/>
          <table:table-cell office:value-type="string" calcext:value-type="string">
            <text:p>Duty Cycle</text:p>
          </table:table-cell>
        </table:table-row>
        <table:table-row table:style-name="ro1">
          <table:table-cell office:value-type="float" office:value="54287" calcext:value-type="float">
            <text:p>54287</text:p>
          </table:table-cell>
          <table:table-cell office:value-type="float" office:value="3" calcext:value-type="float">
            <text:p>3</text:p>
          </table:table-cell>
          <table:table-cell office:value-type="float" office:value="-4.995" calcext:value-type="float">
            <text:p>-4.995</text:p>
          </table:table-cell>
          <table:table-cell table:number-columns-repeated="10"/>
        </table:table-row>
        <table:table-row table:style-name="ro1">
          <table:table-cell office:value-type="float" office:value="54287" calcext:value-type="float">
            <text:p>54287</text:p>
          </table:table-cell>
          <table:table-cell office:value-type="float" office:value="3" calcext:value-type="float">
            <text:p>3</text:p>
          </table:table-cell>
          <table:table-cell office:value-type="float" office:value="-4.995" calcext:value-type="float">
            <text:p>-4.995</text:p>
          </table:table-cell>
          <table:table-cell table:number-columns-repeated="10"/>
        </table:table-row>
        <table:table-row table:style-name="ro1">
          <table:table-cell office:value-type="float" office:value="54287" calcext:value-type="float">
            <text:p>54287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57818" calcext:value-type="float">
            <text:p>57818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57818" calcext:value-type="float">
            <text:p>57818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57818" calcext:value-type="float">
            <text:p>57818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57818" calcext:value-type="float">
            <text:p>57818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57818" calcext:value-type="float">
            <text:p>57818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57818" calcext:value-type="float">
            <text:p>57818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61314" calcext:value-type="float">
            <text:p>61314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61314" calcext:value-type="float">
            <text:p>61314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61314" calcext:value-type="float">
            <text:p>61314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61314" calcext:value-type="float">
            <text:p>61314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63804" calcext:value-type="float">
            <text:p>63804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63804" calcext:value-type="float">
            <text:p>63804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63804" calcext:value-type="float">
            <text:p>63804</text:p>
          </table:table-cell>
          <table:table-cell office:value-type="float" office:value="29" calcext:value-type="float">
            <text:p>29</text:p>
          </table:table-cell>
          <table:table-cell office:value-type="float" office:value="-4.865" calcext:value-type="float">
            <text:p>-4.865</text:p>
          </table:table-cell>
          <table:table-cell table:number-columns-repeated="10"/>
        </table:table-row>
        <table:table-row table:style-name="ro1">
          <table:table-cell office:value-type="float" office:value="66042" calcext:value-type="float">
            <text:p>66042</text:p>
          </table:table-cell>
          <table:table-cell office:value-type="float" office:value="29" calcext:value-type="float">
            <text:p>29</text:p>
          </table:table-cell>
          <table:table-cell office:value-type="float" office:value="-4.865" calcext:value-type="float">
            <text:p>-4.865</text:p>
          </table:table-cell>
          <table:table-cell table:number-columns-repeated="10"/>
        </table:table-row>
        <table:table-row table:style-name="ro1">
          <table:table-cell office:value-type="float" office:value="66042" calcext:value-type="float">
            <text:p>66042</text:p>
          </table:table-cell>
          <table:table-cell office:value-type="float" office:value="29" calcext:value-type="float">
            <text:p>29</text:p>
          </table:table-cell>
          <table:table-cell office:value-type="float" office:value="-4.865" calcext:value-type="float">
            <text:p>-4.865</text:p>
          </table:table-cell>
          <table:table-cell table:number-columns-repeated="10"/>
        </table:table-row>
        <table:table-row table:style-name="ro1">
          <table:table-cell office:value-type="float" office:value="66042" calcext:value-type="float">
            <text:p>66042</text:p>
          </table:table-cell>
          <table:table-cell office:value-type="float" office:value="29" calcext:value-type="float">
            <text:p>29</text:p>
          </table:table-cell>
          <table:table-cell office:value-type="float" office:value="-4.865" calcext:value-type="float">
            <text:p>-4.865</text:p>
          </table:table-cell>
          <table:table-cell table:number-columns-repeated="10"/>
        </table:table-row>
        <table:table-row table:style-name="ro1">
          <table:table-cell office:value-type="float" office:value="66042" calcext:value-type="float">
            <text:p>66042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68292" calcext:value-type="float">
            <text:p>68292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68292" calcext:value-type="float">
            <text:p>68292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68292" calcext:value-type="float">
            <text:p>68292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70543" calcext:value-type="float">
            <text:p>70543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70543" calcext:value-type="float">
            <text:p>70543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70543" calcext:value-type="float">
            <text:p>70543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70543" calcext:value-type="float">
            <text:p>70543</text:p>
          </table:table-cell>
          <table:table-cell office:value-type="float" office:value="28" calcext:value-type="float">
            <text:p>28</text:p>
          </table:table-cell>
          <table:table-cell office:value-type="float" office:value="-4.87" calcext:value-type="float">
            <text:p>-4.87</text:p>
          </table:table-cell>
          <table:table-cell table:number-columns-repeated="10"/>
        </table:table-row>
        <table:table-row table:style-name="ro1">
          <table:table-cell office:value-type="float" office:value="72802" calcext:value-type="float">
            <text:p>72802</text:p>
          </table:table-cell>
          <table:table-cell office:value-type="float" office:value="28" calcext:value-type="float">
            <text:p>28</text:p>
          </table:table-cell>
          <table:table-cell office:value-type="float" office:value="-4.87" calcext:value-type="float">
            <text:p>-4.87</text:p>
          </table:table-cell>
          <table:table-cell table:number-columns-repeated="10"/>
        </table:table-row>
        <table:table-row table:style-name="ro1">
          <table:table-cell office:value-type="float" office:value="72802" calcext:value-type="float">
            <text:p>72802</text:p>
          </table:table-cell>
          <table:table-cell office:value-type="float" office:value="28" calcext:value-type="float">
            <text:p>28</text:p>
          </table:table-cell>
          <table:table-cell office:value-type="float" office:value="-4.87" calcext:value-type="float">
            <text:p>-4.87</text:p>
          </table:table-cell>
          <table:table-cell table:number-columns-repeated="10"/>
        </table:table-row>
        <table:table-row table:style-name="ro1">
          <table:table-cell office:value-type="float" office:value="72802" calcext:value-type="float">
            <text:p>72802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75069" calcext:value-type="float">
            <text:p>75069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75069" calcext:value-type="float">
            <text:p>75069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75069" calcext:value-type="float">
            <text:p>75069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75069" calcext:value-type="float">
            <text:p>75069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77332" calcext:value-type="float">
            <text:p>77332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77332" calcext:value-type="float">
            <text:p>77332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77332" calcext:value-type="float">
            <text:p>77332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77332" calcext:value-type="float">
            <text:p>77332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79588" calcext:value-type="float">
            <text:p>79588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79588" calcext:value-type="float">
            <text:p>79588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79588" calcext:value-type="float">
            <text:p>79588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81853" calcext:value-type="float">
            <text:p>81853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81853" calcext:value-type="float">
            <text:p>81853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81853" calcext:value-type="float">
            <text:p>81853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81853" calcext:value-type="float">
            <text:p>81853</text:p>
          </table:table-cell>
          <table:table-cell office:value-type="float" office:value="28" calcext:value-type="float">
            <text:p>28</text:p>
          </table:table-cell>
          <table:table-cell office:value-type="float" office:value="-4.87" calcext:value-type="float">
            <text:p>-4.87</text:p>
          </table:table-cell>
          <table:table-cell table:number-columns-repeated="10"/>
        </table:table-row>
        <table:table-row table:style-name="ro1">
          <table:table-cell office:value-type="float" office:value="84114" calcext:value-type="float">
            <text:p>84114</text:p>
          </table:table-cell>
          <table:table-cell office:value-type="float" office:value="28" calcext:value-type="float">
            <text:p>28</text:p>
          </table:table-cell>
          <table:table-cell office:value-type="float" office:value="-4.87" calcext:value-type="float">
            <text:p>-4.87</text:p>
          </table:table-cell>
          <table:table-cell table:number-columns-repeated="10"/>
        </table:table-row>
        <table:table-row table:style-name="ro1">
          <table:table-cell office:value-type="float" office:value="84114" calcext:value-type="float">
            <text:p>84114</text:p>
          </table:table-cell>
          <table:table-cell office:value-type="float" office:value="28" calcext:value-type="float">
            <text:p>28</text:p>
          </table:table-cell>
          <table:table-cell office:value-type="float" office:value="-4.87" calcext:value-type="float">
            <text:p>-4.87</text:p>
          </table:table-cell>
          <table:table-cell table:number-columns-repeated="10"/>
        </table:table-row>
        <table:table-row table:style-name="ro1">
          <table:table-cell office:value-type="float" office:value="84114" calcext:value-type="float">
            <text:p>84114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86370" calcext:value-type="float">
            <text:p>86370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86370" calcext:value-type="float">
            <text:p>86370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86370" calcext:value-type="float">
            <text:p>86370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86370" calcext:value-type="float">
            <text:p>86370</text:p>
          </table:table-cell>
          <table:table-cell office:value-type="float" office:value="31" calcext:value-type="float">
            <text:p>31</text:p>
          </table:table-cell>
          <table:table-cell office:value-type="float" office:value="-4.855" calcext:value-type="float">
            <text:p>-4.855</text:p>
          </table:table-cell>
          <table:table-cell table:number-columns-repeated="10"/>
        </table:table-row>
        <table:table-row table:style-name="ro1">
          <table:table-cell office:value-type="float" office:value="88622" calcext:value-type="float">
            <text:p>88622</text:p>
          </table:table-cell>
          <table:table-cell office:value-type="float" office:value="31" calcext:value-type="float">
            <text:p>31</text:p>
          </table:table-cell>
          <table:table-cell office:value-type="float" office:value="-4.855" calcext:value-type="float">
            <text:p>-4.855</text:p>
          </table:table-cell>
          <table:table-cell table:number-columns-repeated="10"/>
        </table:table-row>
        <table:table-row table:style-name="ro1">
          <table:table-cell office:value-type="float" office:value="88622" calcext:value-type="float">
            <text:p>88622</text:p>
          </table:table-cell>
          <table:table-cell office:value-type="float" office:value="31" calcext:value-type="float">
            <text:p>31</text:p>
          </table:table-cell>
          <table:table-cell office:value-type="float" office:value="-4.855" calcext:value-type="float">
            <text:p>-4.855</text:p>
          </table:table-cell>
          <table:table-cell table:number-columns-repeated="10"/>
        </table:table-row>
        <table:table-row table:style-name="ro1">
          <table:table-cell office:value-type="float" office:value="88622" calcext:value-type="float">
            <text:p>88622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90867" calcext:value-type="float">
            <text:p>90867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90867" calcext:value-type="float">
            <text:p>90867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90867" calcext:value-type="float">
            <text:p>90867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90867" calcext:value-type="float">
            <text:p>90867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93125" calcext:value-type="float">
            <text:p>93125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93125" calcext:value-type="float">
            <text:p>93125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93125" calcext:value-type="float">
            <text:p>93125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93125" calcext:value-type="float">
            <text:p>93125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95380" calcext:value-type="float">
            <text:p>95380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95380" calcext:value-type="float">
            <text:p>95380</text:p>
          </table:table-cell>
          <table:table-cell office:value-type="float" office:value="30" calcext:value-type="float">
            <text:p>30</text:p>
          </table:table-cell>
          <table:table-cell office:value-type="float" office:value="-4.86" calcext:value-type="float">
            <text:p>-4.86</text:p>
          </table:table-cell>
          <table:table-cell table:number-columns-repeated="10"/>
        </table:table-row>
        <table:table-row table:style-name="ro1">
          <table:table-cell office:value-type="float" office:value="95380" calcext:value-type="float">
            <text:p>95380</text:p>
          </table:table-cell>
          <table:table-cell office:value-type="float" office:value="28" calcext:value-type="float">
            <text:p>28</text:p>
          </table:table-cell>
          <table:table-cell office:value-type="float" office:value="-4.87" calcext:value-type="float">
            <text:p>-4.87</text:p>
          </table:table-cell>
          <table:table-cell table:number-columns-repeated="10"/>
        </table:table-row>
        <table:table-row table:style-name="ro1">
          <table:table-cell office:value-type="float" office:value="97639" calcext:value-type="float">
            <text:p>97639</text:p>
          </table:table-cell>
          <table:table-cell office:value-type="float" office:value="28" calcext:value-type="float">
            <text:p>28</text:p>
          </table:table-cell>
          <table:table-cell office:value-type="float" office:value="-4.87" calcext:value-type="float">
            <text:p>-4.87</text:p>
          </table:table-cell>
          <table:table-cell table:number-columns-repeated="10"/>
        </table:table-row>
        <table:table-row table:style-name="ro1">
          <table:table-cell office:value-type="float" office:value="97639" calcext:value-type="float">
            <text:p>97639</text:p>
          </table:table-cell>
          <table:table-cell office:value-type="float" office:value="28" calcext:value-type="float">
            <text:p>28</text:p>
          </table:table-cell>
          <table:table-cell office:value-type="float" office:value="-4.87" calcext:value-type="float">
            <text:p>-4.87</text:p>
          </table:table-cell>
          <table:table-cell table:number-columns-repeated="10"/>
        </table:table-row>
        <table:table-row table:style-name="ro1">
          <table:table-cell office:value-type="float" office:value="97639" calcext:value-type="float">
            <text:p>97639</text:p>
          </table:table-cell>
          <table:table-cell office:value-type="float" office:value="28" calcext:value-type="float">
            <text:p>28</text:p>
          </table:table-cell>
          <table:table-cell office:value-type="float" office:value="-4.87" calcext:value-type="float">
            <text:p>-4.87</text:p>
          </table:table-cell>
          <table:table-cell table:number-columns-repeated="10"/>
        </table:table-row>
        <table:table-row table:style-name="ro1">
          <table:table-cell office:value-type="float" office:value="97639" calcext:value-type="float">
            <text:p>97639</text:p>
          </table:table-cell>
          <table:table-cell office:value-type="float" office:value="29" calcext:value-type="float">
            <text:p>29</text:p>
          </table:table-cell>
          <table:table-cell office:value-type="float" office:value="-4.865" calcext:value-type="float">
            <text:p>-4.865</text:p>
          </table:table-cell>
          <table:table-cell table:number-columns-repeated="10"/>
        </table:table-row>
        <table:table-row table:style-name="ro1">
          <table:table-cell office:value-type="float" office:value="99890" calcext:value-type="float">
            <text:p>99890</text:p>
          </table:table-cell>
          <table:table-cell office:value-type="float" office:value="29" calcext:value-type="float">
            <text:p>29</text:p>
          </table:table-cell>
          <table:table-cell office:value-type="float" office:value="-4.865" calcext:value-type="float">
            <text:p>-4.865</text:p>
          </table:table-cell>
          <table:table-cell table:number-columns-repeated="10"/>
        </table:table-row>
        <table:table-row table:style-name="ro1">
          <table:table-cell office:value-type="float" office:value="99890" calcext:value-type="float">
            <text:p>99890</text:p>
          </table:table-cell>
          <table:table-cell office:value-type="float" office:value="29" calcext:value-type="float">
            <text:p>29</text:p>
          </table:table-cell>
          <table:table-cell office:value-type="float" office:value="-4.865" calcext:value-type="float">
            <text:p>-4.865</text:p>
          </table:table-cell>
          <table:table-cell table:number-columns-repeated="10"/>
        </table:table-row>
        <table:table-row table:style-name="ro1">
          <table:table-cell office:value-type="float" office:value="99890" calcext:value-type="float">
            <text:p>99890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102150" calcext:value-type="float">
            <text:p>102150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102150" calcext:value-type="float">
            <text:p>102150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102150" calcext:value-type="float">
            <text:p>102150</text:p>
          </table:table-cell>
          <table:table-cell office:value-type="float" office:value="26" calcext:value-type="float">
            <text:p>26</text:p>
          </table:table-cell>
          <table:table-cell office:value-type="float" office:value="-4.88" calcext:value-type="float">
            <text:p>-4.88</text:p>
          </table:table-cell>
          <table:table-cell table:number-columns-repeated="10"/>
        </table:table-row>
        <table:table-row table:style-name="ro1">
          <table:table-cell office:value-type="float" office:value="102150" calcext:value-type="float">
            <text:p>102150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104416" calcext:value-type="float">
            <text:p>104416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104416" calcext:value-type="float">
            <text:p>104416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104416" calcext:value-type="float">
            <text:p>104416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104416" calcext:value-type="float">
            <text:p>104416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106682" calcext:value-type="float">
            <text:p>106682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106682" calcext:value-type="float">
            <text:p>106682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106682" calcext:value-type="float">
            <text:p>106682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108943" calcext:value-type="float">
            <text:p>108943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108943" calcext:value-type="float">
            <text:p>108943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108943" calcext:value-type="float">
            <text:p>108943</text:p>
          </table:table-cell>
          <table:table-cell office:value-type="float" office:value="27" calcext:value-type="float">
            <text:p>27</text:p>
          </table:table-cell>
          <table:table-cell office:value-type="float" office:value="-4.875" calcext:value-type="float">
            <text:p>-4.875</text:p>
          </table:table-cell>
          <table:table-cell table:number-columns-repeated="10"/>
        </table:table-row>
        <table:table-row table:style-name="ro1">
          <table:table-cell office:value-type="float" office:value="108943" calcext:value-type="float">
            <text:p>108943</text:p>
          </table:table-cell>
          <table:table-cell office:value-type="float" office:value="521" calcext:value-type="float">
            <text:p>521</text:p>
          </table:table-cell>
          <table:table-cell office:value-type="float" office:value="-2.405" calcext:value-type="float">
            <text:p>-2.405</text:p>
          </table:table-cell>
          <table:table-cell table:number-columns-repeated="10"/>
        </table:table-row>
        <table:table-row table:style-name="ro1">
          <table:table-cell office:value-type="float" office:value="111206" calcext:value-type="float">
            <text:p>111206</text:p>
          </table:table-cell>
          <table:table-cell office:value-type="float" office:value="521" calcext:value-type="float">
            <text:p>521</text:p>
          </table:table-cell>
          <table:table-cell office:value-type="float" office:value="-2.405" calcext:value-type="float">
            <text:p>-2.405</text:p>
          </table:table-cell>
          <table:table-cell table:number-columns-repeated="10"/>
        </table:table-row>
        <table:table-row table:style-name="ro1">
          <table:table-cell office:value-type="float" office:value="111206" calcext:value-type="float">
            <text:p>111206</text:p>
          </table:table-cell>
          <table:table-cell office:value-type="float" office:value="521" calcext:value-type="float">
            <text:p>521</text:p>
          </table:table-cell>
          <table:table-cell office:value-type="float" office:value="-2.405" calcext:value-type="float">
            <text:p>-2.405</text:p>
          </table:table-cell>
          <table:table-cell table:number-columns-repeated="10"/>
        </table:table-row>
        <table:table-row table:style-name="ro1">
          <table:table-cell office:value-type="float" office:value="111206" calcext:value-type="float">
            <text:p>111206</text:p>
          </table:table-cell>
          <table:table-cell office:value-type="float" office:value="2099" calcext:value-type="float">
            <text:p>2099</text:p>
          </table:table-cell>
          <table:table-cell office:value-type="float" office:value="5.485" calcext:value-type="float">
            <text:p>5.485</text:p>
          </table:table-cell>
          <table:table-cell table:number-columns-repeated="10"/>
        </table:table-row>
        <table:table-row table:style-name="ro1">
          <table:table-cell office:value-type="float" office:value="113506" calcext:value-type="float">
            <text:p>113506</text:p>
          </table:table-cell>
          <table:table-cell office:value-type="float" office:value="2099" calcext:value-type="float">
            <text:p>2099</text:p>
          </table:table-cell>
          <table:table-cell office:value-type="float" office:value="5.485" calcext:value-type="float">
            <text:p>5.485</text:p>
          </table:table-cell>
          <table:table-cell table:number-columns-repeated="10"/>
        </table:table-row>
        <table:table-row table:style-name="ro1">
          <table:table-cell office:value-type="float" office:value="113506" calcext:value-type="float">
            <text:p>113506</text:p>
          </table:table-cell>
          <table:table-cell office:value-type="float" office:value="2099" calcext:value-type="float">
            <text:p>2099</text:p>
          </table:table-cell>
          <table:table-cell office:value-type="float" office:value="5.485" calcext:value-type="float">
            <text:p>5.485</text:p>
          </table:table-cell>
          <table:table-cell table:number-columns-repeated="10"/>
        </table:table-row>
        <table:table-row table:style-name="ro1">
          <table:table-cell office:value-type="float" office:value="113506" calcext:value-type="float">
            <text:p>113506</text:p>
          </table:table-cell>
          <table:table-cell office:value-type="float" office:value="2099" calcext:value-type="float">
            <text:p>2099</text:p>
          </table:table-cell>
          <table:table-cell office:value-type="float" office:value="5.485" calcext:value-type="float">
            <text:p>5.485</text:p>
          </table:table-cell>
          <table:table-cell table:number-columns-repeated="10"/>
        </table:table-row>
        <table:table-row table:style-name="ro1">
          <table:table-cell office:value-type="float" office:value="113506" calcext:value-type="float">
            <text:p>113506</text:p>
          </table:table-cell>
          <table:table-cell office:value-type="float" office:value="2922" calcext:value-type="float">
            <text:p>2922</text:p>
          </table:table-cell>
          <table:table-cell office:value-type="float" office:value="9.6" calcext:value-type="float">
            <text:p>9.6</text:p>
          </table:table-cell>
          <table:table-cell table:number-columns-repeated="10"/>
        </table:table-row>
        <table:table-row table:style-name="ro1">
          <table:table-cell office:value-type="float" office:value="115766" calcext:value-type="float">
            <text:p>115766</text:p>
          </table:table-cell>
          <table:table-cell office:value-type="float" office:value="2922" calcext:value-type="float">
            <text:p>2922</text:p>
          </table:table-cell>
          <table:table-cell office:value-type="float" office:value="9.6" calcext:value-type="float">
            <text:p>9.6</text:p>
          </table:table-cell>
          <table:table-cell table:number-columns-repeated="10"/>
        </table:table-row>
        <table:table-row table:style-name="ro1">
          <table:table-cell office:value-type="float" office:value="115766" calcext:value-type="float">
            <text:p>115766</text:p>
          </table:table-cell>
          <table:table-cell office:value-type="float" office:value="2922" calcext:value-type="float">
            <text:p>2922</text:p>
          </table:table-cell>
          <table:table-cell office:value-type="float" office:value="9.6" calcext:value-type="float">
            <text:p>9.6</text:p>
          </table:table-cell>
          <table:table-cell table:number-columns-repeated="10"/>
        </table:table-row>
        <table:table-row table:style-name="ro1">
          <table:table-cell office:value-type="float" office:value="115766" calcext:value-type="float">
            <text:p>115766</text:p>
          </table:table-cell>
          <table:table-cell office:value-type="float" office:value="3713" calcext:value-type="float">
            <text:p>3713</text:p>
          </table:table-cell>
          <table:table-cell office:value-type="float" office:value="13.555" calcext:value-type="float">
            <text:p>13.555</text:p>
          </table:table-cell>
          <table:table-cell table:number-columns-repeated="10"/>
        </table:table-row>
        <table:table-row table:style-name="ro1">
          <table:table-cell office:value-type="float" office:value="115766" calcext:value-type="float">
            <text:p>115766</text:p>
          </table:table-cell>
          <table:table-cell office:value-type="float" office:value="3713" calcext:value-type="float">
            <text:p>3713</text:p>
          </table:table-cell>
          <table:table-cell office:value-type="float" office:value="13.555" calcext:value-type="float">
            <text:p>13.555</text:p>
          </table:table-cell>
          <table:table-cell table:number-columns-repeated="10"/>
        </table:table-row>
        <table:table-row table:style-name="ro1">
          <table:table-cell office:value-type="float" office:value="118030" calcext:value-type="float">
            <text:p>118030</text:p>
          </table:table-cell>
          <table:table-cell office:value-type="float" office:value="3713" calcext:value-type="float">
            <text:p>3713</text:p>
          </table:table-cell>
          <table:table-cell office:value-type="float" office:value="13.555" calcext:value-type="float">
            <text:p>13.555</text:p>
          </table:table-cell>
          <table:table-cell table:number-columns-repeated="10"/>
        </table:table-row>
        <table:table-row table:style-name="ro1">
          <table:table-cell office:value-type="float" office:value="118030" calcext:value-type="float">
            <text:p>118030</text:p>
          </table:table-cell>
          <table:table-cell office:value-type="float" office:value="3713" calcext:value-type="float">
            <text:p>3713</text:p>
          </table:table-cell>
          <table:table-cell office:value-type="float" office:value="13.555" calcext:value-type="float">
            <text:p>13.555</text:p>
          </table:table-cell>
          <table:table-cell table:number-columns-repeated="10"/>
        </table:table-row>
        <table:table-row table:style-name="ro1">
          <table:table-cell office:value-type="float" office:value="118030" calcext:value-type="float">
            <text:p>118030</text:p>
          </table:table-cell>
          <table:table-cell office:value-type="float" office:value="4271" calcext:value-type="float">
            <text:p>4271</text:p>
          </table:table-cell>
          <table:table-cell office:value-type="float" office:value="16.345" calcext:value-type="float">
            <text:p>16.345</text:p>
          </table:table-cell>
          <table:table-cell table:number-columns-repeated="10"/>
        </table:table-row>
        <table:table-row table:style-name="ro1">
          <table:table-cell office:value-type="float" office:value="120287" calcext:value-type="float">
            <text:p>120287</text:p>
          </table:table-cell>
          <table:table-cell office:value-type="float" office:value="4271" calcext:value-type="float">
            <text:p>4271</text:p>
          </table:table-cell>
          <table:table-cell office:value-type="float" office:value="16.345" calcext:value-type="float">
            <text:p>16.345</text:p>
          </table:table-cell>
          <table:table-cell table:number-columns-repeated="10"/>
        </table:table-row>
        <table:table-row table:style-name="ro1">
          <table:table-cell office:value-type="float" office:value="120287" calcext:value-type="float">
            <text:p>120287</text:p>
          </table:table-cell>
          <table:table-cell office:value-type="float" office:value="4271" calcext:value-type="float">
            <text:p>4271</text:p>
          </table:table-cell>
          <table:table-cell office:value-type="float" office:value="16.345" calcext:value-type="float">
            <text:p>16.345</text:p>
          </table:table-cell>
          <table:table-cell table:number-columns-repeated="10"/>
        </table:table-row>
        <table:table-row table:style-name="ro1">
          <table:table-cell office:value-type="float" office:value="120287" calcext:value-type="float">
            <text:p>120287</text:p>
          </table:table-cell>
          <table:table-cell office:value-type="float" office:value="4271" calcext:value-type="float">
            <text:p>4271</text:p>
          </table:table-cell>
          <table:table-cell office:value-type="float" office:value="16.345" calcext:value-type="float">
            <text:p>16.345</text:p>
          </table:table-cell>
          <table:table-cell table:number-columns-repeated="10"/>
        </table:table-row>
        <table:table-row table:style-name="ro1">
          <table:table-cell office:value-type="float" office:value="120287" calcext:value-type="float">
            <text:p>120287</text:p>
          </table:table-cell>
          <table:table-cell office:value-type="float" office:value="4806" calcext:value-type="float">
            <text:p>4806</text:p>
          </table:table-cell>
          <table:table-cell office:value-type="float" office:value="19.02" calcext:value-type="float">
            <text:p>19.02</text:p>
          </table:table-cell>
          <table:table-cell table:number-columns-repeated="10"/>
        </table:table-row>
        <table:table-row table:style-name="ro1">
          <table:table-cell office:value-type="float" office:value="122556" calcext:value-type="float">
            <text:p>122556</text:p>
          </table:table-cell>
          <table:table-cell office:value-type="float" office:value="4806" calcext:value-type="float">
            <text:p>4806</text:p>
          </table:table-cell>
          <table:table-cell office:value-type="float" office:value="19.02" calcext:value-type="float">
            <text:p>19.02</text:p>
          </table:table-cell>
          <table:table-cell table:number-columns-repeated="10"/>
        </table:table-row>
        <table:table-row table:style-name="ro1">
          <table:table-cell office:value-type="float" office:value="122556" calcext:value-type="float">
            <text:p>122556</text:p>
          </table:table-cell>
          <table:table-cell office:value-type="float" office:value="4806" calcext:value-type="float">
            <text:p>4806</text:p>
          </table:table-cell>
          <table:table-cell office:value-type="float" office:value="19.02" calcext:value-type="float">
            <text:p>19.02</text:p>
          </table:table-cell>
          <table:table-cell table:number-columns-repeated="10"/>
        </table:table-row>
        <table:table-row table:style-name="ro1">
          <table:table-cell office:value-type="float" office:value="122556" calcext:value-type="float">
            <text:p>122556</text:p>
          </table:table-cell>
          <table:table-cell office:value-type="float" office:value="5551" calcext:value-type="float">
            <text:p>5551</text:p>
          </table:table-cell>
          <table:table-cell office:value-type="float" office:value="22.745" calcext:value-type="float">
            <text:p>22.745</text:p>
          </table:table-cell>
          <table:table-cell table:number-columns-repeated="10"/>
        </table:table-row>
        <table:table-row table:style-name="ro1">
          <table:table-cell office:value-type="float" office:value="124816" calcext:value-type="float">
            <text:p>124816</text:p>
          </table:table-cell>
          <table:table-cell office:value-type="float" office:value="5551" calcext:value-type="float">
            <text:p>5551</text:p>
          </table:table-cell>
          <table:table-cell office:value-type="float" office:value="22.745" calcext:value-type="float">
            <text:p>22.745</text:p>
          </table:table-cell>
          <table:table-cell table:number-columns-repeated="10"/>
        </table:table-row>
        <table:table-row table:style-name="ro1">
          <table:table-cell office:value-type="float" office:value="124816" calcext:value-type="float">
            <text:p>124816</text:p>
          </table:table-cell>
          <table:table-cell office:value-type="float" office:value="5551" calcext:value-type="float">
            <text:p>5551</text:p>
          </table:table-cell>
          <table:table-cell office:value-type="float" office:value="22.745" calcext:value-type="float">
            <text:p>22.745</text:p>
          </table:table-cell>
          <table:table-cell table:number-columns-repeated="10"/>
        </table:table-row>
        <table:table-row table:style-name="ro1">
          <table:table-cell office:value-type="float" office:value="124816" calcext:value-type="float">
            <text:p>124816</text:p>
          </table:table-cell>
          <table:table-cell office:value-type="float" office:value="5551" calcext:value-type="float">
            <text:p>5551</text:p>
          </table:table-cell>
          <table:table-cell office:value-type="float" office:value="22.745" calcext:value-type="float">
            <text:p>22.745</text:p>
          </table:table-cell>
          <table:table-cell table:number-columns-repeated="10"/>
        </table:table-row>
        <table:table-row table:style-name="ro1">
          <table:table-cell office:value-type="float" office:value="124816" calcext:value-type="float">
            <text:p>124816</text:p>
          </table:table-cell>
          <table:table-cell office:value-type="float" office:value="6181" calcext:value-type="float">
            <text:p>6181</text:p>
          </table:table-cell>
          <table:table-cell office:value-type="float" office:value="25.895" calcext:value-type="float">
            <text:p>25.895</text:p>
          </table:table-cell>
          <table:table-cell table:number-columns-repeated="10"/>
        </table:table-row>
        <table:table-row table:style-name="ro1">
          <table:table-cell office:value-type="float" office:value="127055" calcext:value-type="float">
            <text:p>127055</text:p>
          </table:table-cell>
          <table:table-cell office:value-type="float" office:value="6181" calcext:value-type="float">
            <text:p>6181</text:p>
          </table:table-cell>
          <table:table-cell office:value-type="float" office:value="25.895" calcext:value-type="float">
            <text:p>25.895</text:p>
          </table:table-cell>
          <table:table-cell table:number-columns-repeated="10"/>
        </table:table-row>
        <table:table-row table:style-name="ro1">
          <table:table-cell office:value-type="float" office:value="127055" calcext:value-type="float">
            <text:p>127055</text:p>
          </table:table-cell>
          <table:table-cell office:value-type="float" office:value="6181" calcext:value-type="float">
            <text:p>6181</text:p>
          </table:table-cell>
          <table:table-cell office:value-type="float" office:value="25.895" calcext:value-type="float">
            <text:p>25.895</text:p>
          </table:table-cell>
          <table:table-cell table:number-columns-repeated="10"/>
        </table:table-row>
        <table:table-row table:style-name="ro1">
          <table:table-cell office:value-type="float" office:value="127055" calcext:value-type="float">
            <text:p>127055</text:p>
          </table:table-cell>
          <table:table-cell office:value-type="float" office:value="7210" calcext:value-type="float">
            <text:p>7210</text:p>
          </table:table-cell>
          <table:table-cell office:value-type="float" office:value="31.04" calcext:value-type="float">
            <text:p>31.04</text:p>
          </table:table-cell>
          <table:table-cell table:number-columns-repeated="10"/>
        </table:table-row>
        <table:table-row table:style-name="ro1">
          <table:table-cell office:value-type="float" office:value="129310" calcext:value-type="float">
            <text:p>129310</text:p>
          </table:table-cell>
          <table:table-cell office:value-type="float" office:value="7210" calcext:value-type="float">
            <text:p>7210</text:p>
          </table:table-cell>
          <table:table-cell office:value-type="float" office:value="31.04" calcext:value-type="float">
            <text:p>31.04</text:p>
          </table:table-cell>
          <table:table-cell table:number-columns-repeated="10"/>
        </table:table-row>
        <table:table-row table:style-name="ro1">
          <table:table-cell office:value-type="float" office:value="129310" calcext:value-type="float">
            <text:p>129310</text:p>
          </table:table-cell>
          <table:table-cell office:value-type="float" office:value="7210" calcext:value-type="float">
            <text:p>7210</text:p>
          </table:table-cell>
          <table:table-cell office:value-type="float" office:value="31.04" calcext:value-type="float">
            <text:p>31.04</text:p>
          </table:table-cell>
          <table:table-cell table:number-columns-repeated="10"/>
        </table:table-row>
        <table:table-row table:style-name="ro1">
          <table:table-cell office:value-type="float" office:value="129310" calcext:value-type="float">
            <text:p>129310</text:p>
          </table:table-cell>
          <table:table-cell office:value-type="float" office:value="7210" calcext:value-type="float">
            <text:p>7210</text:p>
          </table:table-cell>
          <table:table-cell office:value-type="float" office:value="31.04" calcext:value-type="float">
            <text:p>31.04</text:p>
          </table:table-cell>
          <table:table-cell table:number-columns-repeated="10"/>
        </table:table-row>
        <table:table-row table:style-name="ro1">
          <table:table-cell office:value-type="float" office:value="129310" calcext:value-type="float">
            <text:p>129310</text:p>
          </table:table-cell>
          <table:table-cell office:value-type="float" office:value="8090" calcext:value-type="float">
            <text:p>8090</text:p>
          </table:table-cell>
          <table:table-cell office:value-type="float" office:value="35.44" calcext:value-type="float">
            <text:p>35.44</text:p>
          </table:table-cell>
          <table:table-cell table:number-columns-repeated="10"/>
        </table:table-row>
        <table:table-row table:style-name="ro1">
          <table:table-cell office:value-type="float" office:value="131570" calcext:value-type="float">
            <text:p>131570</text:p>
          </table:table-cell>
          <table:table-cell office:value-type="float" office:value="8090" calcext:value-type="float">
            <text:p>8090</text:p>
          </table:table-cell>
          <table:table-cell office:value-type="float" office:value="35.44" calcext:value-type="float">
            <text:p>35.44</text:p>
          </table:table-cell>
          <table:table-cell table:number-columns-repeated="10"/>
        </table:table-row>
        <table:table-row table:style-name="ro1">
          <table:table-cell office:value-type="float" office:value="131570" calcext:value-type="float">
            <text:p>131570</text:p>
          </table:table-cell>
          <table:table-cell office:value-type="float" office:value="8090" calcext:value-type="float">
            <text:p>8090</text:p>
          </table:table-cell>
          <table:table-cell office:value-type="float" office:value="35.44" calcext:value-type="float">
            <text:p>35.44</text:p>
          </table:table-cell>
          <table:table-cell table:number-columns-repeated="10"/>
        </table:table-row>
        <table:table-row table:style-name="ro1">
          <table:table-cell office:value-type="float" office:value="131570" calcext:value-type="float">
            <text:p>131570</text:p>
          </table:table-cell>
          <table:table-cell office:value-type="float" office:value="8090" calcext:value-type="float">
            <text:p>8090</text:p>
          </table:table-cell>
          <table:table-cell office:value-type="float" office:value="35.44" calcext:value-type="float">
            <text:p>35.44</text:p>
          </table:table-cell>
          <table:table-cell table:number-columns-repeated="10"/>
        </table:table-row>
        <table:table-row table:style-name="ro1">
          <table:table-cell office:value-type="float" office:value="131570" calcext:value-type="float">
            <text:p>131570</text:p>
          </table:table-cell>
          <table:table-cell office:value-type="float" office:value="8983" calcext:value-type="float">
            <text:p>8983</text:p>
          </table:table-cell>
          <table:table-cell office:value-type="float" office:value="39.905" calcext:value-type="float">
            <text:p>39.905</text:p>
          </table:table-cell>
          <table:table-cell table:number-columns-repeated="10"/>
        </table:table-row>
        <table:table-row table:style-name="ro1">
          <table:table-cell office:value-type="float" office:value="133828" calcext:value-type="float">
            <text:p>133828</text:p>
          </table:table-cell>
          <table:table-cell office:value-type="float" office:value="8983" calcext:value-type="float">
            <text:p>8983</text:p>
          </table:table-cell>
          <table:table-cell office:value-type="float" office:value="39.905" calcext:value-type="float">
            <text:p>39.905</text:p>
          </table:table-cell>
          <table:table-cell table:number-columns-repeated="10"/>
        </table:table-row>
        <table:table-row table:style-name="ro1">
          <table:table-cell office:value-type="float" office:value="133828" calcext:value-type="float">
            <text:p>133828</text:p>
          </table:table-cell>
          <table:table-cell office:value-type="float" office:value="8983" calcext:value-type="float">
            <text:p>8983</text:p>
          </table:table-cell>
          <table:table-cell office:value-type="float" office:value="39.905" calcext:value-type="float">
            <text:p>39.905</text:p>
          </table:table-cell>
          <table:table-cell table:number-columns-repeated="10"/>
        </table:table-row>
        <table:table-row table:style-name="ro1">
          <table:table-cell office:value-type="float" office:value="133828" calcext:value-type="float">
            <text:p>133828</text:p>
          </table:table-cell>
          <table:table-cell office:value-type="float" office:value="9446" calcext:value-type="float">
            <text:p>9446</text:p>
          </table:table-cell>
          <table:table-cell office:value-type="float" office:value="42.22" calcext:value-type="float">
            <text:p>42.22</text:p>
          </table:table-cell>
          <table:table-cell table:number-columns-repeated="10"/>
        </table:table-row>
        <table:table-row table:style-name="ro1">
          <table:table-cell office:value-type="float" office:value="136075" calcext:value-type="float">
            <text:p>136075</text:p>
          </table:table-cell>
          <table:table-cell office:value-type="float" office:value="9446" calcext:value-type="float">
            <text:p>9446</text:p>
          </table:table-cell>
          <table:table-cell office:value-type="float" office:value="42.22" calcext:value-type="float">
            <text:p>42.22</text:p>
          </table:table-cell>
          <table:table-cell table:number-columns-repeated="10"/>
        </table:table-row>
        <table:table-row table:style-name="ro1">
          <table:table-cell office:value-type="float" office:value="136075" calcext:value-type="float">
            <text:p>136075</text:p>
          </table:table-cell>
          <table:table-cell office:value-type="float" office:value="9446" calcext:value-type="float">
            <text:p>9446</text:p>
          </table:table-cell>
          <table:table-cell office:value-type="float" office:value="42.22" calcext:value-type="float">
            <text:p>42.22</text:p>
          </table:table-cell>
          <table:table-cell table:number-columns-repeated="10"/>
        </table:table-row>
        <table:table-row table:style-name="ro1">
          <table:table-cell office:value-type="float" office:value="136075" calcext:value-type="float">
            <text:p>136075</text:p>
          </table:table-cell>
          <table:table-cell office:value-type="float" office:value="9446" calcext:value-type="float">
            <text:p>9446</text:p>
          </table:table-cell>
          <table:table-cell office:value-type="float" office:value="42.22" calcext:value-type="float">
            <text:p>42.22</text:p>
          </table:table-cell>
          <table:table-cell table:number-columns-repeated="10"/>
        </table:table-row>
        <table:table-row table:style-name="ro1">
          <table:table-cell office:value-type="float" office:value="136075" calcext:value-type="float">
            <text:p>136075</text:p>
          </table:table-cell>
          <table:table-cell office:value-type="float" office:value="9620" calcext:value-type="float">
            <text:p>9620</text:p>
          </table:table-cell>
          <table:table-cell office:value-type="float" office:value="43.09" calcext:value-type="float">
            <text:p>43.09</text:p>
          </table:table-cell>
          <table:table-cell table:number-columns-repeated="10"/>
        </table:table-row>
        <table:table-row table:style-name="ro1">
          <table:table-cell office:value-type="float" office:value="138333" calcext:value-type="float">
            <text:p>138333</text:p>
          </table:table-cell>
          <table:table-cell office:value-type="float" office:value="9620" calcext:value-type="float">
            <text:p>9620</text:p>
          </table:table-cell>
          <table:table-cell office:value-type="float" office:value="43.09" calcext:value-type="float">
            <text:p>43.09</text:p>
          </table:table-cell>
          <table:table-cell table:number-columns-repeated="10"/>
        </table:table-row>
        <table:table-row table:style-name="ro1">
          <table:table-cell office:value-type="float" office:value="138333" calcext:value-type="float">
            <text:p>138333</text:p>
          </table:table-cell>
          <table:table-cell office:value-type="float" office:value="9620" calcext:value-type="float">
            <text:p>9620</text:p>
          </table:table-cell>
          <table:table-cell office:value-type="float" office:value="43.09" calcext:value-type="float">
            <text:p>43.09</text:p>
          </table:table-cell>
          <table:table-cell table:number-columns-repeated="10"/>
        </table:table-row>
        <table:table-row table:style-name="ro1">
          <table:table-cell office:value-type="float" office:value="138333" calcext:value-type="float">
            <text:p>138333</text:p>
          </table:table-cell>
          <table:table-cell office:value-type="float" office:value="9491" calcext:value-type="float">
            <text:p>9491</text:p>
          </table:table-cell>
          <table:table-cell office:value-type="float" office:value="42.445" calcext:value-type="float">
            <text:p>42.445</text:p>
          </table:table-cell>
          <table:table-cell table:number-columns-repeated="10"/>
        </table:table-row>
        <table:table-row table:style-name="ro1">
          <table:table-cell office:value-type="float" office:value="140592" calcext:value-type="float">
            <text:p>140592</text:p>
          </table:table-cell>
          <table:table-cell office:value-type="float" office:value="9491" calcext:value-type="float">
            <text:p>9491</text:p>
          </table:table-cell>
          <table:table-cell office:value-type="float" office:value="42.445" calcext:value-type="float">
            <text:p>42.445</text:p>
          </table:table-cell>
          <table:table-cell table:number-columns-repeated="10"/>
        </table:table-row>
        <table:table-row table:style-name="ro1">
          <table:table-cell office:value-type="float" office:value="140592" calcext:value-type="float">
            <text:p>140592</text:p>
          </table:table-cell>
          <table:table-cell office:value-type="float" office:value="9491" calcext:value-type="float">
            <text:p>9491</text:p>
          </table:table-cell>
          <table:table-cell office:value-type="float" office:value="42.445" calcext:value-type="float">
            <text:p>42.445</text:p>
          </table:table-cell>
          <table:table-cell table:number-columns-repeated="10"/>
        </table:table-row>
        <table:table-row table:style-name="ro1">
          <table:table-cell office:value-type="float" office:value="140592" calcext:value-type="float">
            <text:p>140592</text:p>
          </table:table-cell>
          <table:table-cell office:value-type="float" office:value="9491" calcext:value-type="float">
            <text:p>9491</text:p>
          </table:table-cell>
          <table:table-cell office:value-type="float" office:value="42.445" calcext:value-type="float">
            <text:p>42.445</text:p>
          </table:table-cell>
          <table:table-cell table:number-columns-repeated="10"/>
        </table:table-row>
        <table:table-row table:style-name="ro1">
          <table:table-cell office:value-type="float" office:value="140592" calcext:value-type="float">
            <text:p>140592</text:p>
          </table:table-cell>
          <table:table-cell office:value-type="float" office:value="7864" calcext:value-type="float">
            <text:p>7864</text:p>
          </table:table-cell>
          <table:table-cell office:value-type="float" office:value="34.31" calcext:value-type="float">
            <text:p>34.31</text:p>
          </table:table-cell>
          <table:table-cell table:number-columns-repeated="10"/>
        </table:table-row>
        <table:table-row table:style-name="ro1">
          <table:table-cell office:value-type="float" office:value="142851" calcext:value-type="float">
            <text:p>142851</text:p>
          </table:table-cell>
          <table:table-cell office:value-type="float" office:value="7864" calcext:value-type="float">
            <text:p>7864</text:p>
          </table:table-cell>
          <table:table-cell office:value-type="float" office:value="34.31" calcext:value-type="float">
            <text:p>34.31</text:p>
          </table:table-cell>
          <table:table-cell table:number-columns-repeated="10"/>
        </table:table-row>
        <table:table-row table:style-name="ro1">
          <table:table-cell office:value-type="float" office:value="142851" calcext:value-type="float">
            <text:p>142851</text:p>
          </table:table-cell>
          <table:table-cell office:value-type="float" office:value="7864" calcext:value-type="float">
            <text:p>7864</text:p>
          </table:table-cell>
          <table:table-cell office:value-type="float" office:value="34.31" calcext:value-type="float">
            <text:p>34.31</text:p>
          </table:table-cell>
          <table:table-cell table:number-columns-repeated="10"/>
        </table:table-row>
        <table:table-row table:style-name="ro1">
          <table:table-cell office:value-type="float" office:value="142851" calcext:value-type="float">
            <text:p>142851</text:p>
          </table:table-cell>
          <table:table-cell office:value-type="float" office:value="5266" calcext:value-type="float">
            <text:p>5266</text:p>
          </table:table-cell>
          <table:table-cell office:value-type="float" office:value="21.32" calcext:value-type="float">
            <text:p>21.32</text:p>
          </table:table-cell>
          <table:table-cell table:number-columns-repeated="10"/>
        </table:table-row>
        <table:table-row table:style-name="ro1">
          <table:table-cell office:value-type="float" office:value="145112" calcext:value-type="float">
            <text:p>145112</text:p>
          </table:table-cell>
          <table:table-cell office:value-type="float" office:value="5266" calcext:value-type="float">
            <text:p>5266</text:p>
          </table:table-cell>
          <table:table-cell office:value-type="float" office:value="21.32" calcext:value-type="float">
            <text:p>21.32</text:p>
          </table:table-cell>
          <table:table-cell table:number-columns-repeated="10"/>
        </table:table-row>
        <table:table-row table:style-name="ro1">
          <table:table-cell office:value-type="float" office:value="145112" calcext:value-type="float">
            <text:p>145112</text:p>
          </table:table-cell>
          <table:table-cell office:value-type="float" office:value="5266" calcext:value-type="float">
            <text:p>5266</text:p>
          </table:table-cell>
          <table:table-cell office:value-type="float" office:value="21.32" calcext:value-type="float">
            <text:p>21.32</text:p>
          </table:table-cell>
          <table:table-cell table:number-columns-repeated="10"/>
        </table:table-row>
        <table:table-row table:style-name="ro1">
          <table:table-cell office:value-type="float" office:value="145112" calcext:value-type="float">
            <text:p>145112</text:p>
          </table:table-cell>
          <table:table-cell office:value-type="float" office:value="5266" calcext:value-type="float">
            <text:p>5266</text:p>
          </table:table-cell>
          <table:table-cell office:value-type="float" office:value="21.32" calcext:value-type="float">
            <text:p>21.32</text:p>
          </table:table-cell>
          <table:table-cell table:number-columns-repeated="10"/>
        </table:table-row>
        <table:table-row table:style-name="ro1">
          <table:table-cell office:value-type="float" office:value="145112" calcext:value-type="float">
            <text:p>145112</text:p>
          </table:table-cell>
          <table:table-cell office:value-type="float" office:value="2154" calcext:value-type="float">
            <text:p>2154</text:p>
          </table:table-cell>
          <table:table-cell office:value-type="float" office:value="5.76" calcext:value-type="float">
            <text:p>5.76</text:p>
          </table:table-cell>
          <table:table-cell table:number-columns-repeated="10"/>
        </table:table-row>
        <table:table-row table:style-name="ro1">
          <table:table-cell office:value-type="float" office:value="147370" calcext:value-type="float">
            <text:p>147370</text:p>
          </table:table-cell>
          <table:table-cell office:value-type="float" office:value="2154" calcext:value-type="float">
            <text:p>2154</text:p>
          </table:table-cell>
          <table:table-cell office:value-type="float" office:value="5.76" calcext:value-type="float">
            <text:p>5.76</text:p>
          </table:table-cell>
          <table:table-cell table:number-columns-repeated="10"/>
        </table:table-row>
        <table:table-row table:style-name="ro1">
          <table:table-cell office:value-type="float" office:value="147370" calcext:value-type="float">
            <text:p>147370</text:p>
          </table:table-cell>
          <table:table-cell office:value-type="float" office:value="2154" calcext:value-type="float">
            <text:p>2154</text:p>
          </table:table-cell>
          <table:table-cell office:value-type="float" office:value="5.76" calcext:value-type="float">
            <text:p>5.76</text:p>
          </table:table-cell>
          <table:table-cell table:number-columns-repeated="10"/>
        </table:table-row>
        <table:table-row table:style-name="ro1">
          <table:table-cell office:value-type="float" office:value="147370" calcext:value-type="float">
            <text:p>147370</text:p>
          </table:table-cell>
          <table:table-cell office:value-type="float" office:value="2154" calcext:value-type="float">
            <text:p>2154</text:p>
          </table:table-cell>
          <table:table-cell office:value-type="float" office:value="5.76" calcext:value-type="float">
            <text:p>5.76</text:p>
          </table:table-cell>
          <table:table-cell table:number-columns-repeated="10"/>
        </table:table-row>
        <table:table-row table:style-name="ro1">
          <table:table-cell office:value-type="float" office:value="147370" calcext:value-type="float">
            <text:p>147370</text:p>
          </table:table-cell>
          <table:table-cell office:value-type="float" office:value="-1913" calcext:value-type="float">
            <text:p>-1913</text:p>
          </table:table-cell>
          <table:table-cell office:value-type="float" office:value="-14.575" calcext:value-type="float">
            <text:p>-14.575</text:p>
          </table:table-cell>
          <table:table-cell table:number-columns-repeated="10"/>
        </table:table-row>
        <table:table-row table:style-name="ro1">
          <table:table-cell office:value-type="float" office:value="149619" calcext:value-type="float">
            <text:p>149619</text:p>
          </table:table-cell>
          <table:table-cell office:value-type="float" office:value="-1913" calcext:value-type="float">
            <text:p>-1913</text:p>
          </table:table-cell>
          <table:table-cell office:value-type="float" office:value="-14.575" calcext:value-type="float">
            <text:p>-14.575</text:p>
          </table:table-cell>
          <table:table-cell table:number-columns-repeated="10"/>
        </table:table-row>
        <table:table-row table:style-name="ro1">
          <table:table-cell office:value-type="float" office:value="149619" calcext:value-type="float">
            <text:p>149619</text:p>
          </table:table-cell>
          <table:table-cell office:value-type="float" office:value="-1913" calcext:value-type="float">
            <text:p>-1913</text:p>
          </table:table-cell>
          <table:table-cell office:value-type="float" office:value="-14.575" calcext:value-type="float">
            <text:p>-14.575</text:p>
          </table:table-cell>
          <table:table-cell table:number-columns-repeated="10"/>
        </table:table-row>
        <table:table-row table:style-name="ro1">
          <table:table-cell office:value-type="float" office:value="149619" calcext:value-type="float">
            <text:p>149619</text:p>
          </table:table-cell>
          <table:table-cell office:value-type="float" office:value="-3278" calcext:value-type="float">
            <text:p>-3278</text:p>
          </table:table-cell>
          <table:table-cell office:value-type="float" office:value="-21.4" calcext:value-type="float">
            <text:p>-21.4</text:p>
          </table:table-cell>
          <table:table-cell table:number-columns-repeated="10"/>
        </table:table-row>
        <table:table-row table:style-name="ro1">
          <table:table-cell office:value-type="float" office:value="151887" calcext:value-type="float">
            <text:p>151887</text:p>
          </table:table-cell>
          <table:table-cell office:value-type="float" office:value="-3278" calcext:value-type="float">
            <text:p>-3278</text:p>
          </table:table-cell>
          <table:table-cell office:value-type="float" office:value="-21.4" calcext:value-type="float">
            <text:p>-21.4</text:p>
          </table:table-cell>
          <table:table-cell table:number-columns-repeated="10"/>
        </table:table-row>
        <table:table-row table:style-name="ro1">
          <table:table-cell office:value-type="float" office:value="151887" calcext:value-type="float">
            <text:p>151887</text:p>
          </table:table-cell>
          <table:table-cell office:value-type="float" office:value="-3278" calcext:value-type="float">
            <text:p>-3278</text:p>
          </table:table-cell>
          <table:table-cell office:value-type="float" office:value="-21.4" calcext:value-type="float">
            <text:p>-21.4</text:p>
          </table:table-cell>
          <table:table-cell table:number-columns-repeated="10"/>
        </table:table-row>
        <table:table-row table:style-name="ro1">
          <table:table-cell office:value-type="float" office:value="151887" calcext:value-type="float">
            <text:p>151887</text:p>
          </table:table-cell>
          <table:table-cell office:value-type="float" office:value="-3278" calcext:value-type="float">
            <text:p>-3278</text:p>
          </table:table-cell>
          <table:table-cell office:value-type="float" office:value="-21.4" calcext:value-type="float">
            <text:p>-21.4</text:p>
          </table:table-cell>
          <table:table-cell table:number-columns-repeated="10"/>
        </table:table-row>
        <table:table-row table:style-name="ro1">
          <table:table-cell office:value-type="float" office:value="151887" calcext:value-type="float">
            <text:p>151887</text:p>
          </table:table-cell>
          <table:table-cell office:value-type="float" office:value="-2173" calcext:value-type="float">
            <text:p>-2173</text:p>
          </table:table-cell>
          <table:table-cell office:value-type="float" office:value="-15.875" calcext:value-type="float">
            <text:p>-15.875</text:p>
          </table:table-cell>
          <table:table-cell table:number-columns-repeated="10"/>
        </table:table-row>
        <table:table-row table:style-name="ro1">
          <table:table-cell office:value-type="float" office:value="154136" calcext:value-type="float">
            <text:p>154136</text:p>
          </table:table-cell>
          <table:table-cell office:value-type="float" office:value="-2173" calcext:value-type="float">
            <text:p>-2173</text:p>
          </table:table-cell>
          <table:table-cell office:value-type="float" office:value="-15.875" calcext:value-type="float">
            <text:p>-15.875</text:p>
          </table:table-cell>
          <table:table-cell table:number-columns-repeated="10"/>
        </table:table-row>
        <table:table-row table:style-name="ro1">
          <table:table-cell office:value-type="float" office:value="154136" calcext:value-type="float">
            <text:p>154136</text:p>
          </table:table-cell>
          <table:table-cell office:value-type="float" office:value="-2173" calcext:value-type="float">
            <text:p>-2173</text:p>
          </table:table-cell>
          <table:table-cell office:value-type="float" office:value="-15.875" calcext:value-type="float">
            <text:p>-15.875</text:p>
          </table:table-cell>
          <table:table-cell table:number-columns-repeated="10"/>
        </table:table-row>
        <table:table-row table:style-name="ro1">
          <table:table-cell office:value-type="float" office:value="154136" calcext:value-type="float">
            <text:p>154136</text:p>
          </table:table-cell>
          <table:table-cell office:value-type="float" office:value="355" calcext:value-type="float">
            <text:p>355</text:p>
          </table:table-cell>
          <table:table-cell office:value-type="float" office:value="-3.235" calcext:value-type="float">
            <text:p>-3.235</text:p>
          </table:table-cell>
          <table:table-cell table:number-columns-repeated="10"/>
        </table:table-row>
        <table:table-row table:style-name="ro1">
          <table:table-cell office:value-type="float" office:value="156384" calcext:value-type="float">
            <text:p>156384</text:p>
          </table:table-cell>
          <table:table-cell office:value-type="float" office:value="355" calcext:value-type="float">
            <text:p>355</text:p>
          </table:table-cell>
          <table:table-cell office:value-type="float" office:value="-3.235" calcext:value-type="float">
            <text:p>-3.235</text:p>
          </table:table-cell>
          <table:table-cell table:number-columns-repeated="10"/>
        </table:table-row>
        <table:table-row table:style-name="ro1">
          <table:table-cell office:value-type="float" office:value="156384" calcext:value-type="float">
            <text:p>156384</text:p>
          </table:table-cell>
          <table:table-cell office:value-type="float" office:value="355" calcext:value-type="float">
            <text:p>355</text:p>
          </table:table-cell>
          <table:table-cell office:value-type="float" office:value="-3.235" calcext:value-type="float">
            <text:p>-3.235</text:p>
          </table:table-cell>
          <table:table-cell table:number-columns-repeated="10"/>
        </table:table-row>
        <table:table-row table:style-name="ro1">
          <table:table-cell office:value-type="float" office:value="156384" calcext:value-type="float">
            <text:p>156384</text:p>
          </table:table-cell>
          <table:table-cell office:value-type="float" office:value="355" calcext:value-type="float">
            <text:p>355</text:p>
          </table:table-cell>
          <table:table-cell office:value-type="float" office:value="-3.235" calcext:value-type="float">
            <text:p>-3.235</text:p>
          </table:table-cell>
          <table:table-cell table:number-columns-repeated="10"/>
        </table:table-row>
        <table:table-row table:style-name="ro1">
          <table:table-cell office:value-type="float" office:value="156384" calcext:value-type="float">
            <text:p>156384</text:p>
          </table:table-cell>
          <table:table-cell office:value-type="float" office:value="2522" calcext:value-type="float">
            <text:p>2522</text:p>
          </table:table-cell>
          <table:table-cell office:value-type="float" office:value="7.6" calcext:value-type="float">
            <text:p>7.6</text:p>
          </table:table-cell>
          <table:table-cell table:number-columns-repeated="10"/>
        </table:table-row>
        <table:table-row table:style-name="ro1">
          <table:table-cell office:value-type="float" office:value="158645" calcext:value-type="float">
            <text:p>158645</text:p>
          </table:table-cell>
          <table:table-cell office:value-type="float" office:value="2522" calcext:value-type="float">
            <text:p>2522</text:p>
          </table:table-cell>
          <table:table-cell office:value-type="float" office:value="7.6" calcext:value-type="float">
            <text:p>7.6</text:p>
          </table:table-cell>
          <table:table-cell table:number-columns-repeated="10"/>
        </table:table-row>
        <table:table-row table:style-name="ro1">
          <table:table-cell office:value-type="float" office:value="158645" calcext:value-type="float">
            <text:p>158645</text:p>
          </table:table-cell>
          <table:table-cell office:value-type="float" office:value="2522" calcext:value-type="float">
            <text:p>2522</text:p>
          </table:table-cell>
          <table:table-cell office:value-type="float" office:value="7.6" calcext:value-type="float">
            <text:p>7.6</text:p>
          </table:table-cell>
          <table:table-cell table:number-columns-repeated="10"/>
        </table:table-row>
        <table:table-row table:style-name="ro1">
          <table:table-cell office:value-type="float" office:value="158645" calcext:value-type="float">
            <text:p>158645</text:p>
          </table:table-cell>
          <table:table-cell office:value-type="float" office:value="2331" calcext:value-type="float">
            <text:p>2331</text:p>
          </table:table-cell>
          <table:table-cell office:value-type="float" office:value="6.645" calcext:value-type="float">
            <text:p>6.645</text:p>
          </table:table-cell>
          <table:table-cell table:number-columns-repeated="10"/>
        </table:table-row>
        <table:table-row table:style-name="ro1">
          <table:table-cell office:value-type="float" office:value="160900" calcext:value-type="float">
            <text:p>160900</text:p>
          </table:table-cell>
          <table:table-cell office:value-type="float" office:value="2331" calcext:value-type="float">
            <text:p>2331</text:p>
          </table:table-cell>
          <table:table-cell office:value-type="float" office:value="6.645" calcext:value-type="float">
            <text:p>6.645</text:p>
          </table:table-cell>
          <table:table-cell table:number-columns-repeated="10"/>
        </table:table-row>
        <table:table-row table:style-name="ro1">
          <table:table-cell office:value-type="float" office:value="160900" calcext:value-type="float">
            <text:p>160900</text:p>
          </table:table-cell>
          <table:table-cell office:value-type="float" office:value="2331" calcext:value-type="float">
            <text:p>2331</text:p>
          </table:table-cell>
          <table:table-cell office:value-type="float" office:value="6.645" calcext:value-type="float">
            <text:p>6.645</text:p>
          </table:table-cell>
          <table:table-cell table:number-columns-repeated="10"/>
        </table:table-row>
        <table:table-row table:style-name="ro1">
          <table:table-cell office:value-type="float" office:value="160900" calcext:value-type="float">
            <text:p>160900</text:p>
          </table:table-cell>
          <table:table-cell office:value-type="float" office:value="2331" calcext:value-type="float">
            <text:p>2331</text:p>
          </table:table-cell>
          <table:table-cell office:value-type="float" office:value="6.645" calcext:value-type="float">
            <text:p>6.645</text:p>
          </table:table-cell>
          <table:table-cell table:number-columns-repeated="10"/>
        </table:table-row>
        <table:table-row table:style-name="ro1">
          <table:table-cell office:value-type="float" office:value="160900" calcext:value-type="float">
            <text:p>160900</text:p>
          </table:table-cell>
          <table:table-cell office:value-type="float" office:value="2038" calcext:value-type="float">
            <text:p>2038</text:p>
          </table:table-cell>
          <table:table-cell office:value-type="float" office:value="5.18" calcext:value-type="float">
            <text:p>5.18</text:p>
          </table:table-cell>
          <table:table-cell table:number-columns-repeated="10"/>
        </table:table-row>
        <table:table-row table:style-name="ro1">
          <table:table-cell office:value-type="float" office:value="163158" calcext:value-type="float">
            <text:p>163158</text:p>
          </table:table-cell>
          <table:table-cell office:value-type="float" office:value="2038" calcext:value-type="float">
            <text:p>2038</text:p>
          </table:table-cell>
          <table:table-cell office:value-type="float" office:value="5.18" calcext:value-type="float">
            <text:p>5.18</text:p>
          </table:table-cell>
          <table:table-cell table:number-columns-repeated="10"/>
        </table:table-row>
        <table:table-row table:style-name="ro1">
          <table:table-cell office:value-type="float" office:value="163158" calcext:value-type="float">
            <text:p>163158</text:p>
          </table:table-cell>
          <table:table-cell office:value-type="float" office:value="2038" calcext:value-type="float">
            <text:p>2038</text:p>
          </table:table-cell>
          <table:table-cell office:value-type="float" office:value="5.18" calcext:value-type="float">
            <text:p>5.18</text:p>
          </table:table-cell>
          <table:table-cell table:number-columns-repeated="10"/>
        </table:table-row>
        <table:table-row table:style-name="ro1">
          <table:table-cell office:value-type="float" office:value="163158" calcext:value-type="float">
            <text:p>163158</text:p>
          </table:table-cell>
          <table:table-cell office:value-type="float" office:value="2038" calcext:value-type="float">
            <text:p>2038</text:p>
          </table:table-cell>
          <table:table-cell office:value-type="float" office:value="5.18" calcext:value-type="float">
            <text:p>5.18</text:p>
          </table:table-cell>
          <table:table-cell table:number-columns-repeated="10"/>
        </table:table-row>
        <table:table-row table:style-name="ro1">
          <table:table-cell office:value-type="float" office:value="163158" calcext:value-type="float">
            <text:p>163158</text:p>
          </table:table-cell>
          <table:table-cell office:value-type="float" office:value="2007" calcext:value-type="float">
            <text:p>2007</text:p>
          </table:table-cell>
          <table:table-cell office:value-type="float" office:value="5.025" calcext:value-type="float">
            <text:p>5.025</text:p>
          </table:table-cell>
          <table:table-cell table:number-columns-repeated="10"/>
        </table:table-row>
        <table:table-row table:style-name="ro1">
          <table:table-cell office:value-type="float" office:value="165419" calcext:value-type="float">
            <text:p>165419</text:p>
          </table:table-cell>
          <table:table-cell office:value-type="float" office:value="2007" calcext:value-type="float">
            <text:p>2007</text:p>
          </table:table-cell>
          <table:table-cell office:value-type="float" office:value="5.025" calcext:value-type="float">
            <text:p>5.025</text:p>
          </table:table-cell>
          <table:table-cell table:number-columns-repeated="10"/>
        </table:table-row>
        <table:table-row table:style-name="ro1">
          <table:table-cell office:value-type="float" office:value="165419" calcext:value-type="float">
            <text:p>165419</text:p>
          </table:table-cell>
          <table:table-cell office:value-type="float" office:value="2007" calcext:value-type="float">
            <text:p>2007</text:p>
          </table:table-cell>
          <table:table-cell office:value-type="float" office:value="5.025" calcext:value-type="float">
            <text:p>5.025</text:p>
          </table:table-cell>
          <table:table-cell table:number-columns-repeated="10"/>
        </table:table-row>
        <table:table-row table:style-name="ro1">
          <table:table-cell office:value-type="float" office:value="165419" calcext:value-type="float">
            <text:p>165419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67683" calcext:value-type="float">
            <text:p>167683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67683" calcext:value-type="float">
            <text:p>167683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67683" calcext:value-type="float">
            <text:p>167683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67683" calcext:value-type="float">
            <text:p>167683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69936" calcext:value-type="float">
            <text:p>169936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69936" calcext:value-type="float">
            <text:p>169936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69936" calcext:value-type="float">
            <text:p>169936</text:p>
          </table:table-cell>
          <table:table-cell office:value-type="float" office:value="2008" calcext:value-type="float">
            <text:p>2008</text:p>
          </table:table-cell>
          <table:table-cell office:value-type="float" office:value="5.03" calcext:value-type="float">
            <text:p>5.03</text:p>
          </table:table-cell>
          <table:table-cell table:number-columns-repeated="10"/>
        </table:table-row>
        <table:table-row table:style-name="ro1">
          <table:table-cell office:value-type="float" office:value="172186" calcext:value-type="float">
            <text:p>172186</text:p>
          </table:table-cell>
          <table:table-cell office:value-type="float" office:value="2008" calcext:value-type="float">
            <text:p>2008</text:p>
          </table:table-cell>
          <table:table-cell office:value-type="float" office:value="5.03" calcext:value-type="float">
            <text:p>5.03</text:p>
          </table:table-cell>
          <table:table-cell table:number-columns-repeated="10"/>
        </table:table-row>
        <table:table-row table:style-name="ro1">
          <table:table-cell office:value-type="float" office:value="172186" calcext:value-type="float">
            <text:p>172186</text:p>
          </table:table-cell>
          <table:table-cell office:value-type="float" office:value="2008" calcext:value-type="float">
            <text:p>2008</text:p>
          </table:table-cell>
          <table:table-cell office:value-type="float" office:value="5.03" calcext:value-type="float">
            <text:p>5.03</text:p>
          </table:table-cell>
          <table:table-cell table:number-columns-repeated="10"/>
        </table:table-row>
        <table:table-row table:style-name="ro1">
          <table:table-cell office:value-type="float" office:value="172186" calcext:value-type="float">
            <text:p>172186</text:p>
          </table:table-cell>
          <table:table-cell office:value-type="float" office:value="2008" calcext:value-type="float">
            <text:p>2008</text:p>
          </table:table-cell>
          <table:table-cell office:value-type="float" office:value="5.03" calcext:value-type="float">
            <text:p>5.03</text:p>
          </table:table-cell>
          <table:table-cell table:number-columns-repeated="10"/>
        </table:table-row>
        <table:table-row table:style-name="ro1">
          <table:table-cell office:value-type="float" office:value="172186" calcext:value-type="float">
            <text:p>172186</text:p>
          </table:table-cell>
          <table:table-cell office:value-type="float" office:value="2010" calcext:value-type="float">
            <text:p>2010</text:p>
          </table:table-cell>
          <table:table-cell office:value-type="float" office:value="5.04" calcext:value-type="float">
            <text:p>5.04</text:p>
          </table:table-cell>
          <table:table-cell table:number-columns-repeated="10"/>
        </table:table-row>
        <table:table-row table:style-name="ro1">
          <table:table-cell office:value-type="float" office:value="174450" calcext:value-type="float">
            <text:p>174450</text:p>
          </table:table-cell>
          <table:table-cell office:value-type="float" office:value="2010" calcext:value-type="float">
            <text:p>2010</text:p>
          </table:table-cell>
          <table:table-cell office:value-type="float" office:value="5.04" calcext:value-type="float">
            <text:p>5.04</text:p>
          </table:table-cell>
          <table:table-cell table:number-columns-repeated="10"/>
        </table:table-row>
        <table:table-row table:style-name="ro1">
          <table:table-cell office:value-type="float" office:value="174450" calcext:value-type="float">
            <text:p>174450</text:p>
          </table:table-cell>
          <table:table-cell office:value-type="float" office:value="2010" calcext:value-type="float">
            <text:p>2010</text:p>
          </table:table-cell>
          <table:table-cell office:value-type="float" office:value="5.04" calcext:value-type="float">
            <text:p>5.04</text:p>
          </table:table-cell>
          <table:table-cell table:number-columns-repeated="10"/>
        </table:table-row>
        <table:table-row table:style-name="ro1">
          <table:table-cell office:value-type="float" office:value="174450" calcext:value-type="float">
            <text:p>174450</text:p>
          </table:table-cell>
          <table:table-cell office:value-type="float" office:value="2010" calcext:value-type="float">
            <text:p>2010</text:p>
          </table:table-cell>
          <table:table-cell office:value-type="float" office:value="5.04" calcext:value-type="float">
            <text:p>5.04</text:p>
          </table:table-cell>
          <table:table-cell table:number-columns-repeated="10"/>
        </table:table-row>
        <table:table-row table:style-name="ro1">
          <table:table-cell office:value-type="float" office:value="174450" calcext:value-type="float">
            <text:p>174450</text:p>
          </table:table-cell>
          <table:table-cell office:value-type="float" office:value="2007" calcext:value-type="float">
            <text:p>2007</text:p>
          </table:table-cell>
          <table:table-cell office:value-type="float" office:value="5.025" calcext:value-type="float">
            <text:p>5.025</text:p>
          </table:table-cell>
          <table:table-cell table:number-columns-repeated="10"/>
        </table:table-row>
        <table:table-row table:style-name="ro1">
          <table:table-cell office:value-type="float" office:value="176705" calcext:value-type="float">
            <text:p>176705</text:p>
          </table:table-cell>
          <table:table-cell office:value-type="float" office:value="2007" calcext:value-type="float">
            <text:p>2007</text:p>
          </table:table-cell>
          <table:table-cell office:value-type="float" office:value="5.025" calcext:value-type="float">
            <text:p>5.025</text:p>
          </table:table-cell>
          <table:table-cell table:number-columns-repeated="10"/>
        </table:table-row>
        <table:table-row table:style-name="ro1">
          <table:table-cell office:value-type="float" office:value="176705" calcext:value-type="float">
            <text:p>176705</text:p>
          </table:table-cell>
          <table:table-cell office:value-type="float" office:value="2007" calcext:value-type="float">
            <text:p>2007</text:p>
          </table:table-cell>
          <table:table-cell office:value-type="float" office:value="5.025" calcext:value-type="float">
            <text:p>5.025</text:p>
          </table:table-cell>
          <table:table-cell table:number-columns-repeated="10"/>
        </table:table-row>
        <table:table-row table:style-name="ro1">
          <table:table-cell office:value-type="float" office:value="176705" calcext:value-type="float">
            <text:p>176705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178957" calcext:value-type="float">
            <text:p>178957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178957" calcext:value-type="float">
            <text:p>178957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178957" calcext:value-type="float">
            <text:p>178957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178957" calcext:value-type="float">
            <text:p>178957</text:p>
          </table:table-cell>
          <table:table-cell office:value-type="float" office:value="2007" calcext:value-type="float">
            <text:p>2007</text:p>
          </table:table-cell>
          <table:table-cell office:value-type="float" office:value="5.025" calcext:value-type="float">
            <text:p>5.025</text:p>
          </table:table-cell>
          <table:table-cell table:number-columns-repeated="10"/>
        </table:table-row>
        <table:table-row table:style-name="ro1">
          <table:table-cell office:value-type="float" office:value="181215" calcext:value-type="float">
            <text:p>181215</text:p>
          </table:table-cell>
          <table:table-cell office:value-type="float" office:value="2007" calcext:value-type="float">
            <text:p>2007</text:p>
          </table:table-cell>
          <table:table-cell office:value-type="float" office:value="5.025" calcext:value-type="float">
            <text:p>5.025</text:p>
          </table:table-cell>
          <table:table-cell table:number-columns-repeated="10"/>
        </table:table-row>
        <table:table-row table:style-name="ro1">
          <table:table-cell office:value-type="float" office:value="181215" calcext:value-type="float">
            <text:p>181215</text:p>
          </table:table-cell>
          <table:table-cell office:value-type="float" office:value="2007" calcext:value-type="float">
            <text:p>2007</text:p>
          </table:table-cell>
          <table:table-cell office:value-type="float" office:value="5.025" calcext:value-type="float">
            <text:p>5.025</text:p>
          </table:table-cell>
          <table:table-cell table:number-columns-repeated="10"/>
        </table:table-row>
        <table:table-row table:style-name="ro1">
          <table:table-cell office:value-type="float" office:value="181215" calcext:value-type="float">
            <text:p>181215</text:p>
          </table:table-cell>
          <table:table-cell office:value-type="float" office:value="2007" calcext:value-type="float">
            <text:p>2007</text:p>
          </table:table-cell>
          <table:table-cell office:value-type="float" office:value="5.025" calcext:value-type="float">
            <text:p>5.025</text:p>
          </table:table-cell>
          <table:table-cell table:number-columns-repeated="10"/>
        </table:table-row>
        <table:table-row table:style-name="ro1">
          <table:table-cell office:value-type="float" office:value="183483" calcext:value-type="float">
            <text:p>183483</text:p>
          </table:table-cell>
          <table:table-cell office:value-type="float" office:value="2007" calcext:value-type="float">
            <text:p>2007</text:p>
          </table:table-cell>
          <table:table-cell office:value-type="float" office:value="5.025" calcext:value-type="float">
            <text:p>5.025</text:p>
          </table:table-cell>
          <table:table-cell table:number-columns-repeated="10"/>
        </table:table-row>
        <table:table-row table:style-name="ro1">
          <table:table-cell office:value-type="float" office:value="183483" calcext:value-type="float">
            <text:p>183483</text:p>
          </table:table-cell>
          <table:table-cell office:value-type="float" office:value="2007" calcext:value-type="float">
            <text:p>2007</text:p>
          </table:table-cell>
          <table:table-cell office:value-type="float" office:value="5.025" calcext:value-type="float">
            <text:p>5.025</text:p>
          </table:table-cell>
          <table:table-cell table:number-columns-repeated="10"/>
        </table:table-row>
        <table:table-row table:style-name="ro1">
          <table:table-cell office:value-type="float" office:value="183483" calcext:value-type="float">
            <text:p>183483</text:p>
          </table:table-cell>
          <table:table-cell office:value-type="float" office:value="2007" calcext:value-type="float">
            <text:p>2007</text:p>
          </table:table-cell>
          <table:table-cell office:value-type="float" office:value="5.025" calcext:value-type="float">
            <text:p>5.025</text:p>
          </table:table-cell>
          <table:table-cell table:number-columns-repeated="10"/>
        </table:table-row>
        <table:table-row table:style-name="ro1">
          <table:table-cell office:value-type="float" office:value="183483" calcext:value-type="float">
            <text:p>183483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85757" calcext:value-type="float">
            <text:p>185757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85757" calcext:value-type="float">
            <text:p>185757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85757" calcext:value-type="float">
            <text:p>185757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188022" calcext:value-type="float">
            <text:p>188022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188022" calcext:value-type="float">
            <text:p>188022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188022" calcext:value-type="float">
            <text:p>188022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188022" calcext:value-type="float">
            <text:p>188022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90270" calcext:value-type="float">
            <text:p>190270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90270" calcext:value-type="float">
            <text:p>190270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90270" calcext:value-type="float">
            <text:p>190270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90270" calcext:value-type="float">
            <text:p>190270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192512" calcext:value-type="float">
            <text:p>192512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192512" calcext:value-type="float">
            <text:p>192512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192512" calcext:value-type="float">
            <text:p>192512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94775" calcext:value-type="float">
            <text:p>194775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94775" calcext:value-type="float">
            <text:p>194775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94775" calcext:value-type="float">
            <text:p>194775</text:p>
          </table:table-cell>
          <table:table-cell office:value-type="float" office:value="2006" calcext:value-type="float">
            <text:p>2006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office:value-type="float" office:value="194775" calcext:value-type="float">
            <text:p>194775</text:p>
          </table:table-cell>
          <table:table-cell office:value-type="float" office:value="2004" calcext:value-type="float">
            <text:p>2004</text:p>
          </table:table-cell>
          <table:table-cell office:value-type="float" office:value="5.01" calcext:value-type="float">
            <text:p>5.01</text:p>
          </table:table-cell>
          <table:table-cell table:number-columns-repeated="10"/>
        </table:table-row>
        <table:table-row table:style-name="ro1">
          <table:table-cell office:value-type="float" office:value="197025" calcext:value-type="float">
            <text:p>197025</text:p>
          </table:table-cell>
          <table:table-cell office:value-type="float" office:value="2004" calcext:value-type="float">
            <text:p>2004</text:p>
          </table:table-cell>
          <table:table-cell office:value-type="float" office:value="5.01" calcext:value-type="float">
            <text:p>5.01</text:p>
          </table:table-cell>
          <table:table-cell table:number-columns-repeated="10"/>
        </table:table-row>
        <table:table-row table:style-name="ro1">
          <table:table-cell office:value-type="float" office:value="197025" calcext:value-type="float">
            <text:p>197025</text:p>
          </table:table-cell>
          <table:table-cell office:value-type="float" office:value="2004" calcext:value-type="float">
            <text:p>2004</text:p>
          </table:table-cell>
          <table:table-cell office:value-type="float" office:value="5.01" calcext:value-type="float">
            <text:p>5.01</text:p>
          </table:table-cell>
          <table:table-cell table:number-columns-repeated="10"/>
        </table:table-row>
        <table:table-row table:style-name="ro1">
          <table:table-cell office:value-type="float" office:value="197025" calcext:value-type="float">
            <text:p>197025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199299" calcext:value-type="float">
            <text:p>199299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199299" calcext:value-type="float">
            <text:p>199299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199299" calcext:value-type="float">
            <text:p>199299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199299" calcext:value-type="float">
            <text:p>199299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01567" calcext:value-type="float">
            <text:p>201567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01567" calcext:value-type="float">
            <text:p>201567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01567" calcext:value-type="float">
            <text:p>201567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3825" calcext:value-type="float">
            <text:p>203825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3825" calcext:value-type="float">
            <text:p>203825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3825" calcext:value-type="float">
            <text:p>203825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3825" calcext:value-type="float">
            <text:p>203825</text:p>
          </table:table-cell>
          <table:table-cell office:value-type="float" office:value="2004" calcext:value-type="float">
            <text:p>2004</text:p>
          </table:table-cell>
          <table:table-cell office:value-type="float" office:value="5.01" calcext:value-type="float">
            <text:p>5.01</text:p>
          </table:table-cell>
          <table:table-cell table:number-columns-repeated="10"/>
        </table:table-row>
        <table:table-row table:style-name="ro1">
          <table:table-cell office:value-type="float" office:value="206073" calcext:value-type="float">
            <text:p>206073</text:p>
          </table:table-cell>
          <table:table-cell office:value-type="float" office:value="2004" calcext:value-type="float">
            <text:p>2004</text:p>
          </table:table-cell>
          <table:table-cell office:value-type="float" office:value="5.01" calcext:value-type="float">
            <text:p>5.01</text:p>
          </table:table-cell>
          <table:table-cell table:number-columns-repeated="10"/>
        </table:table-row>
        <table:table-row table:style-name="ro1">
          <table:table-cell office:value-type="float" office:value="206073" calcext:value-type="float">
            <text:p>206073</text:p>
          </table:table-cell>
          <table:table-cell office:value-type="float" office:value="2004" calcext:value-type="float">
            <text:p>2004</text:p>
          </table:table-cell>
          <table:table-cell office:value-type="float" office:value="5.01" calcext:value-type="float">
            <text:p>5.01</text:p>
          </table:table-cell>
          <table:table-cell table:number-columns-repeated="10"/>
        </table:table-row>
        <table:table-row table:style-name="ro1">
          <table:table-cell office:value-type="float" office:value="206073" calcext:value-type="float">
            <text:p>206073</text:p>
          </table:table-cell>
          <table:table-cell office:value-type="float" office:value="2004" calcext:value-type="float">
            <text:p>2004</text:p>
          </table:table-cell>
          <table:table-cell office:value-type="float" office:value="5.01" calcext:value-type="float">
            <text:p>5.01</text:p>
          </table:table-cell>
          <table:table-cell table:number-columns-repeated="10"/>
        </table:table-row>
        <table:table-row table:style-name="ro1">
          <table:table-cell office:value-type="float" office:value="206073" calcext:value-type="float">
            <text:p>206073</text:p>
          </table:table-cell>
          <table:table-cell office:value-type="float" office:value="2004" calcext:value-type="float">
            <text:p>2004</text:p>
          </table:table-cell>
          <table:table-cell office:value-type="float" office:value="5.01" calcext:value-type="float">
            <text:p>5.01</text:p>
          </table:table-cell>
          <table:table-cell table:number-columns-repeated="10"/>
        </table:table-row>
        <table:table-row table:style-name="ro1">
          <table:table-cell office:value-type="float" office:value="208331" calcext:value-type="float">
            <text:p>208331</text:p>
          </table:table-cell>
          <table:table-cell office:value-type="float" office:value="2004" calcext:value-type="float">
            <text:p>2004</text:p>
          </table:table-cell>
          <table:table-cell office:value-type="float" office:value="5.01" calcext:value-type="float">
            <text:p>5.01</text:p>
          </table:table-cell>
          <table:table-cell table:number-columns-repeated="10"/>
        </table:table-row>
        <table:table-row table:style-name="ro1">
          <table:table-cell office:value-type="float" office:value="208331" calcext:value-type="float">
            <text:p>208331</text:p>
          </table:table-cell>
          <table:table-cell office:value-type="float" office:value="2004" calcext:value-type="float">
            <text:p>2004</text:p>
          </table:table-cell>
          <table:table-cell office:value-type="float" office:value="5.01" calcext:value-type="float">
            <text:p>5.01</text:p>
          </table:table-cell>
          <table:table-cell table:number-columns-repeated="10"/>
        </table:table-row>
        <table:table-row table:style-name="ro1">
          <table:table-cell office:value-type="float" office:value="208331" calcext:value-type="float">
            <text:p>208331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0592" calcext:value-type="float">
            <text:p>210592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0592" calcext:value-type="float">
            <text:p>210592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0592" calcext:value-type="float">
            <text:p>210592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0592" calcext:value-type="float">
            <text:p>210592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2854" calcext:value-type="float">
            <text:p>212854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2854" calcext:value-type="float">
            <text:p>212854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2854" calcext:value-type="float">
            <text:p>212854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5117" calcext:value-type="float">
            <text:p>215117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5117" calcext:value-type="float">
            <text:p>215117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5117" calcext:value-type="float">
            <text:p>215117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5117" calcext:value-type="float">
            <text:p>215117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7376" calcext:value-type="float">
            <text:p>217376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7376" calcext:value-type="float">
            <text:p>217376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17376" calcext:value-type="float">
            <text:p>217376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219625" calcext:value-type="float">
            <text:p>219625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219625" calcext:value-type="float">
            <text:p>219625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219625" calcext:value-type="float">
            <text:p>219625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219625" calcext:value-type="float">
            <text:p>219625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21874" calcext:value-type="float">
            <text:p>221874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21874" calcext:value-type="float">
            <text:p>221874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21874" calcext:value-type="float">
            <text:p>221874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21874" calcext:value-type="float">
            <text:p>221874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24134" calcext:value-type="float">
            <text:p>224134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24134" calcext:value-type="float">
            <text:p>224134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24134" calcext:value-type="float">
            <text:p>224134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26393" calcext:value-type="float">
            <text:p>226393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26393" calcext:value-type="float">
            <text:p>226393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26393" calcext:value-type="float">
            <text:p>226393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26393" calcext:value-type="float">
            <text:p>226393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228652" calcext:value-type="float">
            <text:p>228652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228652" calcext:value-type="float">
            <text:p>228652</text:p>
          </table:table-cell>
          <table:table-cell office:value-type="float" office:value="2005" calcext:value-type="float">
            <text:p>2005</text:p>
          </table:table-cell>
          <table:table-cell office:value-type="float" office:value="5.015" calcext:value-type="float">
            <text:p>5.015</text:p>
          </table:table-cell>
          <table:table-cell table:number-columns-repeated="10"/>
        </table:table-row>
        <table:table-row table:style-name="ro1">
          <table:table-cell office:value-type="float" office:value="228652" calcext:value-type="float">
            <text:p>228652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30912" calcext:value-type="float">
            <text:p>230912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30912" calcext:value-type="float">
            <text:p>230912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30912" calcext:value-type="float">
            <text:p>230912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30912" calcext:value-type="float">
            <text:p>230912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33163" calcext:value-type="float">
            <text:p>233163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33163" calcext:value-type="float">
            <text:p>233163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33163" calcext:value-type="float">
            <text:p>233163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33163" calcext:value-type="float">
            <text:p>233163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35424" calcext:value-type="float">
            <text:p>235424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35424" calcext:value-type="float">
            <text:p>235424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35424" calcext:value-type="float">
            <text:p>235424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37674" calcext:value-type="float">
            <text:p>237674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37674" calcext:value-type="float">
            <text:p>237674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37674" calcext:value-type="float">
            <text:p>237674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37674" calcext:value-type="float">
            <text:p>237674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39940" calcext:value-type="float">
            <text:p>239940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39940" calcext:value-type="float">
            <text:p>239940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39940" calcext:value-type="float">
            <text:p>239940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42202" calcext:value-type="float">
            <text:p>242202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42202" calcext:value-type="float">
            <text:p>242202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42202" calcext:value-type="float">
            <text:p>242202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42202" calcext:value-type="float">
            <text:p>242202</text:p>
          </table:table-cell>
          <table:table-cell office:value-type="float" office:value="1999" calcext:value-type="float">
            <text:p>1999</text:p>
          </table:table-cell>
          <table:table-cell office:value-type="float" office:value="4.985" calcext:value-type="float">
            <text:p>4.985</text:p>
          </table:table-cell>
          <table:table-cell table:number-columns-repeated="10"/>
        </table:table-row>
        <table:table-row table:style-name="ro1">
          <table:table-cell office:value-type="float" office:value="244462" calcext:value-type="float">
            <text:p>244462</text:p>
          </table:table-cell>
          <table:table-cell office:value-type="float" office:value="1999" calcext:value-type="float">
            <text:p>1999</text:p>
          </table:table-cell>
          <table:table-cell office:value-type="float" office:value="4.985" calcext:value-type="float">
            <text:p>4.985</text:p>
          </table:table-cell>
          <table:table-cell table:number-columns-repeated="10"/>
        </table:table-row>
        <table:table-row table:style-name="ro1">
          <table:table-cell office:value-type="float" office:value="244462" calcext:value-type="float">
            <text:p>244462</text:p>
          </table:table-cell>
          <table:table-cell office:value-type="float" office:value="1999" calcext:value-type="float">
            <text:p>1999</text:p>
          </table:table-cell>
          <table:table-cell office:value-type="float" office:value="4.985" calcext:value-type="float">
            <text:p>4.985</text:p>
          </table:table-cell>
          <table:table-cell table:number-columns-repeated="10"/>
        </table:table-row>
        <table:table-row table:style-name="ro1">
          <table:table-cell office:value-type="float" office:value="244462" calcext:value-type="float">
            <text:p>244462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6733" calcext:value-type="float">
            <text:p>246733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6733" calcext:value-type="float">
            <text:p>246733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6733" calcext:value-type="float">
            <text:p>246733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6733" calcext:value-type="float">
            <text:p>246733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48988" calcext:value-type="float">
            <text:p>248988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48988" calcext:value-type="float">
            <text:p>248988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48988" calcext:value-type="float">
            <text:p>248988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48988" calcext:value-type="float">
            <text:p>248988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51242" calcext:value-type="float">
            <text:p>251242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51242" calcext:value-type="float">
            <text:p>251242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51242" calcext:value-type="float">
            <text:p>251242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53504" calcext:value-type="float">
            <text:p>253504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53504" calcext:value-type="float">
            <text:p>253504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53504" calcext:value-type="float">
            <text:p>253504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53504" calcext:value-type="float">
            <text:p>253504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55766" calcext:value-type="float">
            <text:p>255766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55766" calcext:value-type="float">
            <text:p>255766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55766" calcext:value-type="float">
            <text:p>255766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58021" calcext:value-type="float">
            <text:p>258021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58021" calcext:value-type="float">
            <text:p>258021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58021" calcext:value-type="float">
            <text:p>258021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58021" calcext:value-type="float">
            <text:p>258021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60284" calcext:value-type="float">
            <text:p>260284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60284" calcext:value-type="float">
            <text:p>260284</text:p>
          </table:table-cell>
          <table:table-cell office:value-type="float" office:value="2003" calcext:value-type="float">
            <text:p>2003</text:p>
          </table:table-cell>
          <table:table-cell office:value-type="float" office:value="5.005" calcext:value-type="float">
            <text:p>5.005</text:p>
          </table:table-cell>
          <table:table-cell table:number-columns-repeated="10"/>
        </table:table-row>
        <table:table-row table:style-name="ro1">
          <table:table-cell office:value-type="float" office:value="260284" calcext:value-type="float">
            <text:p>260284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62530" calcext:value-type="float">
            <text:p>262530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62530" calcext:value-type="float">
            <text:p>262530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62530" calcext:value-type="float">
            <text:p>262530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62530" calcext:value-type="float">
            <text:p>262530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64778" calcext:value-type="float">
            <text:p>264778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64778" calcext:value-type="float">
            <text:p>264778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64778" calcext:value-type="float">
            <text:p>264778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64778" calcext:value-type="float">
            <text:p>264778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67027" calcext:value-type="float">
            <text:p>267027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67027" calcext:value-type="float">
            <text:p>267027</text:p>
          </table:table-cell>
          <table:table-cell office:value-type="float" office:value="2001" calcext:value-type="float">
            <text:p>2001</text:p>
          </table:table-cell>
          <table:table-cell office:value-type="float" office:value="4.995" calcext:value-type="float">
            <text:p>4.995</text:p>
          </table:table-cell>
          <table:table-cell table:number-columns-repeated="10"/>
        </table:table-row>
        <table:table-row table:style-name="ro1">
          <table:table-cell office:value-type="float" office:value="267027" calcext:value-type="float">
            <text:p>267027</text:p>
          </table:table-cell>
          <table:table-cell office:value-type="float" office:value="1998" calcext:value-type="float">
            <text:p>1998</text:p>
          </table:table-cell>
          <table:table-cell office:value-type="float" office:value="4.98" calcext:value-type="float">
            <text:p>4.98</text:p>
          </table:table-cell>
          <table:table-cell table:number-columns-repeated="10"/>
        </table:table-row>
        <table:table-row table:style-name="ro1">
          <table:table-cell office:value-type="float" office:value="269275" calcext:value-type="float">
            <text:p>269275</text:p>
          </table:table-cell>
          <table:table-cell office:value-type="float" office:value="1998" calcext:value-type="float">
            <text:p>1998</text:p>
          </table:table-cell>
          <table:table-cell office:value-type="float" office:value="4.98" calcext:value-type="float">
            <text:p>4.98</text:p>
          </table:table-cell>
          <table:table-cell table:number-columns-repeated="10"/>
        </table:table-row>
        <table:table-row table:style-name="ro1">
          <table:table-cell office:value-type="float" office:value="269275" calcext:value-type="float">
            <text:p>269275</text:p>
          </table:table-cell>
          <table:table-cell office:value-type="float" office:value="1998" calcext:value-type="float">
            <text:p>1998</text:p>
          </table:table-cell>
          <table:table-cell office:value-type="float" office:value="4.98" calcext:value-type="float">
            <text:p>4.98</text:p>
          </table:table-cell>
          <table:table-cell table:number-columns-repeated="10"/>
        </table:table-row>
        <table:table-row table:style-name="ro1">
          <table:table-cell office:value-type="float" office:value="269275" calcext:value-type="float">
            <text:p>269275</text:p>
          </table:table-cell>
          <table:table-cell office:value-type="float" office:value="1998" calcext:value-type="float">
            <text:p>1998</text:p>
          </table:table-cell>
          <table:table-cell office:value-type="float" office:value="4.98" calcext:value-type="float">
            <text:p>4.98</text:p>
          </table:table-cell>
          <table:table-cell table:number-columns-repeated="10"/>
        </table:table-row>
        <table:table-row table:style-name="ro1">
          <table:table-cell office:value-type="float" office:value="269275" calcext:value-type="float">
            <text:p>269275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271528" calcext:value-type="float">
            <text:p>271528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271528" calcext:value-type="float">
            <text:p>271528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271528" calcext:value-type="float">
            <text:p>271528</text:p>
          </table:table-cell>
          <table:table-cell office:value-type="float" office:value="1999" calcext:value-type="float">
            <text:p>1999</text:p>
          </table:table-cell>
          <table:table-cell office:value-type="float" office:value="4.985" calcext:value-type="float">
            <text:p>4.985</text:p>
          </table:table-cell>
          <table:table-cell table:number-columns-repeated="10"/>
        </table:table-row>
        <table:table-row table:style-name="ro1">
          <table:table-cell office:value-type="float" office:value="273791" calcext:value-type="float">
            <text:p>273791</text:p>
          </table:table-cell>
          <table:table-cell office:value-type="float" office:value="1999" calcext:value-type="float">
            <text:p>1999</text:p>
          </table:table-cell>
          <table:table-cell office:value-type="float" office:value="4.985" calcext:value-type="float">
            <text:p>4.985</text:p>
          </table:table-cell>
          <table:table-cell table:number-columns-repeated="10"/>
        </table:table-row>
        <table:table-row table:style-name="ro1">
          <table:table-cell office:value-type="float" office:value="273791" calcext:value-type="float">
            <text:p>273791</text:p>
          </table:table-cell>
          <table:table-cell office:value-type="float" office:value="1999" calcext:value-type="float">
            <text:p>1999</text:p>
          </table:table-cell>
          <table:table-cell office:value-type="float" office:value="4.985" calcext:value-type="float">
            <text:p>4.985</text:p>
          </table:table-cell>
          <table:table-cell table:number-columns-repeated="10"/>
        </table:table-row>
        <table:table-row table:style-name="ro1">
          <table:table-cell office:value-type="float" office:value="273791" calcext:value-type="float">
            <text:p>273791</text:p>
          </table:table-cell>
          <table:table-cell office:value-type="float" office:value="1999" calcext:value-type="float">
            <text:p>1999</text:p>
          </table:table-cell>
          <table:table-cell office:value-type="float" office:value="4.985" calcext:value-type="float">
            <text:p>4.985</text:p>
          </table:table-cell>
          <table:table-cell table:number-columns-repeated="10"/>
        </table:table-row>
        <table:table-row table:style-name="ro1">
          <table:table-cell office:value-type="float" office:value="273791" calcext:value-type="float">
            <text:p>273791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76055" calcext:value-type="float">
            <text:p>276055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76055" calcext:value-type="float">
            <text:p>276055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76055" calcext:value-type="float">
            <text:p>276055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76055" calcext:value-type="float">
            <text:p>276055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78314" calcext:value-type="float">
            <text:p>278314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78314" calcext:value-type="float">
            <text:p>278314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78314" calcext:value-type="float">
            <text:p>278314</text:p>
          </table:table-cell>
          <table:table-cell office:value-type="float" office:value="1994" calcext:value-type="float">
            <text:p>1994</text:p>
          </table:table-cell>
          <table:table-cell office:value-type="float" office:value="4.96" calcext:value-type="float">
            <text:p>4.96</text:p>
          </table:table-cell>
          <table:table-cell table:number-columns-repeated="10"/>
        </table:table-row>
        <table:table-row table:style-name="ro1">
          <table:table-cell office:value-type="float" office:value="280577" calcext:value-type="float">
            <text:p>280577</text:p>
          </table:table-cell>
          <table:table-cell office:value-type="float" office:value="1994" calcext:value-type="float">
            <text:p>1994</text:p>
          </table:table-cell>
          <table:table-cell office:value-type="float" office:value="4.96" calcext:value-type="float">
            <text:p>4.96</text:p>
          </table:table-cell>
          <table:table-cell table:number-columns-repeated="10"/>
        </table:table-row>
        <table:table-row table:style-name="ro1">
          <table:table-cell office:value-type="float" office:value="280577" calcext:value-type="float">
            <text:p>280577</text:p>
          </table:table-cell>
          <table:table-cell office:value-type="float" office:value="1994" calcext:value-type="float">
            <text:p>1994</text:p>
          </table:table-cell>
          <table:table-cell office:value-type="float" office:value="4.96" calcext:value-type="float">
            <text:p>4.96</text:p>
          </table:table-cell>
          <table:table-cell table:number-columns-repeated="10"/>
        </table:table-row>
        <table:table-row table:style-name="ro1">
          <table:table-cell office:value-type="float" office:value="280577" calcext:value-type="float">
            <text:p>280577</text:p>
          </table:table-cell>
          <table:table-cell office:value-type="float" office:value="1994" calcext:value-type="float">
            <text:p>1994</text:p>
          </table:table-cell>
          <table:table-cell office:value-type="float" office:value="4.96" calcext:value-type="float">
            <text:p>4.96</text:p>
          </table:table-cell>
          <table:table-cell table:number-columns-repeated="10"/>
        </table:table-row>
        <table:table-row table:style-name="ro1">
          <table:table-cell office:value-type="float" office:value="280577" calcext:value-type="float">
            <text:p>280577</text:p>
          </table:table-cell>
          <table:table-cell office:value-type="float" office:value="1998" calcext:value-type="float">
            <text:p>1998</text:p>
          </table:table-cell>
          <table:table-cell office:value-type="float" office:value="4.98" calcext:value-type="float">
            <text:p>4.98</text:p>
          </table:table-cell>
          <table:table-cell table:number-columns-repeated="10"/>
        </table:table-row>
        <table:table-row table:style-name="ro1">
          <table:table-cell office:value-type="float" office:value="282842" calcext:value-type="float">
            <text:p>282842</text:p>
          </table:table-cell>
          <table:table-cell office:value-type="float" office:value="1998" calcext:value-type="float">
            <text:p>1998</text:p>
          </table:table-cell>
          <table:table-cell office:value-type="float" office:value="4.98" calcext:value-type="float">
            <text:p>4.98</text:p>
          </table:table-cell>
          <table:table-cell table:number-columns-repeated="10"/>
        </table:table-row>
        <table:table-row table:style-name="ro1">
          <table:table-cell office:value-type="float" office:value="282842" calcext:value-type="float">
            <text:p>282842</text:p>
          </table:table-cell>
          <table:table-cell office:value-type="float" office:value="1998" calcext:value-type="float">
            <text:p>1998</text:p>
          </table:table-cell>
          <table:table-cell office:value-type="float" office:value="4.98" calcext:value-type="float">
            <text:p>4.98</text:p>
          </table:table-cell>
          <table:table-cell table:number-columns-repeated="10"/>
        </table:table-row>
        <table:table-row table:style-name="ro1">
          <table:table-cell office:value-type="float" office:value="282842" calcext:value-type="float">
            <text:p>282842</text:p>
          </table:table-cell>
          <table:table-cell office:value-type="float" office:value="1999" calcext:value-type="float">
            <text:p>1999</text:p>
          </table:table-cell>
          <table:table-cell office:value-type="float" office:value="4.985" calcext:value-type="float">
            <text:p>4.985</text:p>
          </table:table-cell>
          <table:table-cell table:number-columns-repeated="10"/>
        </table:table-row>
        <table:table-row table:style-name="ro1">
          <table:table-cell office:value-type="float" office:value="285108" calcext:value-type="float">
            <text:p>285108</text:p>
          </table:table-cell>
          <table:table-cell office:value-type="float" office:value="1999" calcext:value-type="float">
            <text:p>1999</text:p>
          </table:table-cell>
          <table:table-cell office:value-type="float" office:value="4.985" calcext:value-type="float">
            <text:p>4.985</text:p>
          </table:table-cell>
          <table:table-cell table:number-columns-repeated="10"/>
        </table:table-row>
        <table:table-row table:style-name="ro1">
          <table:table-cell office:value-type="float" office:value="285108" calcext:value-type="float">
            <text:p>285108</text:p>
          </table:table-cell>
          <table:table-cell office:value-type="float" office:value="1999" calcext:value-type="float">
            <text:p>1999</text:p>
          </table:table-cell>
          <table:table-cell office:value-type="float" office:value="4.985" calcext:value-type="float">
            <text:p>4.985</text:p>
          </table:table-cell>
          <table:table-cell table:number-columns-repeated="10"/>
        </table:table-row>
        <table:table-row table:style-name="ro1">
          <table:table-cell office:value-type="float" office:value="285108" calcext:value-type="float">
            <text:p>285108</text:p>
          </table:table-cell>
          <table:table-cell office:value-type="float" office:value="1999" calcext:value-type="float">
            <text:p>1999</text:p>
          </table:table-cell>
          <table:table-cell office:value-type="float" office:value="4.985" calcext:value-type="float">
            <text:p>4.985</text:p>
          </table:table-cell>
          <table:table-cell table:number-columns-repeated="10"/>
        </table:table-row>
        <table:table-row table:style-name="ro1">
          <table:table-cell office:value-type="float" office:value="285108" calcext:value-type="float">
            <text:p>285108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87363" calcext:value-type="float">
            <text:p>287363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87363" calcext:value-type="float">
            <text:p>287363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87363" calcext:value-type="float">
            <text:p>287363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89607" calcext:value-type="float">
            <text:p>289607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89607" calcext:value-type="float">
            <text:p>289607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89607" calcext:value-type="float">
            <text:p>289607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89607" calcext:value-type="float">
            <text:p>289607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91856" calcext:value-type="float">
            <text:p>291856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91856" calcext:value-type="float">
            <text:p>291856</text:p>
          </table:table-cell>
          <table:table-cell office:value-type="float" office:value="2000" calcext:value-type="float">
            <text:p>2000</text:p>
          </table:table-cell>
          <table:table-cell office:value-type="float" office:value="4.99" calcext:value-type="float">
            <text:p>4.99</text:p>
          </table:table-cell>
          <table:table-cell table:number-columns-repeated="10"/>
        </table:table-row>
        <table:table-row table:style-name="ro1">
          <table:table-cell office:value-type="float" office:value="291856" calcext:value-type="float">
            <text:p>291856</text:p>
          </table:table-cell>
          <table:table-cell office:value-type="float" office:value="1998" calcext:value-type="float">
            <text:p>1998</text:p>
          </table:table-cell>
          <table:table-cell office:value-type="float" office:value="4.98" calcext:value-type="float">
            <text:p>4.98</text:p>
          </table:table-cell>
          <table:table-cell table:number-columns-repeated="10"/>
        </table:table-row>
        <table:table-row table:style-name="ro1">
          <table:table-cell office:value-type="float" office:value="291856" calcext:value-type="float">
            <text:p>291856</text:p>
          </table:table-cell>
          <table:table-cell office:value-type="float" office:value="1998" calcext:value-type="float">
            <text:p>1998</text:p>
          </table:table-cell>
          <table:table-cell office:value-type="float" office:value="4.98" calcext:value-type="float">
            <text:p>4.98</text:p>
          </table:table-cell>
          <table:table-cell table:number-columns-repeated="10"/>
        </table:table-row>
        <table:table-row table:style-name="ro1">
          <table:table-cell office:value-type="float" office:value="294110" calcext:value-type="float">
            <text:p>294110</text:p>
          </table:table-cell>
          <table:table-cell office:value-type="float" office:value="1998" calcext:value-type="float">
            <text:p>1998</text:p>
          </table:table-cell>
          <table:table-cell office:value-type="float" office:value="4.98" calcext:value-type="float">
            <text:p>4.98</text:p>
          </table:table-cell>
          <table:table-cell table:number-columns-repeated="10"/>
        </table:table-row>
        <table:table-row table:style-name="ro1">
          <table:table-cell office:value-type="float" office:value="294110" calcext:value-type="float">
            <text:p>294110</text:p>
          </table:table-cell>
          <table:table-cell office:value-type="float" office:value="1998" calcext:value-type="float">
            <text:p>1998</text:p>
          </table:table-cell>
          <table:table-cell office:value-type="float" office:value="4.98" calcext:value-type="float">
            <text:p>4.98</text:p>
          </table:table-cell>
          <table:table-cell table:number-columns-repeated="10"/>
        </table:table-row>
        <table:table-row table:style-name="ro1">
          <table:table-cell office:value-type="float" office:value="294110" calcext:value-type="float">
            <text:p>294110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96372" calcext:value-type="float">
            <text:p>296372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96372" calcext:value-type="float">
            <text:p>296372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96372" calcext:value-type="float">
            <text:p>296372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96372" calcext:value-type="float">
            <text:p>296372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98649" calcext:value-type="float">
            <text:p>298649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98649" calcext:value-type="float">
            <text:p>298649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298649" calcext:value-type="float">
            <text:p>298649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00902" calcext:value-type="float">
            <text:p>300902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00902" calcext:value-type="float">
            <text:p>300902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00902" calcext:value-type="float">
            <text:p>300902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00902" calcext:value-type="float">
            <text:p>300902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03140" calcext:value-type="float">
            <text:p>303140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03140" calcext:value-type="float">
            <text:p>303140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03140" calcext:value-type="float">
            <text:p>303140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05403" calcext:value-type="float">
            <text:p>305403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05403" calcext:value-type="float">
            <text:p>305403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05403" calcext:value-type="float">
            <text:p>305403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05403" calcext:value-type="float">
            <text:p>30540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07668" calcext:value-type="float">
            <text:p>307668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07668" calcext:value-type="float">
            <text:p>307668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07668" calcext:value-type="float">
            <text:p>307668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07668" calcext:value-type="float">
            <text:p>307668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09926" calcext:value-type="float">
            <text:p>309926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09926" calcext:value-type="float">
            <text:p>309926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09926" calcext:value-type="float">
            <text:p>309926</text:p>
          </table:table-cell>
          <table:table-cell office:value-type="float" office:value="1993" calcext:value-type="float">
            <text:p>1993</text:p>
          </table:table-cell>
          <table:table-cell office:value-type="float" office:value="4.955" calcext:value-type="float">
            <text:p>4.955</text:p>
          </table:table-cell>
          <table:table-cell table:number-columns-repeated="10"/>
        </table:table-row>
        <table:table-row table:style-name="ro1">
          <table:table-cell office:value-type="float" office:value="312182" calcext:value-type="float">
            <text:p>312182</text:p>
          </table:table-cell>
          <table:table-cell office:value-type="float" office:value="1993" calcext:value-type="float">
            <text:p>1993</text:p>
          </table:table-cell>
          <table:table-cell office:value-type="float" office:value="4.955" calcext:value-type="float">
            <text:p>4.955</text:p>
          </table:table-cell>
          <table:table-cell table:number-columns-repeated="10"/>
        </table:table-row>
        <table:table-row table:style-name="ro1">
          <table:table-cell office:value-type="float" office:value="312182" calcext:value-type="float">
            <text:p>312182</text:p>
          </table:table-cell>
          <table:table-cell office:value-type="float" office:value="1993" calcext:value-type="float">
            <text:p>1993</text:p>
          </table:table-cell>
          <table:table-cell office:value-type="float" office:value="4.955" calcext:value-type="float">
            <text:p>4.955</text:p>
          </table:table-cell>
          <table:table-cell table:number-columns-repeated="10"/>
        </table:table-row>
        <table:table-row table:style-name="ro1">
          <table:table-cell office:value-type="float" office:value="312182" calcext:value-type="float">
            <text:p>312182</text:p>
          </table:table-cell>
          <table:table-cell office:value-type="float" office:value="1993" calcext:value-type="float">
            <text:p>1993</text:p>
          </table:table-cell>
          <table:table-cell office:value-type="float" office:value="4.955" calcext:value-type="float">
            <text:p>4.955</text:p>
          </table:table-cell>
          <table:table-cell table:number-columns-repeated="10"/>
        </table:table-row>
        <table:table-row table:style-name="ro1">
          <table:table-cell office:value-type="float" office:value="312182" calcext:value-type="float">
            <text:p>312182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14436" calcext:value-type="float">
            <text:p>314436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14436" calcext:value-type="float">
            <text:p>314436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14436" calcext:value-type="float">
            <text:p>314436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16683" calcext:value-type="float">
            <text:p>31668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16683" calcext:value-type="float">
            <text:p>31668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16683" calcext:value-type="float">
            <text:p>31668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16683" calcext:value-type="float">
            <text:p>31668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18949" calcext:value-type="float">
            <text:p>318949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18949" calcext:value-type="float">
            <text:p>318949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18949" calcext:value-type="float">
            <text:p>318949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21209" calcext:value-type="float">
            <text:p>321209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21209" calcext:value-type="float">
            <text:p>321209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21209" calcext:value-type="float">
            <text:p>321209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21209" calcext:value-type="float">
            <text:p>321209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23457" calcext:value-type="float">
            <text:p>323457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23457" calcext:value-type="float">
            <text:p>323457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23457" calcext:value-type="float">
            <text:p>323457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23457" calcext:value-type="float">
            <text:p>323457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25713" calcext:value-type="float">
            <text:p>32571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25713" calcext:value-type="float">
            <text:p>32571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25713" calcext:value-type="float">
            <text:p>325713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27968" calcext:value-type="float">
            <text:p>327968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27968" calcext:value-type="float">
            <text:p>327968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27968" calcext:value-type="float">
            <text:p>327968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27968" calcext:value-type="float">
            <text:p>327968</text:p>
          </table:table-cell>
          <table:table-cell office:value-type="float" office:value="1994" calcext:value-type="float">
            <text:p>1994</text:p>
          </table:table-cell>
          <table:table-cell office:value-type="float" office:value="4.96" calcext:value-type="float">
            <text:p>4.96</text:p>
          </table:table-cell>
          <table:table-cell table:number-columns-repeated="10"/>
        </table:table-row>
        <table:table-row table:style-name="ro1">
          <table:table-cell office:value-type="float" office:value="330218" calcext:value-type="float">
            <text:p>330218</text:p>
          </table:table-cell>
          <table:table-cell office:value-type="float" office:value="1994" calcext:value-type="float">
            <text:p>1994</text:p>
          </table:table-cell>
          <table:table-cell office:value-type="float" office:value="4.96" calcext:value-type="float">
            <text:p>4.96</text:p>
          </table:table-cell>
          <table:table-cell table:number-columns-repeated="10"/>
        </table:table-row>
        <table:table-row table:style-name="ro1">
          <table:table-cell office:value-type="float" office:value="330218" calcext:value-type="float">
            <text:p>330218</text:p>
          </table:table-cell>
          <table:table-cell office:value-type="float" office:value="1994" calcext:value-type="float">
            <text:p>1994</text:p>
          </table:table-cell>
          <table:table-cell office:value-type="float" office:value="4.96" calcext:value-type="float">
            <text:p>4.96</text:p>
          </table:table-cell>
          <table:table-cell table:number-columns-repeated="10"/>
        </table:table-row>
        <table:table-row table:style-name="ro1">
          <table:table-cell office:value-type="float" office:value="330218" calcext:value-type="float">
            <text:p>330218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32485" calcext:value-type="float">
            <text:p>332485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32485" calcext:value-type="float">
            <text:p>332485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32485" calcext:value-type="float">
            <text:p>332485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32485" calcext:value-type="float">
            <text:p>332485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34748" calcext:value-type="float">
            <text:p>334748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34748" calcext:value-type="float">
            <text:p>334748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34748" calcext:value-type="float">
            <text:p>334748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37001" calcext:value-type="float">
            <text:p>337001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37001" calcext:value-type="float">
            <text:p>337001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37001" calcext:value-type="float">
            <text:p>337001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37001" calcext:value-type="float">
            <text:p>337001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39233" calcext:value-type="float">
            <text:p>33923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39233" calcext:value-type="float">
            <text:p>33923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39233" calcext:value-type="float">
            <text:p>33923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39233" calcext:value-type="float">
            <text:p>33923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41476" calcext:value-type="float">
            <text:p>341476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41476" calcext:value-type="float">
            <text:p>341476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41476" calcext:value-type="float">
            <text:p>341476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43743" calcext:value-type="float">
            <text:p>34374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43743" calcext:value-type="float">
            <text:p>34374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43743" calcext:value-type="float">
            <text:p>343743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43743" calcext:value-type="float">
            <text:p>343743</text:p>
          </table:table-cell>
          <table:table-cell office:value-type="float" office:value="1994" calcext:value-type="float">
            <text:p>1994</text:p>
          </table:table-cell>
          <table:table-cell office:value-type="float" office:value="4.96" calcext:value-type="float">
            <text:p>4.96</text:p>
          </table:table-cell>
          <table:table-cell table:number-columns-repeated="10"/>
        </table:table-row>
        <table:table-row table:style-name="ro1">
          <table:table-cell office:value-type="float" office:value="346008" calcext:value-type="float">
            <text:p>346008</text:p>
          </table:table-cell>
          <table:table-cell office:value-type="float" office:value="1994" calcext:value-type="float">
            <text:p>1994</text:p>
          </table:table-cell>
          <table:table-cell office:value-type="float" office:value="4.96" calcext:value-type="float">
            <text:p>4.96</text:p>
          </table:table-cell>
          <table:table-cell table:number-columns-repeated="10"/>
        </table:table-row>
        <table:table-row table:style-name="ro1">
          <table:table-cell office:value-type="float" office:value="346008" calcext:value-type="float">
            <text:p>346008</text:p>
          </table:table-cell>
          <table:table-cell office:value-type="float" office:value="1994" calcext:value-type="float">
            <text:p>1994</text:p>
          </table:table-cell>
          <table:table-cell office:value-type="float" office:value="4.96" calcext:value-type="float">
            <text:p>4.96</text:p>
          </table:table-cell>
          <table:table-cell table:number-columns-repeated="10"/>
        </table:table-row>
        <table:table-row table:style-name="ro1">
          <table:table-cell office:value-type="float" office:value="346008" calcext:value-type="float">
            <text:p>346008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48268" calcext:value-type="float">
            <text:p>348268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48268" calcext:value-type="float">
            <text:p>348268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48268" calcext:value-type="float">
            <text:p>348268</text:p>
          </table:table-cell>
          <table:table-cell office:value-type="float" office:value="1996" calcext:value-type="float">
            <text:p>1996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 office:value-type="float" office:value="348268" calcext:value-type="float">
            <text:p>348268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50528" calcext:value-type="float">
            <text:p>350528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50528" calcext:value-type="float">
            <text:p>350528</text:p>
          </table:table-cell>
          <table:table-cell office:value-type="float" office:value="1997" calcext:value-type="float">
            <text:p>1997</text:p>
          </table:table-cell>
          <table:table-cell office:value-type="float" office:value="4.975" calcext:value-type="float">
            <text:p>4.975</text:p>
          </table:table-cell>
          <table:table-cell table:number-columns-repeated="10"/>
        </table:table-row>
        <table:table-row table:style-name="ro1">
          <table:table-cell office:value-type="float" office:value="350528" calcext:value-type="float">
            <text:p>350528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50528" calcext:value-type="float">
            <text:p>350528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52796" calcext:value-type="float">
            <text:p>352796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52796" calcext:value-type="float">
            <text:p>352796</text:p>
          </table:table-cell>
          <table:table-cell office:value-type="float" office:value="1995" calcext:value-type="float">
            <text:p>1995</text:p>
          </table:table-cell>
          <table:table-cell office:value-type="float" office:value="4.965" calcext:value-type="float">
            <text:p>4.965</text:p>
          </table:table-cell>
          <table:table-cell table:number-columns-repeated="10"/>
        </table:table-row>
        <table:table-row table:style-name="ro1">
          <table:table-cell office:value-type="float" office:value="352796" calcext:value-type="float">
            <text:p>352796</text:p>
          </table:table-cell>
          <table:table-cell office:value-type="float" office:value="1992" calcext:value-type="float">
            <text:p>1992</text:p>
          </table:table-cell>
          <table:table-cell office:value-type="float" office:value="4.95" calcext:value-type="float">
            <text:p>4.95</text:p>
          </table:table-cell>
          <table:table-cell table:number-columns-repeated="10"/>
        </table:table-row>
        <table:table-row table:style-name="ro1">
          <table:table-cell office:value-type="float" office:value="355062" calcext:value-type="float">
            <text:p>355062</text:p>
          </table:table-cell>
          <table:table-cell office:value-type="float" office:value="1992" calcext:value-type="float">
            <text:p>1992</text:p>
          </table:table-cell>
          <table:table-cell office:value-type="float" office:value="4.95" calcext:value-type="float">
            <text:p>4.95</text:p>
          </table:table-cell>
          <table:table-cell table:number-columns-repeated="10"/>
        </table:table-row>
        <table:table-row table:style-name="ro1">
          <table:table-cell office:value-type="float" office:value="355062" calcext:value-type="float">
            <text:p>355062</text:p>
          </table:table-cell>
          <table:table-cell office:value-type="float" office:value="1992" calcext:value-type="float">
            <text:p>1992</text:p>
          </table:table-cell>
          <table:table-cell office:value-type="float" office:value="4.95" calcext:value-type="float">
            <text:p>4.95</text:p>
          </table:table-cell>
          <table:table-cell table:number-columns-repeated="10"/>
        </table:table-row>
        <table:table-row table:style-name="ro1">
          <table:table-cell office:value-type="float" office:value="355062" calcext:value-type="float">
            <text:p>355062</text:p>
          </table:table-cell>
          <table:table-cell office:value-type="float" office:value="1992" calcext:value-type="float">
            <text:p>1992</text:p>
          </table:table-cell>
          <table:table-cell office:value-type="float" office:value="4.95" calcext:value-type="float">
            <text:p>4.95</text:p>
          </table:table-cell>
          <table:table-cell table:number-columns-repeated="10"/>
        </table:table-row>
        <table:table-row table:style-name="ro1">
          <table:table-cell office:value-type="float" office:value="355062" calcext:value-type="float">
            <text:p>355062</text:p>
          </table:table-cell>
          <table:table-cell office:value-type="float" office:value="2021" calcext:value-type="float">
            <text:p>2021</text:p>
          </table:table-cell>
          <table:table-cell office:value-type="float" office:value="5.095" calcext:value-type="float">
            <text:p>5.095</text:p>
          </table:table-cell>
          <table:table-cell table:number-columns-repeated="10"/>
        </table:table-row>
        <table:table-row table:style-name="ro1">
          <table:table-cell office:value-type="float" office:value="357313" calcext:value-type="float">
            <text:p>357313</text:p>
          </table:table-cell>
          <table:table-cell office:value-type="float" office:value="2021" calcext:value-type="float">
            <text:p>2021</text:p>
          </table:table-cell>
          <table:table-cell office:value-type="float" office:value="5.095" calcext:value-type="float">
            <text:p>5.095</text:p>
          </table:table-cell>
          <table:table-cell table:number-columns-repeated="10"/>
        </table:table-row>
        <table:table-row table:style-name="ro1">
          <table:table-cell office:value-type="float" office:value="357313" calcext:value-type="float">
            <text:p>357313</text:p>
          </table:table-cell>
          <table:table-cell office:value-type="float" office:value="2021" calcext:value-type="float">
            <text:p>2021</text:p>
          </table:table-cell>
          <table:table-cell office:value-type="float" office:value="5.095" calcext:value-type="float">
            <text:p>5.095</text:p>
          </table:table-cell>
          <table:table-cell table:number-columns-repeated="10"/>
        </table:table-row>
        <table:table-row table:style-name="ro1">
          <table:table-cell office:value-type="float" office:value="357313" calcext:value-type="float">
            <text:p>357313</text:p>
          </table:table-cell>
          <table:table-cell office:value-type="float" office:value="2589" calcext:value-type="float">
            <text:p>2589</text:p>
          </table:table-cell>
          <table:table-cell office:value-type="float" office:value="7.935" calcext:value-type="float">
            <text:p>7.935</text:p>
          </table:table-cell>
          <table:table-cell table:number-columns-repeated="10"/>
        </table:table-row>
        <table:table-row table:style-name="ro1">
          <table:table-cell office:value-type="float" office:value="359564" calcext:value-type="float">
            <text:p>359564</text:p>
          </table:table-cell>
          <table:table-cell office:value-type="float" office:value="2589" calcext:value-type="float">
            <text:p>2589</text:p>
          </table:table-cell>
          <table:table-cell office:value-type="float" office:value="7.935" calcext:value-type="float">
            <text:p>7.935</text:p>
          </table:table-cell>
          <table:table-cell table:number-columns-repeated="10"/>
        </table:table-row>
        <table:table-row table:style-name="ro1">
          <table:table-cell office:value-type="float" office:value="359564" calcext:value-type="float">
            <text:p>359564</text:p>
          </table:table-cell>
          <table:table-cell office:value-type="float" office:value="2589" calcext:value-type="float">
            <text:p>2589</text:p>
          </table:table-cell>
          <table:table-cell office:value-type="float" office:value="7.935" calcext:value-type="float">
            <text:p>7.935</text:p>
          </table:table-cell>
          <table:table-cell table:number-columns-repeated="10"/>
        </table:table-row>
        <table:table-row table:style-name="ro1">
          <table:table-cell office:value-type="float" office:value="359564" calcext:value-type="float">
            <text:p>359564</text:p>
          </table:table-cell>
          <table:table-cell office:value-type="float" office:value="2589" calcext:value-type="float">
            <text:p>2589</text:p>
          </table:table-cell>
          <table:table-cell office:value-type="float" office:value="7.935" calcext:value-type="float">
            <text:p>7.935</text:p>
          </table:table-cell>
          <table:table-cell table:number-columns-repeated="10"/>
        </table:table-row>
        <table:table-row table:style-name="ro1">
          <table:table-cell office:value-type="float" office:value="359564" calcext:value-type="float">
            <text:p>359564</text:p>
          </table:table-cell>
          <table:table-cell office:value-type="float" office:value="3338" calcext:value-type="float">
            <text:p>3338</text:p>
          </table:table-cell>
          <table:table-cell office:value-type="float" office:value="11.68" calcext:value-type="float">
            <text:p>11.68</text:p>
          </table:table-cell>
          <table:table-cell table:number-columns-repeated="10"/>
        </table:table-row>
        <table:table-row table:style-name="ro1">
          <table:table-cell office:value-type="float" office:value="361828" calcext:value-type="float">
            <text:p>361828</text:p>
          </table:table-cell>
          <table:table-cell office:value-type="float" office:value="3338" calcext:value-type="float">
            <text:p>3338</text:p>
          </table:table-cell>
          <table:table-cell office:value-type="float" office:value="11.68" calcext:value-type="float">
            <text:p>11.68</text:p>
          </table:table-cell>
          <table:table-cell table:number-columns-repeated="10"/>
        </table:table-row>
        <table:table-row table:style-name="ro1">
          <table:table-cell office:value-type="float" office:value="361828" calcext:value-type="float">
            <text:p>361828</text:p>
          </table:table-cell>
          <table:table-cell office:value-type="float" office:value="3338" calcext:value-type="float">
            <text:p>3338</text:p>
          </table:table-cell>
          <table:table-cell office:value-type="float" office:value="11.68" calcext:value-type="float">
            <text:p>11.68</text:p>
          </table:table-cell>
          <table:table-cell table:number-columns-repeated="10"/>
        </table:table-row>
        <table:table-row table:style-name="ro1">
          <table:table-cell office:value-type="float" office:value="361828" calcext:value-type="float">
            <text:p>361828</text:p>
          </table:table-cell>
          <table:table-cell office:value-type="float" office:value="4000" calcext:value-type="float">
            <text:p>4000</text:p>
          </table:table-cell>
          <table:table-cell office:value-type="float" office:value="14.99" calcext:value-type="float">
            <text:p>14.99</text:p>
          </table:table-cell>
          <table:table-cell table:number-columns-repeated="10"/>
        </table:table-row>
        <table:table-row table:style-name="ro1">
          <table:table-cell office:value-type="float" office:value="364087" calcext:value-type="float">
            <text:p>364087</text:p>
          </table:table-cell>
          <table:table-cell office:value-type="float" office:value="4000" calcext:value-type="float">
            <text:p>4000</text:p>
          </table:table-cell>
          <table:table-cell office:value-type="float" office:value="14.99" calcext:value-type="float">
            <text:p>14.99</text:p>
          </table:table-cell>
          <table:table-cell table:number-columns-repeated="10"/>
        </table:table-row>
        <table:table-row table:style-name="ro1">
          <table:table-cell office:value-type="float" office:value="364087" calcext:value-type="float">
            <text:p>364087</text:p>
          </table:table-cell>
          <table:table-cell office:value-type="float" office:value="4000" calcext:value-type="float">
            <text:p>4000</text:p>
          </table:table-cell>
          <table:table-cell office:value-type="float" office:value="14.99" calcext:value-type="float">
            <text:p>14.99</text:p>
          </table:table-cell>
          <table:table-cell table:number-columns-repeated="10"/>
        </table:table-row>
        <table:table-row table:style-name="ro1">
          <table:table-cell office:value-type="float" office:value="364087" calcext:value-type="float">
            <text:p>364087</text:p>
          </table:table-cell>
          <table:table-cell office:value-type="float" office:value="4000" calcext:value-type="float">
            <text:p>4000</text:p>
          </table:table-cell>
          <table:table-cell office:value-type="float" office:value="14.99" calcext:value-type="float">
            <text:p>14.99</text:p>
          </table:table-cell>
          <table:table-cell table:number-columns-repeated="10"/>
        </table:table-row>
        <table:table-row table:style-name="ro1">
          <table:table-cell office:value-type="float" office:value="364087" calcext:value-type="float">
            <text:p>364087</text:p>
          </table:table-cell>
          <table:table-cell office:value-type="float" office:value="4357" calcext:value-type="float">
            <text:p>4357</text:p>
          </table:table-cell>
          <table:table-cell office:value-type="float" office:value="16.775" calcext:value-type="float">
            <text:p>16.775</text:p>
          </table:table-cell>
          <table:table-cell table:number-columns-repeated="10"/>
        </table:table-row>
        <table:table-row table:style-name="ro1">
          <table:table-cell office:value-type="float" office:value="366357" calcext:value-type="float">
            <text:p>366357</text:p>
          </table:table-cell>
          <table:table-cell office:value-type="float" office:value="4357" calcext:value-type="float">
            <text:p>4357</text:p>
          </table:table-cell>
          <table:table-cell office:value-type="float" office:value="16.775" calcext:value-type="float">
            <text:p>16.775</text:p>
          </table:table-cell>
          <table:table-cell table:number-columns-repeated="10"/>
        </table:table-row>
        <table:table-row table:style-name="ro1">
          <table:table-cell office:value-type="float" office:value="366357" calcext:value-type="float">
            <text:p>366357</text:p>
          </table:table-cell>
          <table:table-cell office:value-type="float" office:value="4357" calcext:value-type="float">
            <text:p>4357</text:p>
          </table:table-cell>
          <table:table-cell office:value-type="float" office:value="16.775" calcext:value-type="float">
            <text:p>16.775</text:p>
          </table:table-cell>
          <table:table-cell table:number-columns-repeated="10"/>
        </table:table-row>
        <table:table-row table:style-name="ro1">
          <table:table-cell office:value-type="float" office:value="366357" calcext:value-type="float">
            <text:p>366357</text:p>
          </table:table-cell>
          <table:table-cell office:value-type="float" office:value="4357" calcext:value-type="float">
            <text:p>4357</text:p>
          </table:table-cell>
          <table:table-cell office:value-type="float" office:value="16.775" calcext:value-type="float">
            <text:p>16.775</text:p>
          </table:table-cell>
          <table:table-cell table:number-columns-repeated="10"/>
        </table:table-row>
        <table:table-row table:style-name="ro1">
          <table:table-cell office:value-type="float" office:value="366357" calcext:value-type="float">
            <text:p>366357</text:p>
          </table:table-cell>
          <table:table-cell office:value-type="float" office:value="4781" calcext:value-type="float">
            <text:p>4781</text:p>
          </table:table-cell>
          <table:table-cell office:value-type="float" office:value="18.895" calcext:value-type="float">
            <text:p>18.895</text:p>
          </table:table-cell>
          <table:table-cell table:number-columns-repeated="10"/>
        </table:table-row>
        <table:table-row table:style-name="ro1">
          <table:table-cell office:value-type="float" office:value="368614" calcext:value-type="float">
            <text:p>368614</text:p>
          </table:table-cell>
          <table:table-cell office:value-type="float" office:value="4781" calcext:value-type="float">
            <text:p>4781</text:p>
          </table:table-cell>
          <table:table-cell office:value-type="float" office:value="18.895" calcext:value-type="float">
            <text:p>18.895</text:p>
          </table:table-cell>
          <table:table-cell table:number-columns-repeated="10"/>
        </table:table-row>
        <table:table-row table:style-name="ro1">
          <table:table-cell office:value-type="float" office:value="368614" calcext:value-type="float">
            <text:p>368614</text:p>
          </table:table-cell>
          <table:table-cell office:value-type="float" office:value="4781" calcext:value-type="float">
            <text:p>4781</text:p>
          </table:table-cell>
          <table:table-cell office:value-type="float" office:value="18.895" calcext:value-type="float">
            <text:p>18.895</text:p>
          </table:table-cell>
          <table:table-cell table:number-columns-repeated="10"/>
        </table:table-row>
        <table:table-row table:style-name="ro1">
          <table:table-cell office:value-type="float" office:value="368614" calcext:value-type="float">
            <text:p>368614</text:p>
          </table:table-cell>
          <table:table-cell office:value-type="float" office:value="5196" calcext:value-type="float">
            <text:p>5196</text:p>
          </table:table-cell>
          <table:table-cell office:value-type="float" office:value="20.97" calcext:value-type="float">
            <text:p>20.97</text:p>
          </table:table-cell>
          <table:table-cell table:number-columns-repeated="10"/>
        </table:table-row>
        <table:table-row table:style-name="ro1">
          <table:table-cell office:value-type="float" office:value="370883" calcext:value-type="float">
            <text:p>370883</text:p>
          </table:table-cell>
          <table:table-cell office:value-type="float" office:value="5196" calcext:value-type="float">
            <text:p>5196</text:p>
          </table:table-cell>
          <table:table-cell office:value-type="float" office:value="20.97" calcext:value-type="float">
            <text:p>20.97</text:p>
          </table:table-cell>
          <table:table-cell table:number-columns-repeated="10"/>
        </table:table-row>
        <table:table-row table:style-name="ro1">
          <table:table-cell office:value-type="float" office:value="370883" calcext:value-type="float">
            <text:p>370883</text:p>
          </table:table-cell>
          <table:table-cell office:value-type="float" office:value="5196" calcext:value-type="float">
            <text:p>5196</text:p>
          </table:table-cell>
          <table:table-cell office:value-type="float" office:value="20.97" calcext:value-type="float">
            <text:p>20.97</text:p>
          </table:table-cell>
          <table:table-cell table:number-columns-repeated="10"/>
        </table:table-row>
        <table:table-row table:style-name="ro1">
          <table:table-cell office:value-type="float" office:value="370883" calcext:value-type="float">
            <text:p>370883</text:p>
          </table:table-cell>
          <table:table-cell office:value-type="float" office:value="5196" calcext:value-type="float">
            <text:p>5196</text:p>
          </table:table-cell>
          <table:table-cell office:value-type="float" office:value="20.97" calcext:value-type="float">
            <text:p>20.97</text:p>
          </table:table-cell>
          <table:table-cell table:number-columns-repeated="10"/>
        </table:table-row>
        <table:table-row table:style-name="ro1">
          <table:table-cell office:value-type="float" office:value="370883" calcext:value-type="float">
            <text:p>370883</text:p>
          </table:table-cell>
          <table:table-cell office:value-type="float" office:value="5713" calcext:value-type="float">
            <text:p>5713</text:p>
          </table:table-cell>
          <table:table-cell office:value-type="float" office:value="23.555" calcext:value-type="float">
            <text:p>23.555</text:p>
          </table:table-cell>
          <table:table-cell table:number-columns-repeated="10"/>
        </table:table-row>
        <table:table-row table:style-name="ro1">
          <table:table-cell office:value-type="float" office:value="373152" calcext:value-type="float">
            <text:p>373152</text:p>
          </table:table-cell>
          <table:table-cell office:value-type="float" office:value="5713" calcext:value-type="float">
            <text:p>5713</text:p>
          </table:table-cell>
          <table:table-cell office:value-type="float" office:value="23.555" calcext:value-type="float">
            <text:p>23.555</text:p>
          </table:table-cell>
          <table:table-cell table:number-columns-repeated="10"/>
        </table:table-row>
        <table:table-row table:style-name="ro1">
          <table:table-cell office:value-type="float" office:value="373152" calcext:value-type="float">
            <text:p>373152</text:p>
          </table:table-cell>
          <table:table-cell office:value-type="float" office:value="5713" calcext:value-type="float">
            <text:p>5713</text:p>
          </table:table-cell>
          <table:table-cell office:value-type="float" office:value="23.555" calcext:value-type="float">
            <text:p>23.555</text:p>
          </table:table-cell>
          <table:table-cell table:number-columns-repeated="10"/>
        </table:table-row>
        <table:table-row table:style-name="ro1">
          <table:table-cell office:value-type="float" office:value="373152" calcext:value-type="float">
            <text:p>373152</text:p>
          </table:table-cell>
          <table:table-cell office:value-type="float" office:value="6120" calcext:value-type="float">
            <text:p>6120</text:p>
          </table:table-cell>
          <table:table-cell office:value-type="float" office:value="25.59" calcext:value-type="float">
            <text:p>25.59</text:p>
          </table:table-cell>
          <table:table-cell table:number-columns-repeated="10"/>
        </table:table-row>
        <table:table-row table:style-name="ro1">
          <table:table-cell office:value-type="float" office:value="375409" calcext:value-type="float">
            <text:p>375409</text:p>
          </table:table-cell>
          <table:table-cell office:value-type="float" office:value="6120" calcext:value-type="float">
            <text:p>6120</text:p>
          </table:table-cell>
          <table:table-cell office:value-type="float" office:value="25.59" calcext:value-type="float">
            <text:p>25.59</text:p>
          </table:table-cell>
          <table:table-cell table:number-columns-repeated="10"/>
        </table:table-row>
        <table:table-row table:style-name="ro1">
          <table:table-cell office:value-type="float" office:value="375409" calcext:value-type="float">
            <text:p>375409</text:p>
          </table:table-cell>
          <table:table-cell office:value-type="float" office:value="6120" calcext:value-type="float">
            <text:p>6120</text:p>
          </table:table-cell>
          <table:table-cell office:value-type="float" office:value="25.59" calcext:value-type="float">
            <text:p>25.59</text:p>
          </table:table-cell>
          <table:table-cell table:number-columns-repeated="10"/>
        </table:table-row>
        <table:table-row table:style-name="ro1">
          <table:table-cell office:value-type="float" office:value="375409" calcext:value-type="float">
            <text:p>375409</text:p>
          </table:table-cell>
          <table:table-cell office:value-type="float" office:value="6120" calcext:value-type="float">
            <text:p>6120</text:p>
          </table:table-cell>
          <table:table-cell office:value-type="float" office:value="25.59" calcext:value-type="float">
            <text:p>25.59</text:p>
          </table:table-cell>
          <table:table-cell table:number-columns-repeated="10"/>
        </table:table-row>
        <table:table-row table:style-name="ro1">
          <table:table-cell office:value-type="float" office:value="375409" calcext:value-type="float">
            <text:p>375409</text:p>
          </table:table-cell>
          <table:table-cell office:value-type="float" office:value="6585" calcext:value-type="float">
            <text:p>6585</text:p>
          </table:table-cell>
          <table:table-cell office:value-type="float" office:value="27.915" calcext:value-type="float">
            <text:p>27.915</text:p>
          </table:table-cell>
          <table:table-cell table:number-columns-repeated="10"/>
        </table:table-row>
        <table:table-row table:style-name="ro1">
          <table:table-cell office:value-type="float" office:value="377676" calcext:value-type="float">
            <text:p>377676</text:p>
          </table:table-cell>
          <table:table-cell office:value-type="float" office:value="6585" calcext:value-type="float">
            <text:p>6585</text:p>
          </table:table-cell>
          <table:table-cell office:value-type="float" office:value="27.915" calcext:value-type="float">
            <text:p>27.915</text:p>
          </table:table-cell>
          <table:table-cell table:number-columns-repeated="10"/>
        </table:table-row>
        <table:table-row table:style-name="ro1">
          <table:table-cell office:value-type="float" office:value="377676" calcext:value-type="float">
            <text:p>377676</text:p>
          </table:table-cell>
          <table:table-cell office:value-type="float" office:value="6585" calcext:value-type="float">
            <text:p>6585</text:p>
          </table:table-cell>
          <table:table-cell office:value-type="float" office:value="27.915" calcext:value-type="float">
            <text:p>27.915</text:p>
          </table:table-cell>
          <table:table-cell table:number-columns-repeated="10"/>
        </table:table-row>
        <table:table-row table:style-name="ro1">
          <table:table-cell office:value-type="float" office:value="377676" calcext:value-type="float">
            <text:p>377676</text:p>
          </table:table-cell>
          <table:table-cell office:value-type="float" office:value="7231" calcext:value-type="float">
            <text:p>7231</text:p>
          </table:table-cell>
          <table:table-cell office:value-type="float" office:value="31.145" calcext:value-type="float">
            <text:p>31.145</text:p>
          </table:table-cell>
          <table:table-cell table:number-columns-repeated="10"/>
        </table:table-row>
        <table:table-row table:style-name="ro1">
          <table:table-cell office:value-type="float" office:value="377676" calcext:value-type="float">
            <text:p>377676</text:p>
          </table:table-cell>
          <table:table-cell office:value-type="float" office:value="7231" calcext:value-type="float">
            <text:p>7231</text:p>
          </table:table-cell>
          <table:table-cell office:value-type="float" office:value="31.145" calcext:value-type="float">
            <text:p>31.145</text:p>
          </table:table-cell>
          <table:table-cell table:number-columns-repeated="10"/>
        </table:table-row>
        <table:table-row table:style-name="ro1">
          <table:table-cell office:value-type="float" office:value="379942" calcext:value-type="float">
            <text:p>379942</text:p>
          </table:table-cell>
          <table:table-cell office:value-type="float" office:value="7231" calcext:value-type="float">
            <text:p>7231</text:p>
          </table:table-cell>
          <table:table-cell office:value-type="float" office:value="31.145" calcext:value-type="float">
            <text:p>31.145</text:p>
          </table:table-cell>
          <table:table-cell table:number-columns-repeated="10"/>
        </table:table-row>
        <table:table-row table:style-name="ro1">
          <table:table-cell office:value-type="float" office:value="379942" calcext:value-type="float">
            <text:p>379942</text:p>
          </table:table-cell>
          <table:table-cell office:value-type="float" office:value="7231" calcext:value-type="float">
            <text:p>7231</text:p>
          </table:table-cell>
          <table:table-cell office:value-type="float" office:value="31.145" calcext:value-type="float">
            <text:p>31.145</text:p>
          </table:table-cell>
          <table:table-cell table:number-columns-repeated="10"/>
        </table:table-row>
        <table:table-row table:style-name="ro1">
          <table:table-cell office:value-type="float" office:value="379942" calcext:value-type="float">
            <text:p>379942</text:p>
          </table:table-cell>
          <table:table-cell office:value-type="float" office:value="7857" calcext:value-type="float">
            <text:p>7857</text:p>
          </table:table-cell>
          <table:table-cell office:value-type="float" office:value="34.275" calcext:value-type="float">
            <text:p>34.275</text:p>
          </table:table-cell>
          <table:table-cell table:number-columns-repeated="10"/>
        </table:table-row>
        <table:table-row table:style-name="ro1">
          <table:table-cell office:value-type="float" office:value="382199" calcext:value-type="float">
            <text:p>382199</text:p>
          </table:table-cell>
          <table:table-cell office:value-type="float" office:value="7857" calcext:value-type="float">
            <text:p>7857</text:p>
          </table:table-cell>
          <table:table-cell office:value-type="float" office:value="34.275" calcext:value-type="float">
            <text:p>34.275</text:p>
          </table:table-cell>
          <table:table-cell table:number-columns-repeated="10"/>
        </table:table-row>
        <table:table-row table:style-name="ro1">
          <table:table-cell office:value-type="float" office:value="382199" calcext:value-type="float">
            <text:p>382199</text:p>
          </table:table-cell>
          <table:table-cell office:value-type="float" office:value="7857" calcext:value-type="float">
            <text:p>7857</text:p>
          </table:table-cell>
          <table:table-cell office:value-type="float" office:value="34.275" calcext:value-type="float">
            <text:p>34.275</text:p>
          </table:table-cell>
          <table:table-cell table:number-columns-repeated="10"/>
        </table:table-row>
        <table:table-row table:style-name="ro1">
          <table:table-cell office:value-type="float" office:value="382199" calcext:value-type="float">
            <text:p>382199</text:p>
          </table:table-cell>
          <table:table-cell office:value-type="float" office:value="7857" calcext:value-type="float">
            <text:p>7857</text:p>
          </table:table-cell>
          <table:table-cell office:value-type="float" office:value="34.275" calcext:value-type="float">
            <text:p>34.275</text:p>
          </table:table-cell>
          <table:table-cell table:number-columns-repeated="10"/>
        </table:table-row>
        <table:table-row table:style-name="ro1">
          <table:table-cell office:value-type="float" office:value="382199" calcext:value-type="float">
            <text:p>382199</text:p>
          </table:table-cell>
          <table:table-cell office:value-type="float" office:value="8199" calcext:value-type="float">
            <text:p>8199</text:p>
          </table:table-cell>
          <table:table-cell office:value-type="float" office:value="35.985" calcext:value-type="float">
            <text:p>35.985</text:p>
          </table:table-cell>
          <table:table-cell table:number-columns-repeated="10"/>
        </table:table-row>
        <table:table-row table:style-name="ro1">
          <table:table-cell office:value-type="float" office:value="384460" calcext:value-type="float">
            <text:p>384460</text:p>
          </table:table-cell>
          <table:table-cell office:value-type="float" office:value="8199" calcext:value-type="float">
            <text:p>8199</text:p>
          </table:table-cell>
          <table:table-cell office:value-type="float" office:value="35.985" calcext:value-type="float">
            <text:p>35.985</text:p>
          </table:table-cell>
          <table:table-cell table:number-columns-repeated="10"/>
        </table:table-row>
        <table:table-row table:style-name="ro1">
          <table:table-cell office:value-type="float" office:value="384460" calcext:value-type="float">
            <text:p>384460</text:p>
          </table:table-cell>
          <table:table-cell office:value-type="float" office:value="8199" calcext:value-type="float">
            <text:p>8199</text:p>
          </table:table-cell>
          <table:table-cell office:value-type="float" office:value="35.985" calcext:value-type="float">
            <text:p>35.985</text:p>
          </table:table-cell>
          <table:table-cell table:number-columns-repeated="10"/>
        </table:table-row>
        <table:table-row table:style-name="ro1">
          <table:table-cell office:value-type="float" office:value="384460" calcext:value-type="float">
            <text:p>384460</text:p>
          </table:table-cell>
          <table:table-cell office:value-type="float" office:value="8855" calcext:value-type="float">
            <text:p>8855</text:p>
          </table:table-cell>
          <table:table-cell office:value-type="float" office:value="39.265" calcext:value-type="float">
            <text:p>39.265</text:p>
          </table:table-cell>
          <table:table-cell table:number-columns-repeated="10"/>
        </table:table-row>
        <table:table-row table:style-name="ro1">
          <table:table-cell office:value-type="float" office:value="386710" calcext:value-type="float">
            <text:p>386710</text:p>
          </table:table-cell>
          <table:table-cell office:value-type="float" office:value="8855" calcext:value-type="float">
            <text:p>8855</text:p>
          </table:table-cell>
          <table:table-cell office:value-type="float" office:value="39.265" calcext:value-type="float">
            <text:p>39.265</text:p>
          </table:table-cell>
          <table:table-cell table:number-columns-repeated="10"/>
        </table:table-row>
        <table:table-row table:style-name="ro1">
          <table:table-cell office:value-type="float" office:value="386710" calcext:value-type="float">
            <text:p>386710</text:p>
          </table:table-cell>
          <table:table-cell office:value-type="float" office:value="8855" calcext:value-type="float">
            <text:p>8855</text:p>
          </table:table-cell>
          <table:table-cell office:value-type="float" office:value="39.265" calcext:value-type="float">
            <text:p>39.265</text:p>
          </table:table-cell>
          <table:table-cell table:number-columns-repeated="10"/>
        </table:table-row>
        <table:table-row table:style-name="ro1">
          <table:table-cell office:value-type="float" office:value="386710" calcext:value-type="float">
            <text:p>386710</text:p>
          </table:table-cell>
          <table:table-cell office:value-type="float" office:value="8855" calcext:value-type="float">
            <text:p>8855</text:p>
          </table:table-cell>
          <table:table-cell office:value-type="float" office:value="39.265" calcext:value-type="float">
            <text:p>39.265</text:p>
          </table:table-cell>
          <table:table-cell table:number-columns-repeated="10"/>
        </table:table-row>
        <table:table-row table:style-name="ro1">
          <table:table-cell office:value-type="float" office:value="386710" calcext:value-type="float">
            <text:p>386710</text:p>
          </table:table-cell>
          <table:table-cell office:value-type="float" office:value="9309" calcext:value-type="float">
            <text:p>9309</text:p>
          </table:table-cell>
          <table:table-cell office:value-type="float" office:value="41.535" calcext:value-type="float">
            <text:p>41.535</text:p>
          </table:table-cell>
          <table:table-cell table:number-columns-repeated="10"/>
        </table:table-row>
        <table:table-row table:style-name="ro1">
          <table:table-cell office:value-type="float" office:value="388963" calcext:value-type="float">
            <text:p>388963</text:p>
          </table:table-cell>
          <table:table-cell office:value-type="float" office:value="9309" calcext:value-type="float">
            <text:p>9309</text:p>
          </table:table-cell>
          <table:table-cell office:value-type="float" office:value="41.535" calcext:value-type="float">
            <text:p>41.535</text:p>
          </table:table-cell>
          <table:table-cell table:number-columns-repeated="10"/>
        </table:table-row>
        <table:table-row table:style-name="ro1">
          <table:table-cell office:value-type="float" office:value="388963" calcext:value-type="float">
            <text:p>388963</text:p>
          </table:table-cell>
          <table:table-cell office:value-type="float" office:value="9309" calcext:value-type="float">
            <text:p>9309</text:p>
          </table:table-cell>
          <table:table-cell office:value-type="float" office:value="41.535" calcext:value-type="float">
            <text:p>41.535</text:p>
          </table:table-cell>
          <table:table-cell table:number-columns-repeated="10"/>
        </table:table-row>
        <table:table-row table:style-name="ro1">
          <table:table-cell office:value-type="float" office:value="388963" calcext:value-type="float">
            <text:p>388963</text:p>
          </table:table-cell>
          <table:table-cell office:value-type="float" office:value="9586" calcext:value-type="float">
            <text:p>9586</text:p>
          </table:table-cell>
          <table:table-cell office:value-type="float" office:value="42.92" calcext:value-type="float">
            <text:p>42.92</text:p>
          </table:table-cell>
          <table:table-cell table:number-columns-repeated="10"/>
        </table:table-row>
        <table:table-row table:style-name="ro1">
          <table:table-cell office:value-type="float" office:value="391227" calcext:value-type="float">
            <text:p>391227</text:p>
          </table:table-cell>
          <table:table-cell office:value-type="float" office:value="9586" calcext:value-type="float">
            <text:p>9586</text:p>
          </table:table-cell>
          <table:table-cell office:value-type="float" office:value="42.92" calcext:value-type="float">
            <text:p>42.92</text:p>
          </table:table-cell>
          <table:table-cell table:number-columns-repeated="10"/>
        </table:table-row>
        <table:table-row table:style-name="ro1">
          <table:table-cell office:value-type="float" office:value="391227" calcext:value-type="float">
            <text:p>391227</text:p>
          </table:table-cell>
          <table:table-cell office:value-type="float" office:value="9586" calcext:value-type="float">
            <text:p>9586</text:p>
          </table:table-cell>
          <table:table-cell office:value-type="float" office:value="42.92" calcext:value-type="float">
            <text:p>42.92</text:p>
          </table:table-cell>
          <table:table-cell table:number-columns-repeated="10"/>
        </table:table-row>
        <table:table-row table:style-name="ro1">
          <table:table-cell office:value-type="float" office:value="391227" calcext:value-type="float">
            <text:p>391227</text:p>
          </table:table-cell>
          <table:table-cell office:value-type="float" office:value="9586" calcext:value-type="float">
            <text:p>9586</text:p>
          </table:table-cell>
          <table:table-cell office:value-type="float" office:value="42.92" calcext:value-type="float">
            <text:p>42.92</text:p>
          </table:table-cell>
          <table:table-cell table:number-columns-repeated="10"/>
        </table:table-row>
        <table:table-row table:style-name="ro1">
          <table:table-cell office:value-type="float" office:value="391227" calcext:value-type="float">
            <text:p>391227</text:p>
          </table:table-cell>
          <table:table-cell office:value-type="float" office:value="10087" calcext:value-type="float">
            <text:p>10087</text:p>
          </table:table-cell>
          <table:table-cell office:value-type="float" office:value="45.425" calcext:value-type="float">
            <text:p>45.425</text:p>
          </table:table-cell>
          <table:table-cell table:number-columns-repeated="10"/>
        </table:table-row>
        <table:table-row table:style-name="ro1">
          <table:table-cell office:value-type="float" office:value="393485" calcext:value-type="float">
            <text:p>393485</text:p>
          </table:table-cell>
          <table:table-cell office:value-type="float" office:value="10087" calcext:value-type="float">
            <text:p>10087</text:p>
          </table:table-cell>
          <table:table-cell office:value-type="float" office:value="45.425" calcext:value-type="float">
            <text:p>45.425</text:p>
          </table:table-cell>
          <table:table-cell table:number-columns-repeated="10"/>
        </table:table-row>
        <table:table-row table:style-name="ro1">
          <table:table-cell office:value-type="float" office:value="393485" calcext:value-type="float">
            <text:p>393485</text:p>
          </table:table-cell>
          <table:table-cell office:value-type="float" office:value="10087" calcext:value-type="float">
            <text:p>10087</text:p>
          </table:table-cell>
          <table:table-cell office:value-type="float" office:value="45.425" calcext:value-type="float">
            <text:p>45.425</text:p>
          </table:table-cell>
          <table:table-cell table:number-columns-repeated="10"/>
        </table:table-row>
        <table:table-row table:style-name="ro1">
          <table:table-cell office:value-type="float" office:value="393485" calcext:value-type="float">
            <text:p>393485</text:p>
          </table:table-cell>
          <table:table-cell office:value-type="float" office:value="10438" calcext:value-type="float">
            <text:p>10438</text:p>
          </table:table-cell>
          <table:table-cell office:value-type="float" office:value="47.18" calcext:value-type="float">
            <text:p>47.18</text:p>
          </table:table-cell>
          <table:table-cell table:number-columns-repeated="10"/>
        </table:table-row>
        <table:table-row table:style-name="ro1">
          <table:table-cell office:value-type="float" office:value="393485" calcext:value-type="float">
            <text:p>393485</text:p>
          </table:table-cell>
          <table:table-cell office:value-type="float" office:value="10438" calcext:value-type="float">
            <text:p>10438</text:p>
          </table:table-cell>
          <table:table-cell office:value-type="float" office:value="47.18" calcext:value-type="float">
            <text:p>47.18</text:p>
          </table:table-cell>
          <table:table-cell table:number-columns-repeated="10"/>
        </table:table-row>
        <table:table-row table:style-name="ro1">
          <table:table-cell office:value-type="float" office:value="395738" calcext:value-type="float">
            <text:p>395738</text:p>
          </table:table-cell>
          <table:table-cell office:value-type="float" office:value="10438" calcext:value-type="float">
            <text:p>10438</text:p>
          </table:table-cell>
          <table:table-cell office:value-type="float" office:value="47.18" calcext:value-type="float">
            <text:p>47.18</text:p>
          </table:table-cell>
          <table:table-cell table:number-columns-repeated="10"/>
        </table:table-row>
        <table:table-row table:style-name="ro1">
          <table:table-cell office:value-type="float" office:value="395738" calcext:value-type="float">
            <text:p>395738</text:p>
          </table:table-cell>
          <table:table-cell office:value-type="float" office:value="10438" calcext:value-type="float">
            <text:p>10438</text:p>
          </table:table-cell>
          <table:table-cell office:value-type="float" office:value="47.18" calcext:value-type="float">
            <text:p>47.18</text:p>
          </table:table-cell>
          <table:table-cell table:number-columns-repeated="10"/>
        </table:table-row>
        <table:table-row table:style-name="ro1">
          <table:table-cell office:value-type="float" office:value="395738" calcext:value-type="float">
            <text:p>395738</text:p>
          </table:table-cell>
          <table:table-cell office:value-type="float" office:value="10662" calcext:value-type="float">
            <text:p>10662</text:p>
          </table:table-cell>
          <table:table-cell office:value-type="float" office:value="48.3" calcext:value-type="float">
            <text:p>48.3</text:p>
          </table:table-cell>
          <table:table-cell table:number-columns-repeated="10"/>
        </table:table-row>
        <table:table-row table:style-name="ro1">
          <table:table-cell office:value-type="float" office:value="397997" calcext:value-type="float">
            <text:p>397997</text:p>
          </table:table-cell>
          <table:table-cell office:value-type="float" office:value="10662" calcext:value-type="float">
            <text:p>10662</text:p>
          </table:table-cell>
          <table:table-cell office:value-type="float" office:value="48.3" calcext:value-type="float">
            <text:p>48.3</text:p>
          </table:table-cell>
          <table:table-cell table:number-columns-repeated="10"/>
        </table:table-row>
        <table:table-row table:style-name="ro1">
          <table:table-cell office:value-type="float" office:value="397997" calcext:value-type="float">
            <text:p>397997</text:p>
          </table:table-cell>
          <table:table-cell office:value-type="float" office:value="10662" calcext:value-type="float">
            <text:p>10662</text:p>
          </table:table-cell>
          <table:table-cell office:value-type="float" office:value="48.3" calcext:value-type="float">
            <text:p>48.3</text:p>
          </table:table-cell>
          <table:table-cell table:number-columns-repeated="10"/>
        </table:table-row>
        <table:table-row table:style-name="ro1">
          <table:table-cell office:value-type="float" office:value="397997" calcext:value-type="float">
            <text:p>397997</text:p>
          </table:table-cell>
          <table:table-cell office:value-type="float" office:value="10662" calcext:value-type="float">
            <text:p>10662</text:p>
          </table:table-cell>
          <table:table-cell office:value-type="float" office:value="48.3" calcext:value-type="float">
            <text:p>48.3</text:p>
          </table:table-cell>
          <table:table-cell table:number-columns-repeated="10"/>
        </table:table-row>
        <table:table-row table:style-name="ro1">
          <table:table-cell office:value-type="float" office:value="397997" calcext:value-type="float">
            <text:p>397997</text:p>
          </table:table-cell>
          <table:table-cell office:value-type="float" office:value="10648" calcext:value-type="float">
            <text:p>10648</text:p>
          </table:table-cell>
          <table:table-cell office:value-type="float" office:value="48.23" calcext:value-type="float">
            <text:p>48.23</text:p>
          </table:table-cell>
          <table:table-cell table:number-columns-repeated="10"/>
        </table:table-row>
        <table:table-row table:style-name="ro1">
          <table:table-cell office:value-type="float" office:value="400257" calcext:value-type="float">
            <text:p>400257</text:p>
          </table:table-cell>
          <table:table-cell office:value-type="float" office:value="10648" calcext:value-type="float">
            <text:p>10648</text:p>
          </table:table-cell>
          <table:table-cell office:value-type="float" office:value="48.23" calcext:value-type="float">
            <text:p>48.23</text:p>
          </table:table-cell>
          <table:table-cell table:number-columns-repeated="10"/>
        </table:table-row>
        <table:table-row table:style-name="ro1">
          <table:table-cell office:value-type="float" office:value="400257" calcext:value-type="float">
            <text:p>400257</text:p>
          </table:table-cell>
          <table:table-cell office:value-type="float" office:value="10648" calcext:value-type="float">
            <text:p>10648</text:p>
          </table:table-cell>
          <table:table-cell office:value-type="float" office:value="48.23" calcext:value-type="float">
            <text:p>48.23</text:p>
          </table:table-cell>
          <table:table-cell table:number-columns-repeated="10"/>
        </table:table-row>
        <table:table-row table:style-name="ro1">
          <table:table-cell office:value-type="float" office:value="400257" calcext:value-type="float">
            <text:p>400257</text:p>
          </table:table-cell>
          <table:table-cell office:value-type="float" office:value="9121" calcext:value-type="float">
            <text:p>9121</text:p>
          </table:table-cell>
          <table:table-cell office:value-type="float" office:value="40.595" calcext:value-type="float">
            <text:p>40.595</text:p>
          </table:table-cell>
          <table:table-cell table:number-columns-repeated="10"/>
        </table:table-row>
        <table:table-row table:style-name="ro1">
          <table:table-cell office:value-type="float" office:value="402511" calcext:value-type="float">
            <text:p>402511</text:p>
          </table:table-cell>
          <table:table-cell office:value-type="float" office:value="9121" calcext:value-type="float">
            <text:p>9121</text:p>
          </table:table-cell>
          <table:table-cell office:value-type="float" office:value="40.595" calcext:value-type="float">
            <text:p>40.595</text:p>
          </table:table-cell>
          <table:table-cell table:number-columns-repeated="10"/>
        </table:table-row>
        <table:table-row table:style-name="ro1">
          <table:table-cell office:value-type="float" office:value="402511" calcext:value-type="float">
            <text:p>402511</text:p>
          </table:table-cell>
          <table:table-cell office:value-type="float" office:value="9121" calcext:value-type="float">
            <text:p>9121</text:p>
          </table:table-cell>
          <table:table-cell office:value-type="float" office:value="40.595" calcext:value-type="float">
            <text:p>40.595</text:p>
          </table:table-cell>
          <table:table-cell table:number-columns-repeated="10"/>
        </table:table-row>
        <table:table-row table:style-name="ro1">
          <table:table-cell office:value-type="float" office:value="402511" calcext:value-type="float">
            <text:p>402511</text:p>
          </table:table-cell>
          <table:table-cell office:value-type="float" office:value="9121" calcext:value-type="float">
            <text:p>9121</text:p>
          </table:table-cell>
          <table:table-cell office:value-type="float" office:value="40.595" calcext:value-type="float">
            <text:p>40.595</text:p>
          </table:table-cell>
          <table:table-cell table:number-columns-repeated="10"/>
        </table:table-row>
        <table:table-row table:style-name="ro1">
          <table:table-cell office:value-type="float" office:value="402511" calcext:value-type="float">
            <text:p>402511</text:p>
          </table:table-cell>
          <table:table-cell office:value-type="float" office:value="3626" calcext:value-type="float">
            <text:p>3626</text:p>
          </table:table-cell>
          <table:table-cell office:value-type="float" office:value="13.12" calcext:value-type="float">
            <text:p>13.12</text:p>
          </table:table-cell>
          <table:table-cell table:number-columns-repeated="10"/>
        </table:table-row>
        <table:table-row table:style-name="ro1">
          <table:table-cell office:value-type="float" office:value="404751" calcext:value-type="float">
            <text:p>404751</text:p>
          </table:table-cell>
          <table:table-cell office:value-type="float" office:value="3626" calcext:value-type="float">
            <text:p>3626</text:p>
          </table:table-cell>
          <table:table-cell office:value-type="float" office:value="13.12" calcext:value-type="float">
            <text:p>13.12</text:p>
          </table:table-cell>
          <table:table-cell table:number-columns-repeated="10"/>
        </table:table-row>
        <table:table-row table:style-name="ro1">
          <table:table-cell office:value-type="float" office:value="404751" calcext:value-type="float">
            <text:p>404751</text:p>
          </table:table-cell>
          <table:table-cell office:value-type="float" office:value="3626" calcext:value-type="float">
            <text:p>3626</text:p>
          </table:table-cell>
          <table:table-cell office:value-type="float" office:value="13.12" calcext:value-type="float">
            <text:p>13.12</text:p>
          </table:table-cell>
          <table:table-cell table:number-columns-repeated="10"/>
        </table:table-row>
        <table:table-row table:style-name="ro1">
          <table:table-cell office:value-type="float" office:value="404751" calcext:value-type="float">
            <text:p>404751</text:p>
          </table:table-cell>
          <table:table-cell office:value-type="float" office:value="-3925" calcext:value-type="float">
            <text:p>-3925</text:p>
          </table:table-cell>
          <table:table-cell office:value-type="float" office:value="-24.635" calcext:value-type="float">
            <text:p>-24.635</text:p>
          </table:table-cell>
          <table:table-cell table:number-columns-repeated="10"/>
        </table:table-row>
        <table:table-row table:style-name="ro1">
          <table:table-cell office:value-type="float" office:value="407010" calcext:value-type="float">
            <text:p>407010</text:p>
          </table:table-cell>
          <table:table-cell office:value-type="float" office:value="-3925" calcext:value-type="float">
            <text:p>-3925</text:p>
          </table:table-cell>
          <table:table-cell office:value-type="float" office:value="-24.635" calcext:value-type="float">
            <text:p>-24.635</text:p>
          </table:table-cell>
          <table:table-cell table:number-columns-repeated="10"/>
        </table:table-row>
        <table:table-row table:style-name="ro1">
          <table:table-cell office:value-type="float" office:value="407010" calcext:value-type="float">
            <text:p>407010</text:p>
          </table:table-cell>
          <table:table-cell office:value-type="float" office:value="-3925" calcext:value-type="float">
            <text:p>-3925</text:p>
          </table:table-cell>
          <table:table-cell office:value-type="float" office:value="-24.635" calcext:value-type="float">
            <text:p>-24.635</text:p>
          </table:table-cell>
          <table:table-cell table:number-columns-repeated="10"/>
        </table:table-row>
        <table:table-row table:style-name="ro1">
          <table:table-cell office:value-type="float" office:value="407010" calcext:value-type="float">
            <text:p>407010</text:p>
          </table:table-cell>
          <table:table-cell office:value-type="float" office:value="-3925" calcext:value-type="float">
            <text:p>-3925</text:p>
          </table:table-cell>
          <table:table-cell office:value-type="float" office:value="-24.635" calcext:value-type="float">
            <text:p>-24.635</text:p>
          </table:table-cell>
          <table:table-cell table:number-columns-repeated="10"/>
        </table:table-row>
        <table:table-row table:style-name="ro1">
          <table:table-cell office:value-type="float" office:value="407010" calcext:value-type="float">
            <text:p>407010</text:p>
          </table:table-cell>
          <table:table-cell office:value-type="float" office:value="-8219" calcext:value-type="float">
            <text:p>-8219</text:p>
          </table:table-cell>
          <table:table-cell office:value-type="float" office:value="-46.105" calcext:value-type="float">
            <text:p>-46.105</text:p>
          </table:table-cell>
          <table:table-cell table:number-columns-repeated="10"/>
        </table:table-row>
        <table:table-row table:style-name="ro1">
          <table:table-cell office:value-type="float" office:value="409260" calcext:value-type="float">
            <text:p>409260</text:p>
          </table:table-cell>
          <table:table-cell office:value-type="float" office:value="-8219" calcext:value-type="float">
            <text:p>-8219</text:p>
          </table:table-cell>
          <table:table-cell office:value-type="float" office:value="-46.105" calcext:value-type="float">
            <text:p>-46.105</text:p>
          </table:table-cell>
          <table:table-cell table:number-columns-repeated="10"/>
        </table:table-row>
        <table:table-row table:style-name="ro1">
          <table:table-cell office:value-type="float" office:value="409260" calcext:value-type="float">
            <text:p>409260</text:p>
          </table:table-cell>
          <table:table-cell office:value-type="float" office:value="-8219" calcext:value-type="float">
            <text:p>-8219</text:p>
          </table:table-cell>
          <table:table-cell office:value-type="float" office:value="-46.105" calcext:value-type="float">
            <text:p>-46.105</text:p>
          </table:table-cell>
          <table:table-cell table:number-columns-repeated="10"/>
        </table:table-row>
        <table:table-row table:style-name="ro1">
          <table:table-cell office:value-type="float" office:value="409260" calcext:value-type="float">
            <text:p>409260</text:p>
          </table:table-cell>
          <table:table-cell office:value-type="float" office:value="-4885" calcext:value-type="float">
            <text:p>-4885</text:p>
          </table:table-cell>
          <table:table-cell office:value-type="float" office:value="-29.435" calcext:value-type="float">
            <text:p>-29.435</text:p>
          </table:table-cell>
          <table:table-cell table:number-columns-repeated="10"/>
        </table:table-row>
        <table:table-row table:style-name="ro1">
          <table:table-cell office:value-type="float" office:value="409260" calcext:value-type="float">
            <text:p>409260</text:p>
          </table:table-cell>
          <table:table-cell office:value-type="float" office:value="-4885" calcext:value-type="float">
            <text:p>-4885</text:p>
          </table:table-cell>
          <table:table-cell office:value-type="float" office:value="-29.435" calcext:value-type="float">
            <text:p>-29.435</text:p>
          </table:table-cell>
          <table:table-cell table:number-columns-repeated="10"/>
        </table:table-row>
        <table:table-row table:style-name="ro1">
          <table:table-cell office:value-type="float" office:value="411525" calcext:value-type="float">
            <text:p>411525</text:p>
          </table:table-cell>
          <table:table-cell office:value-type="float" office:value="-4885" calcext:value-type="float">
            <text:p>-4885</text:p>
          </table:table-cell>
          <table:table-cell office:value-type="float" office:value="-29.435" calcext:value-type="float">
            <text:p>-29.435</text:p>
          </table:table-cell>
          <table:table-cell table:number-columns-repeated="10"/>
        </table:table-row>
        <table:table-row table:style-name="ro1">
          <table:table-cell office:value-type="float" office:value="411525" calcext:value-type="float">
            <text:p>411525</text:p>
          </table:table-cell>
          <table:table-cell office:value-type="float" office:value="-4885" calcext:value-type="float">
            <text:p>-4885</text:p>
          </table:table-cell>
          <table:table-cell office:value-type="float" office:value="-29.435" calcext:value-type="float">
            <text:p>-29.435</text:p>
          </table:table-cell>
          <table:table-cell table:number-columns-repeated="10"/>
        </table:table-row>
        <table:table-row table:style-name="ro1">
          <table:table-cell office:value-type="float" office:value="411525" calcext:value-type="float">
            <text:p>411525</text:p>
          </table:table-cell>
          <table:table-cell office:value-type="float" office:value="2575" calcext:value-type="float">
            <text:p>2575</text:p>
          </table:table-cell>
          <table:table-cell office:value-type="float" office:value="7.865" calcext:value-type="float">
            <text:p>7.865</text:p>
          </table:table-cell>
          <table:table-cell table:number-columns-repeated="10"/>
        </table:table-row>
        <table:table-row table:style-name="ro1">
          <table:table-cell office:value-type="float" office:value="413799" calcext:value-type="float">
            <text:p>413799</text:p>
          </table:table-cell>
          <table:table-cell office:value-type="float" office:value="2575" calcext:value-type="float">
            <text:p>2575</text:p>
          </table:table-cell>
          <table:table-cell office:value-type="float" office:value="7.865" calcext:value-type="float">
            <text:p>7.865</text:p>
          </table:table-cell>
          <table:table-cell table:number-columns-repeated="10"/>
        </table:table-row>
        <table:table-row table:style-name="ro1">
          <table:table-cell office:value-type="float" office:value="413799" calcext:value-type="float">
            <text:p>413799</text:p>
          </table:table-cell>
          <table:table-cell office:value-type="float" office:value="2575" calcext:value-type="float">
            <text:p>2575</text:p>
          </table:table-cell>
          <table:table-cell office:value-type="float" office:value="7.865" calcext:value-type="float">
            <text:p>7.865</text:p>
          </table:table-cell>
          <table:table-cell table:number-columns-repeated="10"/>
        </table:table-row>
        <table:table-row table:style-name="ro1">
          <table:table-cell office:value-type="float" office:value="413799" calcext:value-type="float">
            <text:p>413799</text:p>
          </table:table-cell>
          <table:table-cell office:value-type="float" office:value="2575" calcext:value-type="float">
            <text:p>2575</text:p>
          </table:table-cell>
          <table:table-cell office:value-type="float" office:value="7.865" calcext:value-type="float">
            <text:p>7.865</text:p>
          </table:table-cell>
          <table:table-cell table:number-columns-repeated="10"/>
        </table:table-row>
        <table:table-row table:style-name="ro1">
          <table:table-cell office:value-type="float" office:value="413799" calcext:value-type="float">
            <text:p>413799</text:p>
          </table:table-cell>
          <table:table-cell office:value-type="float" office:value="8636" calcext:value-type="float">
            <text:p>8636</text:p>
          </table:table-cell>
          <table:table-cell office:value-type="float" office:value="38.17" calcext:value-type="float">
            <text:p>38.17</text:p>
          </table:table-cell>
          <table:table-cell table:number-columns-repeated="10"/>
        </table:table-row>
        <table:table-row table:style-name="ro1">
          <table:table-cell office:value-type="float" office:value="416067" calcext:value-type="float">
            <text:p>416067</text:p>
          </table:table-cell>
          <table:table-cell office:value-type="float" office:value="8636" calcext:value-type="float">
            <text:p>8636</text:p>
          </table:table-cell>
          <table:table-cell office:value-type="float" office:value="38.17" calcext:value-type="float">
            <text:p>38.17</text:p>
          </table:table-cell>
          <table:table-cell table:number-columns-repeated="10"/>
        </table:table-row>
        <table:table-row table:style-name="ro1">
          <table:table-cell office:value-type="float" office:value="416067" calcext:value-type="float">
            <text:p>416067</text:p>
          </table:table-cell>
          <table:table-cell office:value-type="float" office:value="8636" calcext:value-type="float">
            <text:p>8636</text:p>
          </table:table-cell>
          <table:table-cell office:value-type="float" office:value="38.17" calcext:value-type="float">
            <text:p>38.17</text:p>
          </table:table-cell>
          <table:table-cell table:number-columns-repeated="10"/>
        </table:table-row>
        <table:table-row table:style-name="ro1">
          <table:table-cell office:value-type="float" office:value="416067" calcext:value-type="float">
            <text:p>416067</text:p>
          </table:table-cell>
          <table:table-cell office:value-type="float" office:value="8070" calcext:value-type="float">
            <text:p>8070</text:p>
          </table:table-cell>
          <table:table-cell office:value-type="float" office:value="35.34" calcext:value-type="float">
            <text:p>35.34</text:p>
          </table:table-cell>
          <table:table-cell table:number-columns-repeated="10"/>
        </table:table-row>
        <table:table-row table:style-name="ro1">
          <table:table-cell office:value-type="float" office:value="418335" calcext:value-type="float">
            <text:p>418335</text:p>
          </table:table-cell>
          <table:table-cell office:value-type="float" office:value="8070" calcext:value-type="float">
            <text:p>8070</text:p>
          </table:table-cell>
          <table:table-cell office:value-type="float" office:value="35.34" calcext:value-type="float">
            <text:p>35.34</text:p>
          </table:table-cell>
          <table:table-cell table:number-columns-repeated="10"/>
        </table:table-row>
        <table:table-row table:style-name="ro1">
          <table:table-cell office:value-type="float" office:value="418335" calcext:value-type="float">
            <text:p>418335</text:p>
          </table:table-cell>
          <table:table-cell office:value-type="float" office:value="8070" calcext:value-type="float">
            <text:p>8070</text:p>
          </table:table-cell>
          <table:table-cell office:value-type="float" office:value="35.34" calcext:value-type="float">
            <text:p>35.34</text:p>
          </table:table-cell>
          <table:table-cell table:number-columns-repeated="10"/>
        </table:table-row>
        <table:table-row table:style-name="ro1">
          <table:table-cell office:value-type="float" office:value="418335" calcext:value-type="float">
            <text:p>418335</text:p>
          </table:table-cell>
          <table:table-cell office:value-type="float" office:value="8070" calcext:value-type="float">
            <text:p>8070</text:p>
          </table:table-cell>
          <table:table-cell office:value-type="float" office:value="35.34" calcext:value-type="float">
            <text:p>35.34</text:p>
          </table:table-cell>
          <table:table-cell table:number-columns-repeated="10"/>
        </table:table-row>
        <table:table-row table:style-name="ro1">
          <table:table-cell office:value-type="float" office:value="418335" calcext:value-type="float">
            <text:p>418335</text:p>
          </table:table-cell>
          <table:table-cell office:value-type="float" office:value="4226" calcext:value-type="float">
            <text:p>4226</text:p>
          </table:table-cell>
          <table:table-cell office:value-type="float" office:value="16.12" calcext:value-type="float">
            <text:p>16.12</text:p>
          </table:table-cell>
          <table:table-cell table:number-columns-repeated="10"/>
        </table:table-row>
        <table:table-row table:style-name="ro1">
          <table:table-cell office:value-type="float" office:value="420603" calcext:value-type="float">
            <text:p>420603</text:p>
          </table:table-cell>
          <table:table-cell office:value-type="float" office:value="4226" calcext:value-type="float">
            <text:p>4226</text:p>
          </table:table-cell>
          <table:table-cell office:value-type="float" office:value="16.12" calcext:value-type="float">
            <text:p>16.12</text:p>
          </table:table-cell>
          <table:table-cell table:number-columns-repeated="10"/>
        </table:table-row>
        <table:table-row table:style-name="ro1">
          <table:table-cell office:value-type="float" office:value="420603" calcext:value-type="float">
            <text:p>420603</text:p>
          </table:table-cell>
          <table:table-cell office:value-type="float" office:value="4226" calcext:value-type="float">
            <text:p>4226</text:p>
          </table:table-cell>
          <table:table-cell office:value-type="float" office:value="16.12" calcext:value-type="float">
            <text:p>16.12</text:p>
          </table:table-cell>
          <table:table-cell table:number-columns-repeated="10"/>
        </table:table-row>
        <table:table-row table:style-name="ro1">
          <table:table-cell office:value-type="float" office:value="420603" calcext:value-type="float">
            <text:p>420603</text:p>
          </table:table-cell>
          <table:table-cell office:value-type="float" office:value="-1383" calcext:value-type="float">
            <text:p>-1383</text:p>
          </table:table-cell>
          <table:table-cell office:value-type="float" office:value="-11.925" calcext:value-type="float">
            <text:p>-11.925</text:p>
          </table:table-cell>
          <table:table-cell table:number-columns-repeated="10"/>
        </table:table-row>
        <table:table-row table:style-name="ro1">
          <table:table-cell office:value-type="float" office:value="422863" calcext:value-type="float">
            <text:p>422863</text:p>
          </table:table-cell>
          <table:table-cell office:value-type="float" office:value="-1383" calcext:value-type="float">
            <text:p>-1383</text:p>
          </table:table-cell>
          <table:table-cell office:value-type="float" office:value="-11.925" calcext:value-type="float">
            <text:p>-11.925</text:p>
          </table:table-cell>
          <table:table-cell table:number-columns-repeated="10"/>
        </table:table-row>
        <table:table-row table:style-name="ro1">
          <table:table-cell office:value-type="float" office:value="422863" calcext:value-type="float">
            <text:p>422863</text:p>
          </table:table-cell>
          <table:table-cell office:value-type="float" office:value="-1383" calcext:value-type="float">
            <text:p>-1383</text:p>
          </table:table-cell>
          <table:table-cell office:value-type="float" office:value="-11.925" calcext:value-type="float">
            <text:p>-11.925</text:p>
          </table:table-cell>
          <table:table-cell table:number-columns-repeated="10"/>
        </table:table-row>
        <table:table-row table:style-name="ro1">
          <table:table-cell office:value-type="float" office:value="422863" calcext:value-type="float">
            <text:p>422863</text:p>
          </table:table-cell>
          <table:table-cell office:value-type="float" office:value="-1383" calcext:value-type="float">
            <text:p>-1383</text:p>
          </table:table-cell>
          <table:table-cell office:value-type="float" office:value="-11.925" calcext:value-type="float">
            <text:p>-11.925</text:p>
          </table:table-cell>
          <table:table-cell table:number-columns-repeated="10"/>
        </table:table-row>
        <table:table-row table:style-name="ro1">
          <table:table-cell office:value-type="float" office:value="422863" calcext:value-type="float">
            <text:p>422863</text:p>
          </table:table-cell>
          <table:table-cell office:value-type="float" office:value="-4872" calcext:value-type="float">
            <text:p>-4872</text:p>
          </table:table-cell>
          <table:table-cell office:value-type="float" office:value="-29.37" calcext:value-type="float">
            <text:p>-29.37</text:p>
          </table:table-cell>
          <table:table-cell table:number-columns-repeated="10"/>
        </table:table-row>
        <table:table-row table:style-name="ro1">
          <table:table-cell office:value-type="float" office:value="425113" calcext:value-type="float">
            <text:p>425113</text:p>
          </table:table-cell>
          <table:table-cell office:value-type="float" office:value="-4872" calcext:value-type="float">
            <text:p>-4872</text:p>
          </table:table-cell>
          <table:table-cell office:value-type="float" office:value="-29.37" calcext:value-type="float">
            <text:p>-29.37</text:p>
          </table:table-cell>
          <table:table-cell table:number-columns-repeated="10"/>
        </table:table-row>
        <table:table-row table:style-name="ro1">
          <table:table-cell office:value-type="float" office:value="425113" calcext:value-type="float">
            <text:p>425113</text:p>
          </table:table-cell>
          <table:table-cell office:value-type="float" office:value="-4872" calcext:value-type="float">
            <text:p>-4872</text:p>
          </table:table-cell>
          <table:table-cell office:value-type="float" office:value="-29.37" calcext:value-type="float">
            <text:p>-29.37</text:p>
          </table:table-cell>
          <table:table-cell table:number-columns-repeated="10"/>
        </table:table-row>
        <table:table-row table:style-name="ro1">
          <table:table-cell office:value-type="float" office:value="425113" calcext:value-type="float">
            <text:p>425113</text:p>
          </table:table-cell>
          <table:table-cell office:value-type="float" office:value="-4872" calcext:value-type="float">
            <text:p>-4872</text:p>
          </table:table-cell>
          <table:table-cell office:value-type="float" office:value="-29.37" calcext:value-type="float">
            <text:p>-29.37</text:p>
          </table:table-cell>
          <table:table-cell table:number-columns-repeated="10"/>
        </table:table-row>
        <table:table-row table:style-name="ro1">
          <table:table-cell office:value-type="float" office:value="425113" calcext:value-type="float">
            <text:p>425113</text:p>
          </table:table-cell>
          <table:table-cell office:value-type="float" office:value="-4547" calcext:value-type="float">
            <text:p>-4547</text:p>
          </table:table-cell>
          <table:table-cell office:value-type="float" office:value="-27.745" calcext:value-type="float">
            <text:p>-27.745</text:p>
          </table:table-cell>
          <table:table-cell table:number-columns-repeated="10"/>
        </table:table-row>
        <table:table-row table:style-name="ro1">
          <table:table-cell office:value-type="float" office:value="427376" calcext:value-type="float">
            <text:p>427376</text:p>
          </table:table-cell>
          <table:table-cell office:value-type="float" office:value="-4547" calcext:value-type="float">
            <text:p>-4547</text:p>
          </table:table-cell>
          <table:table-cell office:value-type="float" office:value="-27.745" calcext:value-type="float">
            <text:p>-27.745</text:p>
          </table:table-cell>
          <table:table-cell table:number-columns-repeated="10"/>
        </table:table-row>
        <table:table-row table:style-name="ro1">
          <table:table-cell office:value-type="float" office:value="427376" calcext:value-type="float">
            <text:p>427376</text:p>
          </table:table-cell>
          <table:table-cell office:value-type="float" office:value="-4547" calcext:value-type="float">
            <text:p>-4547</text:p>
          </table:table-cell>
          <table:table-cell office:value-type="float" office:value="-27.745" calcext:value-type="float">
            <text:p>-27.745</text:p>
          </table:table-cell>
          <table:table-cell table:number-columns-repeated="10"/>
        </table:table-row>
        <table:table-row table:style-name="ro1">
          <table:table-cell office:value-type="float" office:value="427376" calcext:value-type="float">
            <text:p>427376</text:p>
          </table:table-cell>
          <table:table-cell office:value-type="float" office:value="-1110" calcext:value-type="float">
            <text:p>-1110</text:p>
          </table:table-cell>
          <table:table-cell office:value-type="float" office:value="-10.56" calcext:value-type="float">
            <text:p>-10.56</text:p>
          </table:table-cell>
          <table:table-cell table:number-columns-repeated="10"/>
        </table:table-row>
        <table:table-row table:style-name="ro1">
          <table:table-cell office:value-type="float" office:value="429631" calcext:value-type="float">
            <text:p>429631</text:p>
          </table:table-cell>
          <table:table-cell office:value-type="float" office:value="-1110" calcext:value-type="float">
            <text:p>-1110</text:p>
          </table:table-cell>
          <table:table-cell office:value-type="float" office:value="-10.56" calcext:value-type="float">
            <text:p>-10.56</text:p>
          </table:table-cell>
          <table:table-cell table:number-columns-repeated="10"/>
        </table:table-row>
        <table:table-row table:style-name="ro1">
          <table:table-cell office:value-type="float" office:value="429631" calcext:value-type="float">
            <text:p>429631</text:p>
          </table:table-cell>
          <table:table-cell office:value-type="float" office:value="-1110" calcext:value-type="float">
            <text:p>-1110</text:p>
          </table:table-cell>
          <table:table-cell office:value-type="float" office:value="-10.56" calcext:value-type="float">
            <text:p>-10.56</text:p>
          </table:table-cell>
          <table:table-cell table:number-columns-repeated="10"/>
        </table:table-row>
        <table:table-row table:style-name="ro1">
          <table:table-cell office:value-type="float" office:value="429631" calcext:value-type="float">
            <text:p>429631</text:p>
          </table:table-cell>
          <table:table-cell office:value-type="float" office:value="-1110" calcext:value-type="float">
            <text:p>-1110</text:p>
          </table:table-cell>
          <table:table-cell office:value-type="float" office:value="-10.56" calcext:value-type="float">
            <text:p>-10.56</text:p>
          </table:table-cell>
          <table:table-cell table:number-columns-repeated="10"/>
        </table:table-row>
        <table:table-row table:style-name="ro1">
          <table:table-cell office:value-type="float" office:value="429631" calcext:value-type="float">
            <text:p>429631</text:p>
          </table:table-cell>
          <table:table-cell office:value-type="float" office:value="4059" calcext:value-type="float">
            <text:p>4059</text:p>
          </table:table-cell>
          <table:table-cell office:value-type="float" office:value="15.285" calcext:value-type="float">
            <text:p>15.285</text:p>
          </table:table-cell>
          <table:table-cell table:number-columns-repeated="10"/>
        </table:table-row>
        <table:table-row table:style-name="ro1">
          <table:table-cell office:value-type="float" office:value="431901" calcext:value-type="float">
            <text:p>431901</text:p>
          </table:table-cell>
          <table:table-cell office:value-type="float" office:value="4059" calcext:value-type="float">
            <text:p>4059</text:p>
          </table:table-cell>
          <table:table-cell office:value-type="float" office:value="15.285" calcext:value-type="float">
            <text:p>15.285</text:p>
          </table:table-cell>
          <table:table-cell table:number-columns-repeated="10"/>
        </table:table-row>
        <table:table-row table:style-name="ro1">
          <table:table-cell office:value-type="float" office:value="431901" calcext:value-type="float">
            <text:p>431901</text:p>
          </table:table-cell>
          <table:table-cell office:value-type="float" office:value="4059" calcext:value-type="float">
            <text:p>4059</text:p>
          </table:table-cell>
          <table:table-cell office:value-type="float" office:value="15.285" calcext:value-type="float">
            <text:p>15.285</text:p>
          </table:table-cell>
          <table:table-cell table:number-columns-repeated="10"/>
        </table:table-row>
        <table:table-row table:style-name="ro1">
          <table:table-cell office:value-type="float" office:value="431901" calcext:value-type="float">
            <text:p>431901</text:p>
          </table:table-cell>
          <table:table-cell office:value-type="float" office:value="5121" calcext:value-type="float">
            <text:p>5121</text:p>
          </table:table-cell>
          <table:table-cell office:value-type="float" office:value="20.595" calcext:value-type="float">
            <text:p>20.595</text:p>
          </table:table-cell>
          <table:table-cell table:number-columns-repeated="10"/>
        </table:table-row>
        <table:table-row table:style-name="ro1">
          <table:table-cell office:value-type="float" office:value="434158" calcext:value-type="float">
            <text:p>434158</text:p>
          </table:table-cell>
          <table:table-cell office:value-type="float" office:value="5121" calcext:value-type="float">
            <text:p>5121</text:p>
          </table:table-cell>
          <table:table-cell office:value-type="float" office:value="20.595" calcext:value-type="float">
            <text:p>20.595</text:p>
          </table:table-cell>
          <table:table-cell table:number-columns-repeated="10"/>
        </table:table-row>
        <table:table-row table:style-name="ro1">
          <table:table-cell office:value-type="float" office:value="434158" calcext:value-type="float">
            <text:p>434158</text:p>
          </table:table-cell>
          <table:table-cell office:value-type="float" office:value="5121" calcext:value-type="float">
            <text:p>5121</text:p>
          </table:table-cell>
          <table:table-cell office:value-type="float" office:value="20.595" calcext:value-type="float">
            <text:p>20.595</text:p>
          </table:table-cell>
          <table:table-cell table:number-columns-repeated="10"/>
        </table:table-row>
        <table:table-row table:style-name="ro1">
          <table:table-cell office:value-type="float" office:value="434158" calcext:value-type="float">
            <text:p>434158</text:p>
          </table:table-cell>
          <table:table-cell office:value-type="float" office:value="5121" calcext:value-type="float">
            <text:p>5121</text:p>
          </table:table-cell>
          <table:table-cell office:value-type="float" office:value="20.595" calcext:value-type="float">
            <text:p>20.595</text:p>
          </table:table-cell>
          <table:table-cell table:number-columns-repeated="10"/>
        </table:table-row>
        <table:table-row table:style-name="ro1">
          <table:table-cell office:value-type="float" office:value="434158" calcext:value-type="float">
            <text:p>434158</text:p>
          </table:table-cell>
          <table:table-cell office:value-type="float" office:value="4799" calcext:value-type="float">
            <text:p>4799</text:p>
          </table:table-cell>
          <table:table-cell office:value-type="float" office:value="18.985" calcext:value-type="float">
            <text:p>18.985</text:p>
          </table:table-cell>
          <table:table-cell table:number-columns-repeated="10"/>
        </table:table-row>
        <table:table-row table:style-name="ro1">
          <table:table-cell office:value-type="float" office:value="436406" calcext:value-type="float">
            <text:p>436406</text:p>
          </table:table-cell>
          <table:table-cell office:value-type="float" office:value="4799" calcext:value-type="float">
            <text:p>4799</text:p>
          </table:table-cell>
          <table:table-cell office:value-type="float" office:value="18.985" calcext:value-type="float">
            <text:p>18.985</text:p>
          </table:table-cell>
          <table:table-cell table:number-columns-repeated="10"/>
        </table:table-row>
        <table:table-row table:style-name="ro1">
          <table:table-cell office:value-type="float" office:value="436406" calcext:value-type="float">
            <text:p>436406</text:p>
          </table:table-cell>
          <table:table-cell office:value-type="float" office:value="4799" calcext:value-type="float">
            <text:p>4799</text:p>
          </table:table-cell>
          <table:table-cell office:value-type="float" office:value="18.985" calcext:value-type="float">
            <text:p>18.985</text:p>
          </table:table-cell>
          <table:table-cell table:number-columns-repeated="10"/>
        </table:table-row>
        <table:table-row table:style-name="ro1">
          <table:table-cell office:value-type="float" office:value="436406" calcext:value-type="float">
            <text:p>436406</text:p>
          </table:table-cell>
          <table:table-cell office:value-type="float" office:value="4092" calcext:value-type="float">
            <text:p>4092</text:p>
          </table:table-cell>
          <table:table-cell office:value-type="float" office:value="15.45" calcext:value-type="float">
            <text:p>15.45</text:p>
          </table:table-cell>
          <table:table-cell table:number-columns-repeated="10"/>
        </table:table-row>
        <table:table-row table:style-name="ro1">
          <table:table-cell office:value-type="float" office:value="438665" calcext:value-type="float">
            <text:p>438665</text:p>
          </table:table-cell>
          <table:table-cell office:value-type="float" office:value="4092" calcext:value-type="float">
            <text:p>4092</text:p>
          </table:table-cell>
          <table:table-cell office:value-type="float" office:value="15.45" calcext:value-type="float">
            <text:p>15.45</text:p>
          </table:table-cell>
          <table:table-cell table:number-columns-repeated="10"/>
        </table:table-row>
        <table:table-row table:style-name="ro1">
          <table:table-cell office:value-type="float" office:value="438665" calcext:value-type="float">
            <text:p>438665</text:p>
          </table:table-cell>
          <table:table-cell office:value-type="float" office:value="4092" calcext:value-type="float">
            <text:p>4092</text:p>
          </table:table-cell>
          <table:table-cell office:value-type="float" office:value="15.45" calcext:value-type="float">
            <text:p>15.45</text:p>
          </table:table-cell>
          <table:table-cell table:number-columns-repeated="10"/>
        </table:table-row>
        <table:table-row table:style-name="ro1">
          <table:table-cell office:value-type="float" office:value="438665" calcext:value-type="float">
            <text:p>438665</text:p>
          </table:table-cell>
          <table:table-cell office:value-type="float" office:value="4092" calcext:value-type="float">
            <text:p>4092</text:p>
          </table:table-cell>
          <table:table-cell office:value-type="float" office:value="15.45" calcext:value-type="float">
            <text:p>15.45</text:p>
          </table:table-cell>
          <table:table-cell table:number-columns-repeated="10"/>
        </table:table-row>
        <table:table-row table:style-name="ro1">
          <table:table-cell office:value-type="float" office:value="438665" calcext:value-type="float">
            <text:p>438665</text:p>
          </table:table-cell>
          <table:table-cell office:value-type="float" office:value="3453" calcext:value-type="float">
            <text:p>3453</text:p>
          </table:table-cell>
          <table:table-cell office:value-type="float" office:value="12.255" calcext:value-type="float">
            <text:p>12.255</text:p>
          </table:table-cell>
          <table:table-cell table:number-columns-repeated="10"/>
        </table:table-row>
        <table:table-row table:style-name="ro1">
          <table:table-cell office:value-type="float" office:value="440916" calcext:value-type="float">
            <text:p>440916</text:p>
          </table:table-cell>
          <table:table-cell office:value-type="float" office:value="3453" calcext:value-type="float">
            <text:p>3453</text:p>
          </table:table-cell>
          <table:table-cell office:value-type="float" office:value="12.255" calcext:value-type="float">
            <text:p>12.255</text:p>
          </table:table-cell>
          <table:table-cell table:number-columns-repeated="10"/>
        </table:table-row>
        <table:table-row table:style-name="ro1">
          <table:table-cell office:value-type="float" office:value="440916" calcext:value-type="float">
            <text:p>440916</text:p>
          </table:table-cell>
          <table:table-cell office:value-type="float" office:value="3453" calcext:value-type="float">
            <text:p>3453</text:p>
          </table:table-cell>
          <table:table-cell office:value-type="float" office:value="12.255" calcext:value-type="float">
            <text:p>12.255</text:p>
          </table:table-cell>
          <table:table-cell table:number-columns-repeated="10"/>
        </table:table-row>
        <table:table-row table:style-name="ro1">
          <table:table-cell office:value-type="float" office:value="440916" calcext:value-type="float">
            <text:p>440916</text:p>
          </table:table-cell>
          <table:table-cell office:value-type="float" office:value="3453" calcext:value-type="float">
            <text:p>3453</text:p>
          </table:table-cell>
          <table:table-cell office:value-type="float" office:value="12.255" calcext:value-type="float">
            <text:p>12.255</text:p>
          </table:table-cell>
          <table:table-cell table:number-columns-repeated="10"/>
        </table:table-row>
        <table:table-row table:style-name="ro1">
          <table:table-cell office:value-type="float" office:value="440916" calcext:value-type="float">
            <text:p>440916</text:p>
          </table:table-cell>
          <table:table-cell office:value-type="float" office:value="3323" calcext:value-type="float">
            <text:p>3323</text:p>
          </table:table-cell>
          <table:table-cell office:value-type="float" office:value="11.605" calcext:value-type="float">
            <text:p>11.605</text:p>
          </table:table-cell>
          <table:table-cell table:number-columns-repeated="10"/>
        </table:table-row>
        <table:table-row table:style-name="ro1">
          <table:table-cell office:value-type="float" office:value="443182" calcext:value-type="float">
            <text:p>443182</text:p>
          </table:table-cell>
          <table:table-cell office:value-type="float" office:value="3323" calcext:value-type="float">
            <text:p>3323</text:p>
          </table:table-cell>
          <table:table-cell office:value-type="float" office:value="11.605" calcext:value-type="float">
            <text:p>11.605</text:p>
          </table:table-cell>
          <table:table-cell table:number-columns-repeated="10"/>
        </table:table-row>
        <table:table-row table:style-name="ro1">
          <table:table-cell office:value-type="float" office:value="443182" calcext:value-type="float">
            <text:p>443182</text:p>
          </table:table-cell>
          <table:table-cell office:value-type="float" office:value="3323" calcext:value-type="float">
            <text:p>3323</text:p>
          </table:table-cell>
          <table:table-cell office:value-type="float" office:value="11.605" calcext:value-type="float">
            <text:p>11.605</text:p>
          </table:table-cell>
          <table:table-cell table:number-columns-repeated="10"/>
        </table:table-row>
        <table:table-row table:style-name="ro1">
          <table:table-cell office:value-type="float" office:value="443182" calcext:value-type="float">
            <text:p>443182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45426" calcext:value-type="float">
            <text:p>445426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45426" calcext:value-type="float">
            <text:p>445426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45426" calcext:value-type="float">
            <text:p>445426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45426" calcext:value-type="float">
            <text:p>445426</text:p>
          </table:table-cell>
          <table:table-cell office:value-type="float" office:value="3324" calcext:value-type="float">
            <text:p>3324</text:p>
          </table:table-cell>
          <table:table-cell office:value-type="float" office:value="11.61" calcext:value-type="float">
            <text:p>11.61</text:p>
          </table:table-cell>
          <table:table-cell table:number-columns-repeated="10"/>
        </table:table-row>
        <table:table-row table:style-name="ro1">
          <table:table-cell office:value-type="float" office:value="447685" calcext:value-type="float">
            <text:p>447685</text:p>
          </table:table-cell>
          <table:table-cell office:value-type="float" office:value="3324" calcext:value-type="float">
            <text:p>3324</text:p>
          </table:table-cell>
          <table:table-cell office:value-type="float" office:value="11.61" calcext:value-type="float">
            <text:p>11.61</text:p>
          </table:table-cell>
          <table:table-cell table:number-columns-repeated="10"/>
        </table:table-row>
        <table:table-row table:style-name="ro1">
          <table:table-cell office:value-type="float" office:value="447685" calcext:value-type="float">
            <text:p>447685</text:p>
          </table:table-cell>
          <table:table-cell office:value-type="float" office:value="3324" calcext:value-type="float">
            <text:p>3324</text:p>
          </table:table-cell>
          <table:table-cell office:value-type="float" office:value="11.61" calcext:value-type="float">
            <text:p>11.61</text:p>
          </table:table-cell>
          <table:table-cell table:number-columns-repeated="10"/>
        </table:table-row>
        <table:table-row table:style-name="ro1">
          <table:table-cell office:value-type="float" office:value="447685" calcext:value-type="float">
            <text:p>447685</text:p>
          </table:table-cell>
          <table:table-cell office:value-type="float" office:value="3325" calcext:value-type="float">
            <text:p>3325</text:p>
          </table:table-cell>
          <table:table-cell office:value-type="float" office:value="11.615" calcext:value-type="float">
            <text:p>11.615</text:p>
          </table:table-cell>
          <table:table-cell table:number-columns-repeated="10"/>
        </table:table-row>
        <table:table-row table:style-name="ro1">
          <table:table-cell office:value-type="float" office:value="449934" calcext:value-type="float">
            <text:p>449934</text:p>
          </table:table-cell>
          <table:table-cell office:value-type="float" office:value="3325" calcext:value-type="float">
            <text:p>3325</text:p>
          </table:table-cell>
          <table:table-cell office:value-type="float" office:value="11.615" calcext:value-type="float">
            <text:p>11.615</text:p>
          </table:table-cell>
          <table:table-cell table:number-columns-repeated="10"/>
        </table:table-row>
        <table:table-row table:style-name="ro1">
          <table:table-cell office:value-type="float" office:value="449934" calcext:value-type="float">
            <text:p>449934</text:p>
          </table:table-cell>
          <table:table-cell office:value-type="float" office:value="3325" calcext:value-type="float">
            <text:p>3325</text:p>
          </table:table-cell>
          <table:table-cell office:value-type="float" office:value="11.615" calcext:value-type="float">
            <text:p>11.615</text:p>
          </table:table-cell>
          <table:table-cell table:number-columns-repeated="10"/>
        </table:table-row>
        <table:table-row table:style-name="ro1">
          <table:table-cell office:value-type="float" office:value="449934" calcext:value-type="float">
            <text:p>449934</text:p>
          </table:table-cell>
          <table:table-cell office:value-type="float" office:value="3325" calcext:value-type="float">
            <text:p>3325</text:p>
          </table:table-cell>
          <table:table-cell office:value-type="float" office:value="11.615" calcext:value-type="float">
            <text:p>11.615</text:p>
          </table:table-cell>
          <table:table-cell table:number-columns-repeated="10"/>
        </table:table-row>
        <table:table-row table:style-name="ro1">
          <table:table-cell office:value-type="float" office:value="449934" calcext:value-type="float">
            <text:p>449934</text:p>
          </table:table-cell>
          <table:table-cell office:value-type="float" office:value="3323" calcext:value-type="float">
            <text:p>3323</text:p>
          </table:table-cell>
          <table:table-cell office:value-type="float" office:value="11.605" calcext:value-type="float">
            <text:p>11.605</text:p>
          </table:table-cell>
          <table:table-cell table:number-columns-repeated="10"/>
        </table:table-row>
        <table:table-row table:style-name="ro1">
          <table:table-cell office:value-type="float" office:value="452197" calcext:value-type="float">
            <text:p>452197</text:p>
          </table:table-cell>
          <table:table-cell office:value-type="float" office:value="3323" calcext:value-type="float">
            <text:p>3323</text:p>
          </table:table-cell>
          <table:table-cell office:value-type="float" office:value="11.605" calcext:value-type="float">
            <text:p>11.605</text:p>
          </table:table-cell>
          <table:table-cell table:number-columns-repeated="10"/>
        </table:table-row>
        <table:table-row table:style-name="ro1">
          <table:table-cell office:value-type="float" office:value="452197" calcext:value-type="float">
            <text:p>452197</text:p>
          </table:table-cell>
          <table:table-cell office:value-type="float" office:value="3323" calcext:value-type="float">
            <text:p>3323</text:p>
          </table:table-cell>
          <table:table-cell office:value-type="float" office:value="11.605" calcext:value-type="float">
            <text:p>11.605</text:p>
          </table:table-cell>
          <table:table-cell table:number-columns-repeated="10"/>
        </table:table-row>
        <table:table-row table:style-name="ro1">
          <table:table-cell office:value-type="float" office:value="452197" calcext:value-type="float">
            <text:p>452197</text:p>
          </table:table-cell>
          <table:table-cell office:value-type="float" office:value="3324" calcext:value-type="float">
            <text:p>3324</text:p>
          </table:table-cell>
          <table:table-cell office:value-type="float" office:value="11.61" calcext:value-type="float">
            <text:p>11.61</text:p>
          </table:table-cell>
          <table:table-cell table:number-columns-repeated="10"/>
        </table:table-row>
        <table:table-row table:style-name="ro1">
          <table:table-cell office:value-type="float" office:value="452197" calcext:value-type="float">
            <text:p>452197</text:p>
          </table:table-cell>
          <table:table-cell office:value-type="float" office:value="3324" calcext:value-type="float">
            <text:p>3324</text:p>
          </table:table-cell>
          <table:table-cell office:value-type="float" office:value="11.61" calcext:value-type="float">
            <text:p>11.61</text:p>
          </table:table-cell>
          <table:table-cell table:number-columns-repeated="10"/>
        </table:table-row>
        <table:table-row table:style-name="ro1">
          <table:table-cell office:value-type="float" office:value="454444" calcext:value-type="float">
            <text:p>454444</text:p>
          </table:table-cell>
          <table:table-cell office:value-type="float" office:value="3324" calcext:value-type="float">
            <text:p>3324</text:p>
          </table:table-cell>
          <table:table-cell office:value-type="float" office:value="11.61" calcext:value-type="float">
            <text:p>11.61</text:p>
          </table:table-cell>
          <table:table-cell table:number-columns-repeated="10"/>
        </table:table-row>
        <table:table-row table:style-name="ro1">
          <table:table-cell office:value-type="float" office:value="454444" calcext:value-type="float">
            <text:p>454444</text:p>
          </table:table-cell>
          <table:table-cell office:value-type="float" office:value="3324" calcext:value-type="float">
            <text:p>3324</text:p>
          </table:table-cell>
          <table:table-cell office:value-type="float" office:value="11.61" calcext:value-type="float">
            <text:p>11.61</text:p>
          </table:table-cell>
          <table:table-cell table:number-columns-repeated="10"/>
        </table:table-row>
        <table:table-row table:style-name="ro1">
          <table:table-cell office:value-type="float" office:value="454444" calcext:value-type="float">
            <text:p>454444</text:p>
          </table:table-cell>
          <table:table-cell office:value-type="float" office:value="3321" calcext:value-type="float">
            <text:p>3321</text:p>
          </table:table-cell>
          <table:table-cell office:value-type="float" office:value="11.595" calcext:value-type="float">
            <text:p>11.595</text:p>
          </table:table-cell>
          <table:table-cell table:number-columns-repeated="10"/>
        </table:table-row>
        <table:table-row table:style-name="ro1">
          <table:table-cell office:value-type="float" office:value="456708" calcext:value-type="float">
            <text:p>456708</text:p>
          </table:table-cell>
          <table:table-cell office:value-type="float" office:value="3321" calcext:value-type="float">
            <text:p>3321</text:p>
          </table:table-cell>
          <table:table-cell office:value-type="float" office:value="11.595" calcext:value-type="float">
            <text:p>11.595</text:p>
          </table:table-cell>
          <table:table-cell table:number-columns-repeated="10"/>
        </table:table-row>
        <table:table-row table:style-name="ro1">
          <table:table-cell office:value-type="float" office:value="456708" calcext:value-type="float">
            <text:p>456708</text:p>
          </table:table-cell>
          <table:table-cell office:value-type="float" office:value="3321" calcext:value-type="float">
            <text:p>3321</text:p>
          </table:table-cell>
          <table:table-cell office:value-type="float" office:value="11.595" calcext:value-type="float">
            <text:p>11.595</text:p>
          </table:table-cell>
          <table:table-cell table:number-columns-repeated="10"/>
        </table:table-row>
        <table:table-row table:style-name="ro1">
          <table:table-cell office:value-type="float" office:value="456708" calcext:value-type="float">
            <text:p>456708</text:p>
          </table:table-cell>
          <table:table-cell office:value-type="float" office:value="3321" calcext:value-type="float">
            <text:p>3321</text:p>
          </table:table-cell>
          <table:table-cell office:value-type="float" office:value="11.595" calcext:value-type="float">
            <text:p>11.595</text:p>
          </table:table-cell>
          <table:table-cell table:number-columns-repeated="10"/>
        </table:table-row>
        <table:table-row table:style-name="ro1">
          <table:table-cell office:value-type="float" office:value="456708" calcext:value-type="float">
            <text:p>456708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58946" calcext:value-type="float">
            <text:p>458946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58946" calcext:value-type="float">
            <text:p>458946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58946" calcext:value-type="float">
            <text:p>458946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61205" calcext:value-type="float">
            <text:p>461205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61205" calcext:value-type="float">
            <text:p>461205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61205" calcext:value-type="float">
            <text:p>461205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61205" calcext:value-type="float">
            <text:p>461205</text:p>
          </table:table-cell>
          <table:table-cell office:value-type="float" office:value="3324" calcext:value-type="float">
            <text:p>3324</text:p>
          </table:table-cell>
          <table:table-cell office:value-type="float" office:value="11.61" calcext:value-type="float">
            <text:p>11.61</text:p>
          </table:table-cell>
          <table:table-cell table:number-columns-repeated="10"/>
        </table:table-row>
        <table:table-row table:style-name="ro1">
          <table:table-cell office:value-type="float" office:value="463449" calcext:value-type="float">
            <text:p>463449</text:p>
          </table:table-cell>
          <table:table-cell office:value-type="float" office:value="3324" calcext:value-type="float">
            <text:p>3324</text:p>
          </table:table-cell>
          <table:table-cell office:value-type="float" office:value="11.61" calcext:value-type="float">
            <text:p>11.61</text:p>
          </table:table-cell>
          <table:table-cell table:number-columns-repeated="10"/>
        </table:table-row>
        <table:table-row table:style-name="ro1">
          <table:table-cell office:value-type="float" office:value="463449" calcext:value-type="float">
            <text:p>463449</text:p>
          </table:table-cell>
          <table:table-cell office:value-type="float" office:value="3324" calcext:value-type="float">
            <text:p>3324</text:p>
          </table:table-cell>
          <table:table-cell office:value-type="float" office:value="11.61" calcext:value-type="float">
            <text:p>11.61</text:p>
          </table:table-cell>
          <table:table-cell table:number-columns-repeated="10"/>
        </table:table-row>
        <table:table-row table:style-name="ro1">
          <table:table-cell office:value-type="float" office:value="463449" calcext:value-type="float">
            <text:p>463449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65703" calcext:value-type="float">
            <text:p>465703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65703" calcext:value-type="float">
            <text:p>465703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65703" calcext:value-type="float">
            <text:p>465703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65703" calcext:value-type="float">
            <text:p>465703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67963" calcext:value-type="float">
            <text:p>467963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67963" calcext:value-type="float">
            <text:p>467963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67963" calcext:value-type="float">
            <text:p>467963</text:p>
          </table:table-cell>
          <table:table-cell office:value-type="float" office:value="3323" calcext:value-type="float">
            <text:p>3323</text:p>
          </table:table-cell>
          <table:table-cell office:value-type="float" office:value="11.605" calcext:value-type="float">
            <text:p>11.605</text:p>
          </table:table-cell>
          <table:table-cell table:number-columns-repeated="10"/>
        </table:table-row>
        <table:table-row table:style-name="ro1">
          <table:table-cell office:value-type="float" office:value="467963" calcext:value-type="float">
            <text:p>467963</text:p>
          </table:table-cell>
          <table:table-cell office:value-type="float" office:value="3323" calcext:value-type="float">
            <text:p>3323</text:p>
          </table:table-cell>
          <table:table-cell office:value-type="float" office:value="11.605" calcext:value-type="float">
            <text:p>11.605</text:p>
          </table:table-cell>
          <table:table-cell table:number-columns-repeated="10"/>
        </table:table-row>
        <table:table-row table:style-name="ro1">
          <table:table-cell office:value-type="float" office:value="470223" calcext:value-type="float">
            <text:p>470223</text:p>
          </table:table-cell>
          <table:table-cell office:value-type="float" office:value="3323" calcext:value-type="float">
            <text:p>3323</text:p>
          </table:table-cell>
          <table:table-cell office:value-type="float" office:value="11.605" calcext:value-type="float">
            <text:p>11.605</text:p>
          </table:table-cell>
          <table:table-cell table:number-columns-repeated="10"/>
        </table:table-row>
        <table:table-row table:style-name="ro1">
          <table:table-cell office:value-type="float" office:value="470223" calcext:value-type="float">
            <text:p>470223</text:p>
          </table:table-cell>
          <table:table-cell office:value-type="float" office:value="3323" calcext:value-type="float">
            <text:p>3323</text:p>
          </table:table-cell>
          <table:table-cell office:value-type="float" office:value="11.605" calcext:value-type="float">
            <text:p>11.605</text:p>
          </table:table-cell>
          <table:table-cell table:number-columns-repeated="10"/>
        </table:table-row>
        <table:table-row table:style-name="ro1">
          <table:table-cell office:value-type="float" office:value="470223" calcext:value-type="float">
            <text:p>470223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72462" calcext:value-type="float">
            <text:p>472462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72462" calcext:value-type="float">
            <text:p>472462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72462" calcext:value-type="float">
            <text:p>472462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72462" calcext:value-type="float">
            <text:p>472462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74708" calcext:value-type="float">
            <text:p>474708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74708" calcext:value-type="float">
            <text:p>474708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74708" calcext:value-type="float">
            <text:p>474708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76954" calcext:value-type="float">
            <text:p>476954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76954" calcext:value-type="float">
            <text:p>476954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76954" calcext:value-type="float">
            <text:p>476954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76954" calcext:value-type="float">
            <text:p>476954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79189" calcext:value-type="float">
            <text:p>479189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79189" calcext:value-type="float">
            <text:p>479189</text:p>
          </table:table-cell>
          <table:table-cell office:value-type="float" office:value="3322" calcext:value-type="float">
            <text:p>3322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79189" calcext:value-type="float">
            <text:p>479189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81425" calcext:value-type="float">
            <text:p>481425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81425" calcext:value-type="float">
            <text:p>481425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81425" calcext:value-type="float">
            <text:p>481425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81425" calcext:value-type="float">
            <text:p>481425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83671" calcext:value-type="float">
            <text:p>483671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83671" calcext:value-type="float">
            <text:p>483671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83671" calcext:value-type="float">
            <text:p>483671</text:p>
          </table:table-cell>
          <table:table-cell office:value-type="float" office:value="3321" calcext:value-type="float">
            <text:p>3321</text:p>
          </table:table-cell>
          <table:table-cell office:value-type="float" office:value="11.595" calcext:value-type="float">
            <text:p>11.595</text:p>
          </table:table-cell>
          <table:table-cell table:number-columns-repeated="10"/>
        </table:table-row>
        <table:table-row table:style-name="ro1">
          <table:table-cell office:value-type="float" office:value="485938" calcext:value-type="float">
            <text:p>485938</text:p>
          </table:table-cell>
          <table:table-cell office:value-type="float" office:value="3321" calcext:value-type="float">
            <text:p>3321</text:p>
          </table:table-cell>
          <table:table-cell office:value-type="float" office:value="11.595" calcext:value-type="float">
            <text:p>11.595</text:p>
          </table:table-cell>
          <table:table-cell table:number-columns-repeated="10"/>
        </table:table-row>
        <table:table-row table:style-name="ro1">
          <table:table-cell office:value-type="float" office:value="485938" calcext:value-type="float">
            <text:p>485938</text:p>
          </table:table-cell>
          <table:table-cell office:value-type="float" office:value="3321" calcext:value-type="float">
            <text:p>3321</text:p>
          </table:table-cell>
          <table:table-cell office:value-type="float" office:value="11.595" calcext:value-type="float">
            <text:p>11.595</text:p>
          </table:table-cell>
          <table:table-cell table:number-columns-repeated="10"/>
        </table:table-row>
        <table:table-row table:style-name="ro1">
          <table:table-cell office:value-type="float" office:value="485938" calcext:value-type="float">
            <text:p>485938</text:p>
          </table:table-cell>
          <table:table-cell office:value-type="float" office:value="3321" calcext:value-type="float">
            <text:p>3321</text:p>
          </table:table-cell>
          <table:table-cell office:value-type="float" office:value="11.595" calcext:value-type="float">
            <text:p>11.595</text:p>
          </table:table-cell>
          <table:table-cell table:number-columns-repeated="10"/>
        </table:table-row>
        <table:table-row table:style-name="ro1">
          <table:table-cell office:value-type="float" office:value="485938" calcext:value-type="float">
            <text:p>485938</text:p>
          </table:table-cell>
          <table:table-cell office:value-type="float" office:value="3319" calcext:value-type="float">
            <text:p>3319</text:p>
          </table:table-cell>
          <table:table-cell office:value-type="float" office:value="11.585" calcext:value-type="float">
            <text:p>11.585</text:p>
          </table:table-cell>
          <table:table-cell table:number-columns-repeated="10"/>
        </table:table-row>
        <table:table-row table:style-name="ro1">
          <table:table-cell office:value-type="float" office:value="488202" calcext:value-type="float">
            <text:p>488202</text:p>
          </table:table-cell>
          <table:table-cell office:value-type="float" office:value="3319" calcext:value-type="float">
            <text:p>3319</text:p>
          </table:table-cell>
          <table:table-cell office:value-type="float" office:value="11.585" calcext:value-type="float">
            <text:p>11.585</text:p>
          </table:table-cell>
          <table:table-cell table:number-columns-repeated="10"/>
        </table:table-row>
        <table:table-row table:style-name="ro1">
          <table:table-cell office:value-type="float" office:value="488202" calcext:value-type="float">
            <text:p>488202</text:p>
          </table:table-cell>
          <table:table-cell office:value-type="float" office:value="3319" calcext:value-type="float">
            <text:p>3319</text:p>
          </table:table-cell>
          <table:table-cell office:value-type="float" office:value="11.585" calcext:value-type="float">
            <text:p>11.585</text:p>
          </table:table-cell>
          <table:table-cell table:number-columns-repeated="10"/>
        </table:table-row>
        <table:table-row table:style-name="ro1">
          <table:table-cell office:value-type="float" office:value="488202" calcext:value-type="float">
            <text:p>488202</text:p>
          </table:table-cell>
          <table:table-cell office:value-type="float" office:value="3319" calcext:value-type="float">
            <text:p>3319</text:p>
          </table:table-cell>
          <table:table-cell office:value-type="float" office:value="11.585" calcext:value-type="float">
            <text:p>11.585</text:p>
          </table:table-cell>
          <table:table-cell table:number-columns-repeated="10"/>
        </table:table-row>
        <table:table-row table:style-name="ro1">
          <table:table-cell office:value-type="float" office:value="488202" calcext:value-type="float">
            <text:p>488202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90476" calcext:value-type="float">
            <text:p>490476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90476" calcext:value-type="float">
            <text:p>490476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90476" calcext:value-type="float">
            <text:p>490476</text:p>
          </table:table-cell>
          <table:table-cell office:value-type="float" office:value="3319" calcext:value-type="float">
            <text:p>3319</text:p>
          </table:table-cell>
          <table:table-cell office:value-type="float" office:value="11.585" calcext:value-type="float">
            <text:p>11.585</text:p>
          </table:table-cell>
          <table:table-cell table:number-columns-repeated="10"/>
        </table:table-row>
        <table:table-row table:style-name="ro1">
          <table:table-cell office:value-type="float" office:value="492740" calcext:value-type="float">
            <text:p>492740</text:p>
          </table:table-cell>
          <table:table-cell office:value-type="float" office:value="3319" calcext:value-type="float">
            <text:p>3319</text:p>
          </table:table-cell>
          <table:table-cell office:value-type="float" office:value="11.585" calcext:value-type="float">
            <text:p>11.585</text:p>
          </table:table-cell>
          <table:table-cell table:number-columns-repeated="10"/>
        </table:table-row>
        <table:table-row table:style-name="ro1">
          <table:table-cell office:value-type="float" office:value="492740" calcext:value-type="float">
            <text:p>492740</text:p>
          </table:table-cell>
          <table:table-cell office:value-type="float" office:value="3319" calcext:value-type="float">
            <text:p>3319</text:p>
          </table:table-cell>
          <table:table-cell office:value-type="float" office:value="11.585" calcext:value-type="float">
            <text:p>11.585</text:p>
          </table:table-cell>
          <table:table-cell table:number-columns-repeated="10"/>
        </table:table-row>
        <table:table-row table:style-name="ro1">
          <table:table-cell office:value-type="float" office:value="492740" calcext:value-type="float">
            <text:p>492740</text:p>
          </table:table-cell>
          <table:table-cell office:value-type="float" office:value="3319" calcext:value-type="float">
            <text:p>3319</text:p>
          </table:table-cell>
          <table:table-cell office:value-type="float" office:value="11.585" calcext:value-type="float">
            <text:p>11.585</text:p>
          </table:table-cell>
          <table:table-cell table:number-columns-repeated="10"/>
        </table:table-row>
        <table:table-row table:style-name="ro1">
          <table:table-cell office:value-type="float" office:value="492740" calcext:value-type="float">
            <text:p>492740</text:p>
          </table:table-cell>
          <table:table-cell office:value-type="float" office:value="3318" calcext:value-type="float">
            <text:p>3318</text:p>
          </table:table-cell>
          <table:table-cell office:value-type="float" office:value="11.58" calcext:value-type="float">
            <text:p>11.58</text:p>
          </table:table-cell>
          <table:table-cell table:number-columns-repeated="10"/>
        </table:table-row>
        <table:table-row table:style-name="ro1">
          <table:table-cell office:value-type="float" office:value="495004" calcext:value-type="float">
            <text:p>495004</text:p>
          </table:table-cell>
          <table:table-cell office:value-type="float" office:value="3318" calcext:value-type="float">
            <text:p>3318</text:p>
          </table:table-cell>
          <table:table-cell office:value-type="float" office:value="11.58" calcext:value-type="float">
            <text:p>11.58</text:p>
          </table:table-cell>
          <table:table-cell table:number-columns-repeated="10"/>
        </table:table-row>
        <table:table-row table:style-name="ro1">
          <table:table-cell office:value-type="float" office:value="495004" calcext:value-type="float">
            <text:p>495004</text:p>
          </table:table-cell>
          <table:table-cell office:value-type="float" office:value="3318" calcext:value-type="float">
            <text:p>3318</text:p>
          </table:table-cell>
          <table:table-cell office:value-type="float" office:value="11.58" calcext:value-type="float">
            <text:p>11.58</text:p>
          </table:table-cell>
          <table:table-cell table:number-columns-repeated="10"/>
        </table:table-row>
        <table:table-row table:style-name="ro1">
          <table:table-cell office:value-type="float" office:value="495004" calcext:value-type="float">
            <text:p>495004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497255" calcext:value-type="float">
            <text:p>497255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497255" calcext:value-type="float">
            <text:p>497255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497255" calcext:value-type="float">
            <text:p>497255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497255" calcext:value-type="float">
            <text:p>497255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99501" calcext:value-type="float">
            <text:p>499501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99501" calcext:value-type="float">
            <text:p>499501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499501" calcext:value-type="float">
            <text:p>499501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499501" calcext:value-type="float">
            <text:p>499501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501768" calcext:value-type="float">
            <text:p>501768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501768" calcext:value-type="float">
            <text:p>501768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501768" calcext:value-type="float">
            <text:p>501768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504024" calcext:value-type="float">
            <text:p>504024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504024" calcext:value-type="float">
            <text:p>504024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504024" calcext:value-type="float">
            <text:p>504024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504024" calcext:value-type="float">
            <text:p>504024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506287" calcext:value-type="float">
            <text:p>506287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506287" calcext:value-type="float">
            <text:p>506287</text:p>
          </table:table-cell>
          <table:table-cell office:value-type="float" office:value="3320" calcext:value-type="float">
            <text:p>3320</text:p>
          </table:table-cell>
          <table:table-cell office:value-type="float" office:value="11.59" calcext:value-type="float">
            <text:p>11.59</text:p>
          </table:table-cell>
          <table:table-cell table:number-columns-repeated="10"/>
        </table:table-row>
        <table:table-row table:style-name="ro1">
          <table:table-cell office:value-type="float" office:value="506287" calcext:value-type="float">
            <text:p>506287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508549" calcext:value-type="float">
            <text:p>508549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508549" calcext:value-type="float">
            <text:p>508549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508549" calcext:value-type="float">
            <text:p>508549</text:p>
          </table:table-cell>
          <table:table-cell office:value-type="float" office:value="3317" calcext:value-type="float">
            <text:p>3317</text:p>
          </table:table-cell>
          <table:table-cell office:value-type="float" office:value="11.575" calcext:value-type="float">
            <text:p>11.575</text:p>
          </table:table-cell>
          <table:table-cell table:number-columns-repeated="10"/>
        </table:table-row>
        <table:table-row table:style-name="ro1">
          <table:table-cell office:value-type="float" office:value="508549" calcext:value-type="float">
            <text:p>508549</text:p>
          </table:table-cell>
          <table:table-cell office:value-type="float" office:value="3316" calcext:value-type="float">
            <text:p>3316</text:p>
          </table:table-cell>
          <table:table-cell office:value-type="float" office:value="11.57" calcext:value-type="float">
            <text:p>11.57</text:p>
          </table:table-cell>
          <table:table-cell table:number-columns-repeated="10"/>
        </table:table-row>
        <table:table-row table:style-name="ro1">
          <table:table-cell office:value-type="float" office:value="510811" calcext:value-type="float">
            <text:p>510811</text:p>
          </table:table-cell>
          <table:table-cell office:value-type="float" office:value="3316" calcext:value-type="float">
            <text:p>3316</text:p>
          </table:table-cell>
          <table:table-cell office:value-type="float" office:value="11.57" calcext:value-type="float">
            <text:p>11.57</text:p>
          </table:table-cell>
          <table:table-cell table:number-columns-repeated="10"/>
        </table:table-row>
        <table:table-row table:style-name="ro1">
          <table:table-cell office:value-type="float" office:value="510811" calcext:value-type="float">
            <text:p>510811</text:p>
          </table:table-cell>
          <table:table-cell office:value-type="float" office:value="3316" calcext:value-type="float">
            <text:p>3316</text:p>
          </table:table-cell>
          <table:table-cell office:value-type="float" office:value="11.57" calcext:value-type="float">
            <text:p>11.57</text:p>
          </table:table-cell>
          <table:table-cell table:number-columns-repeated="10"/>
        </table:table-row>
        <table:table-row table:style-name="ro1">
          <table:table-cell office:value-type="float" office:value="510811" calcext:value-type="float">
            <text:p>510811</text:p>
          </table:table-cell>
          <table:table-cell office:value-type="float" office:value="3314" calcext:value-type="float">
            <text:p>3314</text:p>
          </table:table-cell>
          <table:table-cell office:value-type="float" office:value="11.56" calcext:value-type="float">
            <text:p>11.56</text:p>
          </table:table-cell>
          <table:table-cell table:number-columns-repeated="10"/>
        </table:table-row>
        <table:table-row table:style-name="ro1">
          <table:table-cell office:value-type="float" office:value="513069" calcext:value-type="float">
            <text:p>513069</text:p>
          </table:table-cell>
          <table:table-cell office:value-type="float" office:value="3314" calcext:value-type="float">
            <text:p>3314</text:p>
          </table:table-cell>
          <table:table-cell office:value-type="float" office:value="11.56" calcext:value-type="float">
            <text:p>11.56</text:p>
          </table:table-cell>
          <table:table-cell table:number-columns-repeated="10"/>
        </table:table-row>
        <table:table-row table:style-name="ro1">
          <table:table-cell office:value-type="float" office:value="513069" calcext:value-type="float">
            <text:p>513069</text:p>
          </table:table-cell>
          <table:table-cell office:value-type="float" office:value="3314" calcext:value-type="float">
            <text:p>3314</text:p>
          </table:table-cell>
          <table:table-cell office:value-type="float" office:value="11.56" calcext:value-type="float">
            <text:p>11.56</text:p>
          </table:table-cell>
          <table:table-cell table:number-columns-repeated="10"/>
        </table:table-row>
        <table:table-row table:style-name="ro1">
          <table:table-cell office:value-type="float" office:value="513069" calcext:value-type="float">
            <text:p>513069</text:p>
          </table:table-cell>
          <table:table-cell office:value-type="float" office:value="3314" calcext:value-type="float">
            <text:p>3314</text:p>
          </table:table-cell>
          <table:table-cell office:value-type="float" office:value="11.56" calcext:value-type="float">
            <text:p>11.56</text:p>
          </table:table-cell>
          <table:table-cell table:number-columns-repeated="10"/>
        </table:table-row>
        <table:table-row table:style-name="ro1">
          <table:table-cell office:value-type="float" office:value="513069" calcext:value-type="float">
            <text:p>513069</text:p>
          </table:table-cell>
          <table:table-cell office:value-type="float" office:value="3313" calcext:value-type="float">
            <text:p>3313</text:p>
          </table:table-cell>
          <table:table-cell office:value-type="float" office:value="11.555" calcext:value-type="float">
            <text:p>11.555</text:p>
          </table:table-cell>
          <table:table-cell table:number-columns-repeated="10"/>
        </table:table-row>
        <table:table-row table:style-name="ro1">
          <table:table-cell office:value-type="float" office:value="515324" calcext:value-type="float">
            <text:p>515324</text:p>
          </table:table-cell>
          <table:table-cell office:value-type="float" office:value="3313" calcext:value-type="float">
            <text:p>3313</text:p>
          </table:table-cell>
          <table:table-cell office:value-type="float" office:value="11.555" calcext:value-type="float">
            <text:p>11.555</text:p>
          </table:table-cell>
          <table:table-cell table:number-columns-repeated="10"/>
        </table:table-row>
        <table:table-row table:style-name="ro1">
          <table:table-cell office:value-type="float" office:value="515324" calcext:value-type="float">
            <text:p>515324</text:p>
          </table:table-cell>
          <table:table-cell office:value-type="float" office:value="3313" calcext:value-type="float">
            <text:p>3313</text:p>
          </table:table-cell>
          <table:table-cell office:value-type="float" office:value="11.555" calcext:value-type="float">
            <text:p>11.555</text:p>
          </table:table-cell>
          <table:table-cell table:number-columns-repeated="10"/>
        </table:table-row>
        <table:table-row table:style-name="ro1">
          <table:table-cell office:value-type="float" office:value="515324" calcext:value-type="float">
            <text:p>515324</text:p>
          </table:table-cell>
          <table:table-cell office:value-type="float" office:value="3313" calcext:value-type="float">
            <text:p>3313</text:p>
          </table:table-cell>
          <table:table-cell office:value-type="float" office:value="11.555" calcext:value-type="float">
            <text:p>11.555</text:p>
          </table:table-cell>
          <table:table-cell table:number-columns-repeated="10"/>
        </table:table-row>
        <table:table-row table:style-name="ro1">
          <table:table-cell office:value-type="float" office:value="515324" calcext:value-type="float">
            <text:p>515324</text:p>
          </table:table-cell>
          <table:table-cell office:value-type="float" office:value="3312" calcext:value-type="float">
            <text:p>3312</text:p>
          </table:table-cell>
          <table:table-cell office:value-type="float" office:value="11.55" calcext:value-type="float">
            <text:p>11.55</text:p>
          </table:table-cell>
          <table:table-cell table:number-columns-repeated="10"/>
        </table:table-row>
        <table:table-row table:style-name="ro1">
          <table:table-cell office:value-type="float" office:value="517582" calcext:value-type="float">
            <text:p>517582</text:p>
          </table:table-cell>
          <table:table-cell office:value-type="float" office:value="3312" calcext:value-type="float">
            <text:p>3312</text:p>
          </table:table-cell>
          <table:table-cell office:value-type="float" office:value="11.55" calcext:value-type="float">
            <text:p>11.55</text:p>
          </table:table-cell>
          <table:table-cell table:number-columns-repeated="10"/>
        </table:table-row>
        <table:table-row table:style-name="ro1">
          <table:table-cell office:value-type="float" office:value="517582" calcext:value-type="float">
            <text:p>517582</text:p>
          </table:table-cell>
          <table:table-cell office:value-type="float" office:value="3312" calcext:value-type="float">
            <text:p>3312</text:p>
          </table:table-cell>
          <table:table-cell office:value-type="float" office:value="11.55" calcext:value-type="float">
            <text:p>11.55</text:p>
          </table:table-cell>
          <table:table-cell table:number-columns-repeated="10"/>
        </table:table-row>
        <table:table-row table:style-name="ro1">
          <table:table-cell office:value-type="float" office:value="517582" calcext:value-type="float">
            <text:p>517582</text:p>
          </table:table-cell>
          <table:table-cell office:value-type="float" office:value="3310" calcext:value-type="float">
            <text:p>3310</text:p>
          </table:table-cell>
          <table:table-cell office:value-type="float" office:value="11.54" calcext:value-type="float">
            <text:p>11.54</text:p>
          </table:table-cell>
          <table:table-cell table:number-columns-repeated="10"/>
        </table:table-row>
        <table:table-row table:style-name="ro1">
          <table:table-cell office:value-type="float" office:value="519841" calcext:value-type="float">
            <text:p>519841</text:p>
          </table:table-cell>
          <table:table-cell office:value-type="float" office:value="3310" calcext:value-type="float">
            <text:p>3310</text:p>
          </table:table-cell>
          <table:table-cell office:value-type="float" office:value="11.54" calcext:value-type="float">
            <text:p>11.54</text:p>
          </table:table-cell>
          <table:table-cell table:number-columns-repeated="10"/>
        </table:table-row>
        <table:table-row table:style-name="ro1">
          <table:table-cell office:value-type="float" office:value="519841" calcext:value-type="float">
            <text:p>519841</text:p>
          </table:table-cell>
          <table:table-cell office:value-type="float" office:value="3310" calcext:value-type="float">
            <text:p>3310</text:p>
          </table:table-cell>
          <table:table-cell office:value-type="float" office:value="11.54" calcext:value-type="float">
            <text:p>11.54</text:p>
          </table:table-cell>
          <table:table-cell table:number-columns-repeated="10"/>
        </table:table-row>
        <table:table-row table:style-name="ro1">
          <table:table-cell office:value-type="float" office:value="519841" calcext:value-type="float">
            <text:p>519841</text:p>
          </table:table-cell>
          <table:table-cell office:value-type="float" office:value="3310" calcext:value-type="float">
            <text:p>3310</text:p>
          </table:table-cell>
          <table:table-cell office:value-type="float" office:value="11.54" calcext:value-type="float">
            <text:p>11.54</text:p>
          </table:table-cell>
          <table:table-cell table:number-columns-repeated="10"/>
        </table:table-row>
        <table:table-row table:style-name="ro1">
          <table:table-cell office:value-type="float" office:value="519841" calcext:value-type="float">
            <text:p>519841</text:p>
          </table:table-cell>
          <table:table-cell office:value-type="float" office:value="3314" calcext:value-type="float">
            <text:p>3314</text:p>
          </table:table-cell>
          <table:table-cell office:value-type="float" office:value="11.56" calcext:value-type="float">
            <text:p>11.56</text:p>
          </table:table-cell>
          <table:table-cell table:number-columns-repeated="10"/>
        </table:table-row>
        <table:table-row table:style-name="ro1">
          <table:table-cell office:value-type="float" office:value="522117" calcext:value-type="float">
            <text:p>522117</text:p>
          </table:table-cell>
          <table:table-cell office:value-type="float" office:value="3314" calcext:value-type="float">
            <text:p>3314</text:p>
          </table:table-cell>
          <table:table-cell office:value-type="float" office:value="11.56" calcext:value-type="float">
            <text:p>11.56</text:p>
          </table:table-cell>
          <table:table-cell table:number-columns-repeated="10"/>
        </table:table-row>
        <table:table-row table:style-name="ro1">
          <table:table-cell office:value-type="float" office:value="522117" calcext:value-type="float">
            <text:p>522117</text:p>
          </table:table-cell>
          <table:table-cell office:value-type="float" office:value="3314" calcext:value-type="float">
            <text:p>3314</text:p>
          </table:table-cell>
          <table:table-cell office:value-type="float" office:value="11.56" calcext:value-type="float">
            <text:p>11.56</text:p>
          </table:table-cell>
          <table:table-cell table:number-columns-repeated="10"/>
        </table:table-row>
        <table:table-row table:style-name="ro1">
          <table:table-cell office:value-type="float" office:value="522117" calcext:value-type="float">
            <text:p>522117</text:p>
          </table:table-cell>
          <table:table-cell office:value-type="float" office:value="3311" calcext:value-type="float">
            <text:p>3311</text:p>
          </table:table-cell>
          <table:table-cell office:value-type="float" office:value="11.545" calcext:value-type="float">
            <text:p>11.545</text:p>
          </table:table-cell>
          <table:table-cell table:number-columns-repeated="10"/>
        </table:table-row>
        <table:table-row table:style-name="ro1">
          <table:table-cell office:value-type="float" office:value="524349" calcext:value-type="float">
            <text:p>524349</text:p>
          </table:table-cell>
          <table:table-cell office:value-type="float" office:value="3311" calcext:value-type="float">
            <text:p>3311</text:p>
          </table:table-cell>
          <table:table-cell office:value-type="float" office:value="11.545" calcext:value-type="float">
            <text:p>11.545</text:p>
          </table:table-cell>
          <table:table-cell table:number-columns-repeated="10"/>
        </table:table-row>
        <table:table-row table:style-name="ro1">
          <table:table-cell office:value-type="float" office:value="524349" calcext:value-type="float">
            <text:p>524349</text:p>
          </table:table-cell>
          <table:table-cell office:value-type="float" office:value="3311" calcext:value-type="float">
            <text:p>3311</text:p>
          </table:table-cell>
          <table:table-cell office:value-type="float" office:value="11.545" calcext:value-type="float">
            <text:p>11.545</text:p>
          </table:table-cell>
          <table:table-cell table:number-columns-repeated="10"/>
        </table:table-row>
        <table:table-row table:style-name="ro1">
          <table:table-cell office:value-type="float" office:value="524349" calcext:value-type="float">
            <text:p>524349</text:p>
          </table:table-cell>
          <table:table-cell office:value-type="float" office:value="3311" calcext:value-type="float">
            <text:p>3311</text:p>
          </table:table-cell>
          <table:table-cell office:value-type="float" office:value="11.545" calcext:value-type="float">
            <text:p>11.545</text:p>
          </table:table-cell>
          <table:table-cell table:number-columns-repeated="10"/>
        </table:table-row>
        <table:table-row table:style-name="ro1">
          <table:table-cell office:value-type="float" office:value="524349" calcext:value-type="float">
            <text:p>524349</text:p>
          </table:table-cell>
          <table:table-cell office:value-type="float" office:value="3309" calcext:value-type="float">
            <text:p>3309</text:p>
          </table:table-cell>
          <table:table-cell office:value-type="float" office:value="11.535" calcext:value-type="float">
            <text:p>11.535</text:p>
          </table:table-cell>
          <table:table-cell table:number-columns-repeated="10"/>
        </table:table-row>
        <table:table-row table:style-name="ro1">
          <table:table-cell office:value-type="float" office:value="526603" calcext:value-type="float">
            <text:p>526603</text:p>
          </table:table-cell>
          <table:table-cell office:value-type="float" office:value="3309" calcext:value-type="float">
            <text:p>3309</text:p>
          </table:table-cell>
          <table:table-cell office:value-type="float" office:value="11.535" calcext:value-type="float">
            <text:p>11.535</text:p>
          </table:table-cell>
          <table:table-cell table:number-columns-repeated="10"/>
        </table:table-row>
        <table:table-row table:style-name="ro1">
          <table:table-cell office:value-type="float" office:value="526603" calcext:value-type="float">
            <text:p>526603</text:p>
          </table:table-cell>
          <table:table-cell office:value-type="float" office:value="3309" calcext:value-type="float">
            <text:p>3309</text:p>
          </table:table-cell>
          <table:table-cell office:value-type="float" office:value="11.535" calcext:value-type="float">
            <text:p>11.535</text:p>
          </table:table-cell>
          <table:table-cell table:number-columns-repeated="10"/>
        </table:table-row>
        <table:table-row table:style-name="ro1">
          <table:table-cell office:value-type="float" office:value="526603" calcext:value-type="float">
            <text:p>526603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28860" calcext:value-type="float">
            <text:p>528860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28860" calcext:value-type="float">
            <text:p>528860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28860" calcext:value-type="float">
            <text:p>528860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28860" calcext:value-type="float">
            <text:p>528860</text:p>
          </table:table-cell>
          <table:table-cell office:value-type="float" office:value="3308" calcext:value-type="float">
            <text:p>3308</text:p>
          </table:table-cell>
          <table:table-cell office:value-type="float" office:value="11.53" calcext:value-type="float">
            <text:p>11.53</text:p>
          </table:table-cell>
          <table:table-cell table:number-columns-repeated="10"/>
        </table:table-row>
        <table:table-row table:style-name="ro1">
          <table:table-cell office:value-type="float" office:value="531112" calcext:value-type="float">
            <text:p>531112</text:p>
          </table:table-cell>
          <table:table-cell office:value-type="float" office:value="3308" calcext:value-type="float">
            <text:p>3308</text:p>
          </table:table-cell>
          <table:table-cell office:value-type="float" office:value="11.53" calcext:value-type="float">
            <text:p>11.53</text:p>
          </table:table-cell>
          <table:table-cell table:number-columns-repeated="10"/>
        </table:table-row>
        <table:table-row table:style-name="ro1">
          <table:table-cell office:value-type="float" office:value="531112" calcext:value-type="float">
            <text:p>531112</text:p>
          </table:table-cell>
          <table:table-cell office:value-type="float" office:value="3308" calcext:value-type="float">
            <text:p>3308</text:p>
          </table:table-cell>
          <table:table-cell office:value-type="float" office:value="11.53" calcext:value-type="float">
            <text:p>11.53</text:p>
          </table:table-cell>
          <table:table-cell table:number-columns-repeated="10"/>
        </table:table-row>
        <table:table-row table:style-name="ro1">
          <table:table-cell office:value-type="float" office:value="531112" calcext:value-type="float">
            <text:p>531112</text:p>
          </table:table-cell>
          <table:table-cell office:value-type="float" office:value="3308" calcext:value-type="float">
            <text:p>3308</text:p>
          </table:table-cell>
          <table:table-cell office:value-type="float" office:value="11.53" calcext:value-type="float">
            <text:p>11.53</text:p>
          </table:table-cell>
          <table:table-cell table:number-columns-repeated="10"/>
        </table:table-row>
        <table:table-row table:style-name="ro1">
          <table:table-cell office:value-type="float" office:value="531112" calcext:value-type="float">
            <text:p>531112</text:p>
          </table:table-cell>
          <table:table-cell office:value-type="float" office:value="3308" calcext:value-type="float">
            <text:p>3308</text:p>
          </table:table-cell>
          <table:table-cell office:value-type="float" office:value="11.53" calcext:value-type="float">
            <text:p>11.53</text:p>
          </table:table-cell>
          <table:table-cell table:number-columns-repeated="10"/>
        </table:table-row>
        <table:table-row table:style-name="ro1">
          <table:table-cell office:value-type="float" office:value="533357" calcext:value-type="float">
            <text:p>533357</text:p>
          </table:table-cell>
          <table:table-cell office:value-type="float" office:value="3308" calcext:value-type="float">
            <text:p>3308</text:p>
          </table:table-cell>
          <table:table-cell office:value-type="float" office:value="11.53" calcext:value-type="float">
            <text:p>11.53</text:p>
          </table:table-cell>
          <table:table-cell table:number-columns-repeated="10"/>
        </table:table-row>
        <table:table-row table:style-name="ro1">
          <table:table-cell office:value-type="float" office:value="533357" calcext:value-type="float">
            <text:p>533357</text:p>
          </table:table-cell>
          <table:table-cell office:value-type="float" office:value="3308" calcext:value-type="float">
            <text:p>3308</text:p>
          </table:table-cell>
          <table:table-cell office:value-type="float" office:value="11.53" calcext:value-type="float">
            <text:p>11.53</text:p>
          </table:table-cell>
          <table:table-cell table:number-columns-repeated="10"/>
        </table:table-row>
        <table:table-row table:style-name="ro1">
          <table:table-cell office:value-type="float" office:value="533357" calcext:value-type="float">
            <text:p>533357</text:p>
          </table:table-cell>
          <table:table-cell office:value-type="float" office:value="3307" calcext:value-type="float">
            <text:p>3307</text:p>
          </table:table-cell>
          <table:table-cell office:value-type="float" office:value="11.525" calcext:value-type="float">
            <text:p>11.525</text:p>
          </table:table-cell>
          <table:table-cell table:number-columns-repeated="10"/>
        </table:table-row>
        <table:table-row table:style-name="ro1">
          <table:table-cell office:value-type="float" office:value="535602" calcext:value-type="float">
            <text:p>535602</text:p>
          </table:table-cell>
          <table:table-cell office:value-type="float" office:value="3307" calcext:value-type="float">
            <text:p>3307</text:p>
          </table:table-cell>
          <table:table-cell office:value-type="float" office:value="11.525" calcext:value-type="float">
            <text:p>11.525</text:p>
          </table:table-cell>
          <table:table-cell table:number-columns-repeated="10"/>
        </table:table-row>
        <table:table-row table:style-name="ro1">
          <table:table-cell office:value-type="float" office:value="535602" calcext:value-type="float">
            <text:p>535602</text:p>
          </table:table-cell>
          <table:table-cell office:value-type="float" office:value="3307" calcext:value-type="float">
            <text:p>3307</text:p>
          </table:table-cell>
          <table:table-cell office:value-type="float" office:value="11.525" calcext:value-type="float">
            <text:p>11.525</text:p>
          </table:table-cell>
          <table:table-cell table:number-columns-repeated="10"/>
        </table:table-row>
        <table:table-row table:style-name="ro1">
          <table:table-cell office:value-type="float" office:value="535602" calcext:value-type="float">
            <text:p>535602</text:p>
          </table:table-cell>
          <table:table-cell office:value-type="float" office:value="3307" calcext:value-type="float">
            <text:p>3307</text:p>
          </table:table-cell>
          <table:table-cell office:value-type="float" office:value="11.525" calcext:value-type="float">
            <text:p>11.525</text:p>
          </table:table-cell>
          <table:table-cell table:number-columns-repeated="10"/>
        </table:table-row>
        <table:table-row table:style-name="ro1">
          <table:table-cell office:value-type="float" office:value="535602" calcext:value-type="float">
            <text:p>535602</text:p>
          </table:table-cell>
          <table:table-cell office:value-type="float" office:value="3310" calcext:value-type="float">
            <text:p>3310</text:p>
          </table:table-cell>
          <table:table-cell office:value-type="float" office:value="11.54" calcext:value-type="float">
            <text:p>11.54</text:p>
          </table:table-cell>
          <table:table-cell table:number-columns-repeated="10"/>
        </table:table-row>
        <table:table-row table:style-name="ro1">
          <table:table-cell office:value-type="float" office:value="537844" calcext:value-type="float">
            <text:p>537844</text:p>
          </table:table-cell>
          <table:table-cell office:value-type="float" office:value="3310" calcext:value-type="float">
            <text:p>3310</text:p>
          </table:table-cell>
          <table:table-cell office:value-type="float" office:value="11.54" calcext:value-type="float">
            <text:p>11.54</text:p>
          </table:table-cell>
          <table:table-cell table:number-columns-repeated="10"/>
        </table:table-row>
        <table:table-row table:style-name="ro1">
          <table:table-cell office:value-type="float" office:value="537844" calcext:value-type="float">
            <text:p>537844</text:p>
          </table:table-cell>
          <table:table-cell office:value-type="float" office:value="3310" calcext:value-type="float">
            <text:p>3310</text:p>
          </table:table-cell>
          <table:table-cell office:value-type="float" office:value="11.54" calcext:value-type="float">
            <text:p>11.54</text:p>
          </table:table-cell>
          <table:table-cell table:number-columns-repeated="10"/>
        </table:table-row>
        <table:table-row table:style-name="ro1">
          <table:table-cell office:value-type="float" office:value="537844" calcext:value-type="float">
            <text:p>537844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40103" calcext:value-type="float">
            <text:p>540103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40103" calcext:value-type="float">
            <text:p>540103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40103" calcext:value-type="float">
            <text:p>540103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40103" calcext:value-type="float">
            <text:p>540103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42361" calcext:value-type="float">
            <text:p>542361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42361" calcext:value-type="float">
            <text:p>542361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42361" calcext:value-type="float">
            <text:p>542361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44608" calcext:value-type="float">
            <text:p>544608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44608" calcext:value-type="float">
            <text:p>544608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44608" calcext:value-type="float">
            <text:p>544608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44608" calcext:value-type="float">
            <text:p>544608</text:p>
          </table:table-cell>
          <table:table-cell office:value-type="float" office:value="3307" calcext:value-type="float">
            <text:p>3307</text:p>
          </table:table-cell>
          <table:table-cell office:value-type="float" office:value="11.525" calcext:value-type="float">
            <text:p>11.525</text:p>
          </table:table-cell>
          <table:table-cell table:number-columns-repeated="10"/>
        </table:table-row>
        <table:table-row table:style-name="ro1">
          <table:table-cell office:value-type="float" office:value="546865" calcext:value-type="float">
            <text:p>546865</text:p>
          </table:table-cell>
          <table:table-cell office:value-type="float" office:value="3307" calcext:value-type="float">
            <text:p>3307</text:p>
          </table:table-cell>
          <table:table-cell office:value-type="float" office:value="11.525" calcext:value-type="float">
            <text:p>11.525</text:p>
          </table:table-cell>
          <table:table-cell table:number-columns-repeated="10"/>
        </table:table-row>
        <table:table-row table:style-name="ro1">
          <table:table-cell office:value-type="float" office:value="546865" calcext:value-type="float">
            <text:p>546865</text:p>
          </table:table-cell>
          <table:table-cell office:value-type="float" office:value="3307" calcext:value-type="float">
            <text:p>3307</text:p>
          </table:table-cell>
          <table:table-cell office:value-type="float" office:value="11.525" calcext:value-type="float">
            <text:p>11.525</text:p>
          </table:table-cell>
          <table:table-cell table:number-columns-repeated="10"/>
        </table:table-row>
        <table:table-row table:style-name="ro1">
          <table:table-cell office:value-type="float" office:value="546865" calcext:value-type="float">
            <text:p>546865</text:p>
          </table:table-cell>
          <table:table-cell office:value-type="float" office:value="3307" calcext:value-type="float">
            <text:p>3307</text:p>
          </table:table-cell>
          <table:table-cell office:value-type="float" office:value="11.525" calcext:value-type="float">
            <text:p>11.525</text:p>
          </table:table-cell>
          <table:table-cell table:number-columns-repeated="10"/>
        </table:table-row>
        <table:table-row table:style-name="ro1">
          <table:table-cell office:value-type="float" office:value="546865" calcext:value-type="float">
            <text:p>546865</text:p>
          </table:table-cell>
          <table:table-cell office:value-type="float" office:value="3307" calcext:value-type="float">
            <text:p>3307</text:p>
          </table:table-cell>
          <table:table-cell office:value-type="float" office:value="11.525" calcext:value-type="float">
            <text:p>11.525</text:p>
          </table:table-cell>
          <table:table-cell table:number-columns-repeated="10"/>
        </table:table-row>
        <table:table-row table:style-name="ro1">
          <table:table-cell office:value-type="float" office:value="549113" calcext:value-type="float">
            <text:p>549113</text:p>
          </table:table-cell>
          <table:table-cell office:value-type="float" office:value="3307" calcext:value-type="float">
            <text:p>3307</text:p>
          </table:table-cell>
          <table:table-cell office:value-type="float" office:value="11.525" calcext:value-type="float">
            <text:p>11.525</text:p>
          </table:table-cell>
          <table:table-cell table:number-columns-repeated="10"/>
        </table:table-row>
        <table:table-row table:style-name="ro1">
          <table:table-cell office:value-type="float" office:value="549113" calcext:value-type="float">
            <text:p>549113</text:p>
          </table:table-cell>
          <table:table-cell office:value-type="float" office:value="3307" calcext:value-type="float">
            <text:p>3307</text:p>
          </table:table-cell>
          <table:table-cell office:value-type="float" office:value="11.525" calcext:value-type="float">
            <text:p>11.525</text:p>
          </table:table-cell>
          <table:table-cell table:number-columns-repeated="10"/>
        </table:table-row>
        <table:table-row table:style-name="ro1">
          <table:table-cell office:value-type="float" office:value="549113" calcext:value-type="float">
            <text:p>549113</text:p>
          </table:table-cell>
          <table:table-cell office:value-type="float" office:value="3303" calcext:value-type="float">
            <text:p>3303</text:p>
          </table:table-cell>
          <table:table-cell office:value-type="float" office:value="11.505" calcext:value-type="float">
            <text:p>11.505</text:p>
          </table:table-cell>
          <table:table-cell table:number-columns-repeated="10"/>
        </table:table-row>
        <table:table-row table:style-name="ro1">
          <table:table-cell office:value-type="float" office:value="551373" calcext:value-type="float">
            <text:p>551373</text:p>
          </table:table-cell>
          <table:table-cell office:value-type="float" office:value="3303" calcext:value-type="float">
            <text:p>3303</text:p>
          </table:table-cell>
          <table:table-cell office:value-type="float" office:value="11.505" calcext:value-type="float">
            <text:p>11.505</text:p>
          </table:table-cell>
          <table:table-cell table:number-columns-repeated="10"/>
        </table:table-row>
        <table:table-row table:style-name="ro1">
          <table:table-cell office:value-type="float" office:value="551373" calcext:value-type="float">
            <text:p>551373</text:p>
          </table:table-cell>
          <table:table-cell office:value-type="float" office:value="3303" calcext:value-type="float">
            <text:p>3303</text:p>
          </table:table-cell>
          <table:table-cell office:value-type="float" office:value="11.505" calcext:value-type="float">
            <text:p>11.505</text:p>
          </table:table-cell>
          <table:table-cell table:number-columns-repeated="10"/>
        </table:table-row>
        <table:table-row table:style-name="ro1">
          <table:table-cell office:value-type="float" office:value="551373" calcext:value-type="float">
            <text:p>551373</text:p>
          </table:table-cell>
          <table:table-cell office:value-type="float" office:value="3303" calcext:value-type="float">
            <text:p>3303</text:p>
          </table:table-cell>
          <table:table-cell office:value-type="float" office:value="11.505" calcext:value-type="float">
            <text:p>11.505</text:p>
          </table:table-cell>
          <table:table-cell table:number-columns-repeated="10"/>
        </table:table-row>
        <table:table-row table:style-name="ro1">
          <table:table-cell office:value-type="float" office:value="551373" calcext:value-type="float">
            <text:p>551373</text:p>
          </table:table-cell>
          <table:table-cell office:value-type="float" office:value="3304" calcext:value-type="float">
            <text:p>3304</text:p>
          </table:table-cell>
          <table:table-cell office:value-type="float" office:value="11.51" calcext:value-type="float">
            <text:p>11.51</text:p>
          </table:table-cell>
          <table:table-cell table:number-columns-repeated="10"/>
        </table:table-row>
        <table:table-row table:style-name="ro1">
          <table:table-cell office:value-type="float" office:value="553634" calcext:value-type="float">
            <text:p>553634</text:p>
          </table:table-cell>
          <table:table-cell office:value-type="float" office:value="3304" calcext:value-type="float">
            <text:p>3304</text:p>
          </table:table-cell>
          <table:table-cell office:value-type="float" office:value="11.51" calcext:value-type="float">
            <text:p>11.51</text:p>
          </table:table-cell>
          <table:table-cell table:number-columns-repeated="10"/>
        </table:table-row>
        <table:table-row table:style-name="ro1">
          <table:table-cell office:value-type="float" office:value="553634" calcext:value-type="float">
            <text:p>553634</text:p>
          </table:table-cell>
          <table:table-cell office:value-type="float" office:value="3304" calcext:value-type="float">
            <text:p>3304</text:p>
          </table:table-cell>
          <table:table-cell office:value-type="float" office:value="11.51" calcext:value-type="float">
            <text:p>11.51</text:p>
          </table:table-cell>
          <table:table-cell table:number-columns-repeated="10"/>
        </table:table-row>
        <table:table-row table:style-name="ro1">
          <table:table-cell office:value-type="float" office:value="553634" calcext:value-type="float">
            <text:p>553634</text:p>
          </table:table-cell>
          <table:table-cell office:value-type="float" office:value="3302" calcext:value-type="float">
            <text:p>3302</text:p>
          </table:table-cell>
          <table:table-cell office:value-type="float" office:value="11.5" calcext:value-type="float">
            <text:p>11.5</text:p>
          </table:table-cell>
          <table:table-cell table:number-columns-repeated="10"/>
        </table:table-row>
        <table:table-row table:style-name="ro1">
          <table:table-cell office:value-type="float" office:value="555885" calcext:value-type="float">
            <text:p>555885</text:p>
          </table:table-cell>
          <table:table-cell office:value-type="float" office:value="3302" calcext:value-type="float">
            <text:p>3302</text:p>
          </table:table-cell>
          <table:table-cell office:value-type="float" office:value="11.5" calcext:value-type="float">
            <text:p>11.5</text:p>
          </table:table-cell>
          <table:table-cell table:number-columns-repeated="10"/>
        </table:table-row>
        <table:table-row table:style-name="ro1">
          <table:table-cell office:value-type="float" office:value="555885" calcext:value-type="float">
            <text:p>555885</text:p>
          </table:table-cell>
          <table:table-cell office:value-type="float" office:value="3302" calcext:value-type="float">
            <text:p>3302</text:p>
          </table:table-cell>
          <table:table-cell office:value-type="float" office:value="11.5" calcext:value-type="float">
            <text:p>11.5</text:p>
          </table:table-cell>
          <table:table-cell table:number-columns-repeated="10"/>
        </table:table-row>
        <table:table-row table:style-name="ro1">
          <table:table-cell office:value-type="float" office:value="555885" calcext:value-type="float">
            <text:p>555885</text:p>
          </table:table-cell>
          <table:table-cell office:value-type="float" office:value="3302" calcext:value-type="float">
            <text:p>3302</text:p>
          </table:table-cell>
          <table:table-cell office:value-type="float" office:value="11.5" calcext:value-type="float">
            <text:p>11.5</text:p>
          </table:table-cell>
          <table:table-cell table:number-columns-repeated="10"/>
        </table:table-row>
        <table:table-row table:style-name="ro1">
          <table:table-cell office:value-type="float" office:value="555885" calcext:value-type="float">
            <text:p>555885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58141" calcext:value-type="float">
            <text:p>558141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58141" calcext:value-type="float">
            <text:p>558141</text:p>
          </table:table-cell>
          <table:table-cell office:value-type="float" office:value="3305" calcext:value-type="float">
            <text:p>3305</text:p>
          </table:table-cell>
          <table:table-cell office:value-type="float" office:value="11.515" calcext:value-type="float">
            <text:p>11.515</text:p>
          </table:table-cell>
          <table:table-cell table:number-columns-repeated="10"/>
        </table:table-row>
        <table:table-row table:style-name="ro1">
          <table:table-cell office:value-type="float" office:value="558141" calcext:value-type="float">
            <text:p>558141</text:p>
          </table:table-cell>
          <table:table-cell office:value-type="float" office:value="3300" calcext:value-type="float">
            <text:p>3300</text:p>
          </table:table-cell>
          <table:table-cell office:value-type="float" office:value="11.49" calcext:value-type="float">
            <text:p>11.49</text:p>
          </table:table-cell>
          <table:table-cell table:number-columns-repeated="10"/>
        </table:table-row>
        <table:table-row table:style-name="ro1">
          <table:table-cell office:value-type="float" office:value="560397" calcext:value-type="float">
            <text:p>560397</text:p>
          </table:table-cell>
          <table:table-cell office:value-type="float" office:value="3300" calcext:value-type="float">
            <text:p>3300</text:p>
          </table:table-cell>
          <table:table-cell office:value-type="float" office:value="11.49" calcext:value-type="float">
            <text:p>11.49</text:p>
          </table:table-cell>
          <table:table-cell table:number-columns-repeated="10"/>
        </table:table-row>
        <table:table-row table:style-name="ro1">
          <table:table-cell office:value-type="float" office:value="560397" calcext:value-type="float">
            <text:p>560397</text:p>
          </table:table-cell>
          <table:table-cell office:value-type="float" office:value="3300" calcext:value-type="float">
            <text:p>3300</text:p>
          </table:table-cell>
          <table:table-cell office:value-type="float" office:value="11.49" calcext:value-type="float">
            <text:p>11.49</text:p>
          </table:table-cell>
          <table:table-cell table:number-columns-repeated="10"/>
        </table:table-row>
        <table:table-row table:style-name="ro1">
          <table:table-cell office:value-type="float" office:value="560397" calcext:value-type="float">
            <text:p>560397</text:p>
          </table:table-cell>
          <table:table-cell office:value-type="float" office:value="3300" calcext:value-type="float">
            <text:p>3300</text:p>
          </table:table-cell>
          <table:table-cell office:value-type="float" office:value="11.49" calcext:value-type="float">
            <text:p>11.49</text:p>
          </table:table-cell>
          <table:table-cell table:number-columns-repeated="10"/>
        </table:table-row>
        <table:table-row table:style-name="ro1">
          <table:table-cell office:value-type="float" office:value="560397" calcext:value-type="float">
            <text:p>560397</text:p>
          </table:table-cell>
          <table:table-cell office:value-type="float" office:value="3300" calcext:value-type="float">
            <text:p>3300</text:p>
          </table:table-cell>
          <table:table-cell office:value-type="float" office:value="11.49" calcext:value-type="float">
            <text:p>11.49</text:p>
          </table:table-cell>
          <table:table-cell table:number-columns-repeated="10"/>
        </table:table-row>
        <table:table-row table:style-name="ro1">
          <table:table-cell office:value-type="float" office:value="562640" calcext:value-type="float">
            <text:p>562640</text:p>
          </table:table-cell>
          <table:table-cell office:value-type="float" office:value="3300" calcext:value-type="float">
            <text:p>3300</text:p>
          </table:table-cell>
          <table:table-cell office:value-type="float" office:value="11.49" calcext:value-type="float">
            <text:p>11.49</text:p>
          </table:table-cell>
          <table:table-cell table:number-columns-repeated="10"/>
        </table:table-row>
        <table:table-row table:style-name="ro1">
          <table:table-cell office:value-type="float" office:value="562640" calcext:value-type="float">
            <text:p>562640</text:p>
          </table:table-cell>
          <table:table-cell office:value-type="float" office:value="3300" calcext:value-type="float">
            <text:p>3300</text:p>
          </table:table-cell>
          <table:table-cell office:value-type="float" office:value="11.49" calcext:value-type="float">
            <text:p>11.49</text:p>
          </table:table-cell>
          <table:table-cell table:number-columns-repeated="10"/>
        </table:table-row>
        <table:table-row table:style-name="ro1">
          <table:table-cell office:value-type="float" office:value="562640" calcext:value-type="float">
            <text:p>562640</text:p>
          </table:table-cell>
          <table:table-cell office:value-type="float" office:value="3300" calcext:value-type="float">
            <text:p>3300</text:p>
          </table:table-cell>
          <table:table-cell office:value-type="float" office:value="11.49" calcext:value-type="float">
            <text:p>11.49</text:p>
          </table:table-cell>
          <table:table-cell table:number-columns-repeated="10"/>
        </table:table-row>
        <table:table-row table:style-name="ro1">
          <table:table-cell office:value-type="float" office:value="562640" calcext:value-type="float">
            <text:p>562640</text:p>
          </table:table-cell>
          <table:table-cell office:value-type="float" office:value="3300" calcext:value-type="float">
            <text:p>3300</text:p>
          </table:table-cell>
          <table:table-cell office:value-type="float" office:value="11.49" calcext:value-type="float">
            <text:p>11.49</text:p>
          </table:table-cell>
          <table:table-cell table:number-columns-repeated="10"/>
        </table:table-row>
        <table:table-row table:style-name="ro1">
          <table:table-cell office:value-type="float" office:value="564891" calcext:value-type="float">
            <text:p>564891</text:p>
          </table:table-cell>
          <table:table-cell office:value-type="float" office:value="3300" calcext:value-type="float">
            <text:p>3300</text:p>
          </table:table-cell>
          <table:table-cell office:value-type="float" office:value="11.49" calcext:value-type="float">
            <text:p>11.49</text:p>
          </table:table-cell>
          <table:table-cell table:number-columns-repeated="10"/>
        </table:table-row>
        <table:table-row table:style-name="ro1">
          <table:table-cell office:value-type="float" office:value="564891" calcext:value-type="float">
            <text:p>564891</text:p>
          </table:table-cell>
          <table:table-cell office:value-type="float" office:value="3300" calcext:value-type="float">
            <text:p>3300</text:p>
          </table:table-cell>
          <table:table-cell office:value-type="float" office:value="11.49" calcext:value-type="float">
            <text:p>11.49</text:p>
          </table:table-cell>
          <table:table-cell table:number-columns-repeated="10"/>
        </table:table-row>
        <table:table-row table:style-name="ro1">
          <table:table-cell office:value-type="float" office:value="564891" calcext:value-type="float">
            <text:p>564891</text:p>
          </table:table-cell>
          <table:table-cell office:value-type="float" office:value="3295" calcext:value-type="float">
            <text:p>3295</text:p>
          </table:table-cell>
          <table:table-cell office:value-type="float" office:value="11.465" calcext:value-type="float">
            <text:p>11.465</text:p>
          </table:table-cell>
          <table:table-cell table:number-columns-repeated="10"/>
        </table:table-row>
        <table:table-row table:style-name="ro1">
          <table:table-cell office:value-type="float" office:value="567149" calcext:value-type="float">
            <text:p>567149</text:p>
          </table:table-cell>
          <table:table-cell office:value-type="float" office:value="3295" calcext:value-type="float">
            <text:p>3295</text:p>
          </table:table-cell>
          <table:table-cell office:value-type="float" office:value="11.465" calcext:value-type="float">
            <text:p>11.465</text:p>
          </table:table-cell>
          <table:table-cell table:number-columns-repeated="10"/>
        </table:table-row>
        <table:table-row table:style-name="ro1">
          <table:table-cell office:value-type="float" office:value="567149" calcext:value-type="float">
            <text:p>567149</text:p>
          </table:table-cell>
          <table:table-cell office:value-type="float" office:value="3295" calcext:value-type="float">
            <text:p>3295</text:p>
          </table:table-cell>
          <table:table-cell office:value-type="float" office:value="11.465" calcext:value-type="float">
            <text:p>11.465</text:p>
          </table:table-cell>
          <table:table-cell table:number-columns-repeated="10"/>
        </table:table-row>
        <table:table-row table:style-name="ro1">
          <table:table-cell office:value-type="float" office:value="567149" calcext:value-type="float">
            <text:p>567149</text:p>
          </table:table-cell>
          <table:table-cell office:value-type="float" office:value="3295" calcext:value-type="float">
            <text:p>3295</text:p>
          </table:table-cell>
          <table:table-cell office:value-type="float" office:value="11.465" calcext:value-type="float">
            <text:p>11.465</text:p>
          </table:table-cell>
          <table:table-cell table:number-columns-repeated="10"/>
        </table:table-row>
        <table:table-row table:style-name="ro1">
          <table:table-cell office:value-type="float" office:value="567149" calcext:value-type="float">
            <text:p>567149</text:p>
          </table:table-cell>
          <table:table-cell office:value-type="float" office:value="3294" calcext:value-type="float">
            <text:p>3294</text:p>
          </table:table-cell>
          <table:table-cell office:value-type="float" office:value="11.46" calcext:value-type="float">
            <text:p>11.46</text:p>
          </table:table-cell>
          <table:table-cell table:number-columns-repeated="10"/>
        </table:table-row>
        <table:table-row table:style-name="ro1">
          <table:table-cell office:value-type="float" office:value="569418" calcext:value-type="float">
            <text:p>569418</text:p>
          </table:table-cell>
          <table:table-cell office:value-type="float" office:value="3294" calcext:value-type="float">
            <text:p>3294</text:p>
          </table:table-cell>
          <table:table-cell office:value-type="float" office:value="11.46" calcext:value-type="float">
            <text:p>11.46</text:p>
          </table:table-cell>
          <table:table-cell table:number-columns-repeated="10"/>
        </table:table-row>
        <table:table-row table:style-name="ro1">
          <table:table-cell office:value-type="float" office:value="569418" calcext:value-type="float">
            <text:p>569418</text:p>
          </table:table-cell>
          <table:table-cell office:value-type="float" office:value="3294" calcext:value-type="float">
            <text:p>3294</text:p>
          </table:table-cell>
          <table:table-cell office:value-type="float" office:value="11.46" calcext:value-type="float">
            <text:p>11.46</text:p>
          </table:table-cell>
          <table:table-cell table:number-columns-repeated="10"/>
        </table:table-row>
        <table:table-row table:style-name="ro1">
          <table:table-cell office:value-type="float" office:value="569418" calcext:value-type="float">
            <text:p>569418</text:p>
          </table:table-cell>
          <table:table-cell office:value-type="float" office:value="3289" calcext:value-type="float">
            <text:p>3289</text:p>
          </table:table-cell>
          <table:table-cell office:value-type="float" office:value="11.435" calcext:value-type="float">
            <text:p>11.435</text:p>
          </table:table-cell>
          <table:table-cell table:number-columns-repeated="10"/>
        </table:table-row>
        <table:table-row table:style-name="ro1">
          <table:table-cell office:value-type="float" office:value="571683" calcext:value-type="float">
            <text:p>571683</text:p>
          </table:table-cell>
          <table:table-cell office:value-type="float" office:value="3289" calcext:value-type="float">
            <text:p>3289</text:p>
          </table:table-cell>
          <table:table-cell office:value-type="float" office:value="11.435" calcext:value-type="float">
            <text:p>11.435</text:p>
          </table:table-cell>
          <table:table-cell table:number-columns-repeated="10"/>
        </table:table-row>
        <table:table-row table:style-name="ro1">
          <table:table-cell office:value-type="float" office:value="571683" calcext:value-type="float">
            <text:p>571683</text:p>
          </table:table-cell>
          <table:table-cell office:value-type="float" office:value="3289" calcext:value-type="float">
            <text:p>3289</text:p>
          </table:table-cell>
          <table:table-cell office:value-type="float" office:value="11.435" calcext:value-type="float">
            <text:p>11.435</text:p>
          </table:table-cell>
          <table:table-cell table:number-columns-repeated="10"/>
        </table:table-row>
        <table:table-row table:style-name="ro1">
          <table:table-cell office:value-type="float" office:value="571683" calcext:value-type="float">
            <text:p>571683</text:p>
          </table:table-cell>
          <table:table-cell office:value-type="float" office:value="3289" calcext:value-type="float">
            <text:p>3289</text:p>
          </table:table-cell>
          <table:table-cell office:value-type="float" office:value="11.435" calcext:value-type="float">
            <text:p>11.435</text:p>
          </table:table-cell>
          <table:table-cell table:number-columns-repeated="10"/>
        </table:table-row>
        <table:table-row table:style-name="ro1">
          <table:table-cell office:value-type="float" office:value="571683" calcext:value-type="float">
            <text:p>571683</text:p>
          </table:table-cell>
          <table:table-cell office:value-type="float" office:value="3288" calcext:value-type="float">
            <text:p>3288</text:p>
          </table:table-cell>
          <table:table-cell office:value-type="float" office:value="11.43" calcext:value-type="float">
            <text:p>11.43</text:p>
          </table:table-cell>
          <table:table-cell table:number-columns-repeated="10"/>
        </table:table-row>
        <table:table-row table:style-name="ro1">
          <table:table-cell office:value-type="float" office:value="573937" calcext:value-type="float">
            <text:p>573937</text:p>
          </table:table-cell>
          <table:table-cell office:value-type="float" office:value="3288" calcext:value-type="float">
            <text:p>3288</text:p>
          </table:table-cell>
          <table:table-cell office:value-type="float" office:value="11.43" calcext:value-type="float">
            <text:p>11.43</text:p>
          </table:table-cell>
          <table:table-cell table:number-columns-repeated="10"/>
        </table:table-row>
        <table:table-row table:style-name="ro1">
          <table:table-cell office:value-type="float" office:value="573937" calcext:value-type="float">
            <text:p>573937</text:p>
          </table:table-cell>
          <table:table-cell office:value-type="float" office:value="3288" calcext:value-type="float">
            <text:p>3288</text:p>
          </table:table-cell>
          <table:table-cell office:value-type="float" office:value="11.43" calcext:value-type="float">
            <text:p>11.43</text:p>
          </table:table-cell>
          <table:table-cell table:number-columns-repeated="10"/>
        </table:table-row>
        <table:table-row table:style-name="ro1">
          <table:table-cell office:value-type="float" office:value="573937" calcext:value-type="float">
            <text:p>573937</text:p>
          </table:table-cell>
          <table:table-cell office:value-type="float" office:value="3287" calcext:value-type="float">
            <text:p>3287</text:p>
          </table:table-cell>
          <table:table-cell office:value-type="float" office:value="11.425" calcext:value-type="float">
            <text:p>11.425</text:p>
          </table:table-cell>
          <table:table-cell table:number-columns-repeated="10"/>
        </table:table-row>
        <table:table-row table:style-name="ro1">
          <table:table-cell office:value-type="float" office:value="576192" calcext:value-type="float">
            <text:p>576192</text:p>
          </table:table-cell>
          <table:table-cell office:value-type="float" office:value="3287" calcext:value-type="float">
            <text:p>3287</text:p>
          </table:table-cell>
          <table:table-cell office:value-type="float" office:value="11.425" calcext:value-type="float">
            <text:p>11.425</text:p>
          </table:table-cell>
          <table:table-cell table:number-columns-repeated="10"/>
        </table:table-row>
        <table:table-row table:style-name="ro1">
          <table:table-cell office:value-type="float" office:value="576192" calcext:value-type="float">
            <text:p>576192</text:p>
          </table:table-cell>
          <table:table-cell office:value-type="float" office:value="3287" calcext:value-type="float">
            <text:p>3287</text:p>
          </table:table-cell>
          <table:table-cell office:value-type="float" office:value="11.425" calcext:value-type="float">
            <text:p>11.425</text:p>
          </table:table-cell>
          <table:table-cell table:number-columns-repeated="10"/>
        </table:table-row>
        <table:table-row table:style-name="ro1">
          <table:table-cell office:value-type="float" office:value="576192" calcext:value-type="float">
            <text:p>576192</text:p>
          </table:table-cell>
          <table:table-cell office:value-type="float" office:value="3287" calcext:value-type="float">
            <text:p>3287</text:p>
          </table:table-cell>
          <table:table-cell office:value-type="float" office:value="11.425" calcext:value-type="float">
            <text:p>11.425</text:p>
          </table:table-cell>
          <table:table-cell table:number-columns-repeated="10"/>
        </table:table-row>
        <table:table-row table:style-name="ro1">
          <table:table-cell office:value-type="float" office:value="576192" calcext:value-type="float">
            <text:p>576192</text:p>
          </table:table-cell>
          <table:table-cell office:value-type="float" office:value="3283" calcext:value-type="float">
            <text:p>3283</text:p>
          </table:table-cell>
          <table:table-cell office:value-type="float" office:value="11.405" calcext:value-type="float">
            <text:p>11.405</text:p>
          </table:table-cell>
          <table:table-cell table:number-columns-repeated="10"/>
        </table:table-row>
        <table:table-row table:style-name="ro1">
          <table:table-cell office:value-type="float" office:value="578449" calcext:value-type="float">
            <text:p>578449</text:p>
          </table:table-cell>
          <table:table-cell office:value-type="float" office:value="3283" calcext:value-type="float">
            <text:p>3283</text:p>
          </table:table-cell>
          <table:table-cell office:value-type="float" office:value="11.405" calcext:value-type="float">
            <text:p>11.405</text:p>
          </table:table-cell>
          <table:table-cell table:number-columns-repeated="10"/>
        </table:table-row>
        <table:table-row table:style-name="ro1">
          <table:table-cell office:value-type="float" office:value="578449" calcext:value-type="float">
            <text:p>578449</text:p>
          </table:table-cell>
          <table:table-cell office:value-type="float" office:value="3283" calcext:value-type="float">
            <text:p>3283</text:p>
          </table:table-cell>
          <table:table-cell office:value-type="float" office:value="11.405" calcext:value-type="float">
            <text:p>11.405</text:p>
          </table:table-cell>
          <table:table-cell table:number-columns-repeated="10"/>
        </table:table-row>
        <table:table-row table:style-name="ro1">
          <table:table-cell office:value-type="float" office:value="578449" calcext:value-type="float">
            <text:p>578449</text:p>
          </table:table-cell>
          <table:table-cell office:value-type="float" office:value="3283" calcext:value-type="float">
            <text:p>3283</text:p>
          </table:table-cell>
          <table:table-cell office:value-type="float" office:value="11.405" calcext:value-type="float">
            <text:p>11.405</text:p>
          </table:table-cell>
          <table:table-cell table:number-columns-repeated="10"/>
        </table:table-row>
        <table:table-row table:style-name="ro1">
          <table:table-cell office:value-type="float" office:value="578449" calcext:value-type="float">
            <text:p>578449</text:p>
          </table:table-cell>
          <table:table-cell office:value-type="float" office:value="3280" calcext:value-type="float">
            <text:p>3280</text:p>
          </table:table-cell>
          <table:table-cell office:value-type="float" office:value="11.39" calcext:value-type="float">
            <text:p>11.39</text:p>
          </table:table-cell>
          <table:table-cell table:number-columns-repeated="10"/>
        </table:table-row>
        <table:table-row table:style-name="ro1">
          <table:table-cell office:value-type="float" office:value="580719" calcext:value-type="float">
            <text:p>580719</text:p>
          </table:table-cell>
          <table:table-cell office:value-type="float" office:value="3280" calcext:value-type="float">
            <text:p>3280</text:p>
          </table:table-cell>
          <table:table-cell office:value-type="float" office:value="11.39" calcext:value-type="float">
            <text:p>11.39</text:p>
          </table:table-cell>
          <table:table-cell table:number-columns-repeated="10"/>
        </table:table-row>
        <table:table-row table:style-name="ro1">
          <table:table-cell office:value-type="float" office:value="580719" calcext:value-type="float">
            <text:p>580719</text:p>
          </table:table-cell>
          <table:table-cell office:value-type="float" office:value="3280" calcext:value-type="float">
            <text:p>3280</text:p>
          </table:table-cell>
          <table:table-cell office:value-type="float" office:value="11.39" calcext:value-type="float">
            <text:p>11.39</text:p>
          </table:table-cell>
          <table:table-cell table:number-columns-repeated="10"/>
        </table:table-row>
        <table:table-row table:style-name="ro1">
          <table:table-cell office:value-type="float" office:value="580719" calcext:value-type="float">
            <text:p>580719</text:p>
          </table:table-cell>
          <table:table-cell office:value-type="float" office:value="3273" calcext:value-type="float">
            <text:p>3273</text:p>
          </table:table-cell>
          <table:table-cell office:value-type="float" office:value="11.355" calcext:value-type="float">
            <text:p>11.355</text:p>
          </table:table-cell>
          <table:table-cell table:number-columns-repeated="10"/>
        </table:table-row>
        <table:table-row table:style-name="ro1">
          <table:table-cell office:value-type="float" office:value="582973" calcext:value-type="float">
            <text:p>582973</text:p>
          </table:table-cell>
          <table:table-cell office:value-type="float" office:value="3273" calcext:value-type="float">
            <text:p>3273</text:p>
          </table:table-cell>
          <table:table-cell office:value-type="float" office:value="11.355" calcext:value-type="float">
            <text:p>11.355</text:p>
          </table:table-cell>
          <table:table-cell table:number-columns-repeated="10"/>
        </table:table-row>
        <table:table-row table:style-name="ro1">
          <table:table-cell office:value-type="float" office:value="582973" calcext:value-type="float">
            <text:p>582973</text:p>
          </table:table-cell>
          <table:table-cell office:value-type="float" office:value="3273" calcext:value-type="float">
            <text:p>3273</text:p>
          </table:table-cell>
          <table:table-cell office:value-type="float" office:value="11.355" calcext:value-type="float">
            <text:p>11.355</text:p>
          </table:table-cell>
          <table:table-cell table:number-columns-repeated="10"/>
        </table:table-row>
        <table:table-row table:style-name="ro1">
          <table:table-cell office:value-type="float" office:value="582973" calcext:value-type="float">
            <text:p>582973</text:p>
          </table:table-cell>
          <table:table-cell office:value-type="float" office:value="3273" calcext:value-type="float">
            <text:p>3273</text:p>
          </table:table-cell>
          <table:table-cell office:value-type="float" office:value="11.355" calcext:value-type="float">
            <text:p>11.355</text:p>
          </table:table-cell>
          <table:table-cell table:number-columns-repeated="10"/>
        </table:table-row>
        <table:table-row table:style-name="ro1">
          <table:table-cell office:value-type="float" office:value="582973" calcext:value-type="float">
            <text:p>582973</text:p>
          </table:table-cell>
          <table:table-cell office:value-type="float" office:value="3272" calcext:value-type="float">
            <text:p>3272</text:p>
          </table:table-cell>
          <table:table-cell office:value-type="float" office:value="11.35" calcext:value-type="float">
            <text:p>11.35</text:p>
          </table:table-cell>
          <table:table-cell table:number-columns-repeated="10"/>
        </table:table-row>
        <table:table-row table:style-name="ro1">
          <table:table-cell office:value-type="float" office:value="585233" calcext:value-type="float">
            <text:p>585233</text:p>
          </table:table-cell>
          <table:table-cell office:value-type="float" office:value="3272" calcext:value-type="float">
            <text:p>3272</text:p>
          </table:table-cell>
          <table:table-cell office:value-type="float" office:value="11.35" calcext:value-type="float">
            <text:p>11.35</text:p>
          </table:table-cell>
          <table:table-cell table:number-columns-repeated="10"/>
        </table:table-row>
        <table:table-row table:style-name="ro1">
          <table:table-cell office:value-type="float" office:value="585233" calcext:value-type="float">
            <text:p>585233</text:p>
          </table:table-cell>
          <table:table-cell office:value-type="float" office:value="3272" calcext:value-type="float">
            <text:p>3272</text:p>
          </table:table-cell>
          <table:table-cell office:value-type="float" office:value="11.35" calcext:value-type="float">
            <text:p>11.35</text:p>
          </table:table-cell>
          <table:table-cell table:number-columns-repeated="10"/>
        </table:table-row>
        <table:table-row table:style-name="ro1">
          <table:table-cell office:value-type="float" office:value="585233" calcext:value-type="float">
            <text:p>585233</text:p>
          </table:table-cell>
          <table:table-cell office:value-type="float" office:value="3267" calcext:value-type="float">
            <text:p>3267</text:p>
          </table:table-cell>
          <table:table-cell office:value-type="float" office:value="11.325" calcext:value-type="float">
            <text:p>11.325</text:p>
          </table:table-cell>
          <table:table-cell table:number-columns-repeated="10"/>
        </table:table-row>
        <table:table-row table:style-name="ro1">
          <table:table-cell office:value-type="float" office:value="587490" calcext:value-type="float">
            <text:p>587490</text:p>
          </table:table-cell>
          <table:table-cell office:value-type="float" office:value="3267" calcext:value-type="float">
            <text:p>3267</text:p>
          </table:table-cell>
          <table:table-cell office:value-type="float" office:value="11.325" calcext:value-type="float">
            <text:p>11.325</text:p>
          </table:table-cell>
          <table:table-cell table:number-columns-repeated="10"/>
        </table:table-row>
        <table:table-row table:style-name="ro1">
          <table:table-cell office:value-type="float" office:value="587490" calcext:value-type="float">
            <text:p>587490</text:p>
          </table:table-cell>
          <table:table-cell office:value-type="float" office:value="3267" calcext:value-type="float">
            <text:p>3267</text:p>
          </table:table-cell>
          <table:table-cell office:value-type="float" office:value="11.325" calcext:value-type="float">
            <text:p>11.325</text:p>
          </table:table-cell>
          <table:table-cell table:number-columns-repeated="10"/>
        </table:table-row>
        <table:table-row table:style-name="ro1">
          <table:table-cell office:value-type="float" office:value="587490" calcext:value-type="float">
            <text:p>587490</text:p>
          </table:table-cell>
          <table:table-cell office:value-type="float" office:value="3267" calcext:value-type="float">
            <text:p>3267</text:p>
          </table:table-cell>
          <table:table-cell office:value-type="float" office:value="11.325" calcext:value-type="float">
            <text:p>11.325</text:p>
          </table:table-cell>
          <table:table-cell table:number-columns-repeated="10"/>
        </table:table-row>
        <table:table-row table:style-name="ro1">
          <table:table-cell office:value-type="float" office:value="587490" calcext:value-type="float">
            <text:p>587490</text:p>
          </table:table-cell>
          <table:table-cell office:value-type="float" office:value="3265" calcext:value-type="float">
            <text:p>3265</text:p>
          </table:table-cell>
          <table:table-cell office:value-type="float" office:value="11.315" calcext:value-type="float">
            <text:p>11.315</text:p>
          </table:table-cell>
          <table:table-cell table:number-columns-repeated="10"/>
        </table:table-row>
        <table:table-row table:style-name="ro1">
          <table:table-cell office:value-type="float" office:value="589744" calcext:value-type="float">
            <text:p>589744</text:p>
          </table:table-cell>
          <table:table-cell office:value-type="float" office:value="3265" calcext:value-type="float">
            <text:p>3265</text:p>
          </table:table-cell>
          <table:table-cell office:value-type="float" office:value="11.315" calcext:value-type="float">
            <text:p>11.315</text:p>
          </table:table-cell>
          <table:table-cell table:number-columns-repeated="10"/>
        </table:table-row>
        <table:table-row table:style-name="ro1">
          <table:table-cell office:value-type="float" office:value="589744" calcext:value-type="float">
            <text:p>589744</text:p>
          </table:table-cell>
          <table:table-cell office:value-type="float" office:value="3265" calcext:value-type="float">
            <text:p>3265</text:p>
          </table:table-cell>
          <table:table-cell office:value-type="float" office:value="11.315" calcext:value-type="float">
            <text:p>11.315</text:p>
          </table:table-cell>
          <table:table-cell table:number-columns-repeated="10"/>
        </table:table-row>
        <table:table-row table:style-name="ro1">
          <table:table-cell office:value-type="float" office:value="589744" calcext:value-type="float">
            <text:p>589744</text:p>
          </table:table-cell>
          <table:table-cell office:value-type="float" office:value="3263" calcext:value-type="float">
            <text:p>3263</text:p>
          </table:table-cell>
          <table:table-cell office:value-type="float" office:value="11.305" calcext:value-type="float">
            <text:p>11.305</text:p>
          </table:table-cell>
          <table:table-cell table:number-columns-repeated="10"/>
        </table:table-row>
        <table:table-row table:style-name="ro1">
          <table:table-cell office:value-type="float" office:value="591980" calcext:value-type="float">
            <text:p>591980</text:p>
          </table:table-cell>
          <table:table-cell office:value-type="float" office:value="3263" calcext:value-type="float">
            <text:p>3263</text:p>
          </table:table-cell>
          <table:table-cell office:value-type="float" office:value="11.305" calcext:value-type="float">
            <text:p>11.305</text:p>
          </table:table-cell>
          <table:table-cell table:number-columns-repeated="10"/>
        </table:table-row>
        <table:table-row table:style-name="ro1">
          <table:table-cell office:value-type="float" office:value="591980" calcext:value-type="float">
            <text:p>591980</text:p>
          </table:table-cell>
          <table:table-cell office:value-type="float" office:value="3263" calcext:value-type="float">
            <text:p>3263</text:p>
          </table:table-cell>
          <table:table-cell office:value-type="float" office:value="11.305" calcext:value-type="float">
            <text:p>11.305</text:p>
          </table:table-cell>
          <table:table-cell table:number-columns-repeated="10"/>
        </table:table-row>
        <table:table-row table:style-name="ro1">
          <table:table-cell office:value-type="float" office:value="591980" calcext:value-type="float">
            <text:p>591980</text:p>
          </table:table-cell>
          <table:table-cell office:value-type="float" office:value="3263" calcext:value-type="float">
            <text:p>3263</text:p>
          </table:table-cell>
          <table:table-cell office:value-type="float" office:value="11.305" calcext:value-type="float">
            <text:p>11.305</text:p>
          </table:table-cell>
          <table:table-cell table:number-columns-repeated="10"/>
        </table:table-row>
        <table:table-row table:style-name="ro1">
          <table:table-cell office:value-type="float" office:value="591980" calcext:value-type="float">
            <text:p>591980</text:p>
          </table:table-cell>
          <table:table-cell office:value-type="float" office:value="3264" calcext:value-type="float">
            <text:p>3264</text:p>
          </table:table-cell>
          <table:table-cell office:value-type="float" office:value="11.31" calcext:value-type="float">
            <text:p>11.31</text:p>
          </table:table-cell>
          <table:table-cell table:number-columns-repeated="10"/>
        </table:table-row>
        <table:table-row table:style-name="ro1">
          <table:table-cell office:value-type="float" office:value="594225" calcext:value-type="float">
            <text:p>594225</text:p>
          </table:table-cell>
          <table:table-cell office:value-type="float" office:value="3264" calcext:value-type="float">
            <text:p>3264</text:p>
          </table:table-cell>
          <table:table-cell office:value-type="float" office:value="11.31" calcext:value-type="float">
            <text:p>11.31</text:p>
          </table:table-cell>
          <table:table-cell table:number-columns-repeated="10"/>
        </table:table-row>
        <table:table-row table:style-name="ro1">
          <table:table-cell office:value-type="float" office:value="594225" calcext:value-type="float">
            <text:p>594225</text:p>
          </table:table-cell>
          <table:table-cell office:value-type="float" office:value="3264" calcext:value-type="float">
            <text:p>3264</text:p>
          </table:table-cell>
          <table:table-cell office:value-type="float" office:value="11.31" calcext:value-type="float">
            <text:p>11.31</text:p>
          </table:table-cell>
          <table:table-cell table:number-columns-repeated="10"/>
        </table:table-row>
        <table:table-row table:style-name="ro1">
          <table:table-cell office:value-type="float" office:value="594225" calcext:value-type="float">
            <text:p>594225</text:p>
          </table:table-cell>
          <table:table-cell office:value-type="float" office:value="3264" calcext:value-type="float">
            <text:p>3264</text:p>
          </table:table-cell>
          <table:table-cell office:value-type="float" office:value="11.31" calcext:value-type="float">
            <text:p>11.31</text:p>
          </table:table-cell>
          <table:table-cell table:number-columns-repeated="10"/>
        </table:table-row>
        <table:table-row table:style-name="ro1">
          <table:table-cell office:value-type="float" office:value="594225" calcext:value-type="float">
            <text:p>594225</text:p>
          </table:table-cell>
          <table:table-cell office:value-type="float" office:value="3259" calcext:value-type="float">
            <text:p>3259</text:p>
          </table:table-cell>
          <table:table-cell office:value-type="float" office:value="11.285" calcext:value-type="float">
            <text:p>11.285</text:p>
          </table:table-cell>
          <table:table-cell table:number-columns-repeated="10"/>
        </table:table-row>
        <table:table-row table:style-name="ro1">
          <table:table-cell office:value-type="float" office:value="596481" calcext:value-type="float">
            <text:p>596481</text:p>
          </table:table-cell>
          <table:table-cell office:value-type="float" office:value="3259" calcext:value-type="float">
            <text:p>3259</text:p>
          </table:table-cell>
          <table:table-cell office:value-type="float" office:value="11.285" calcext:value-type="float">
            <text:p>11.285</text:p>
          </table:table-cell>
          <table:table-cell table:number-columns-repeated="10"/>
        </table:table-row>
        <table:table-row table:style-name="ro1">
          <table:table-cell office:value-type="float" office:value="596481" calcext:value-type="float">
            <text:p>596481</text:p>
          </table:table-cell>
          <table:table-cell office:value-type="float" office:value="3259" calcext:value-type="float">
            <text:p>3259</text:p>
          </table:table-cell>
          <table:table-cell office:value-type="float" office:value="11.285" calcext:value-type="float">
            <text:p>11.285</text:p>
          </table:table-cell>
          <table:table-cell table:number-columns-repeated="10"/>
        </table:table-row>
        <table:table-row table:style-name="ro1">
          <table:table-cell office:value-type="float" office:value="596481" calcext:value-type="float">
            <text:p>596481</text:p>
          </table:table-cell>
          <table:table-cell office:value-type="float" office:value="3259" calcext:value-type="float">
            <text:p>3259</text:p>
          </table:table-cell>
          <table:table-cell office:value-type="float" office:value="11.285" calcext:value-type="float">
            <text:p>11.285</text:p>
          </table:table-cell>
          <table:table-cell table:number-columns-repeated="10"/>
        </table:table-row>
        <table:table-row table:style-name="ro1">
          <table:table-cell office:value-type="float" office:value="598732" calcext:value-type="float">
            <text:p>598732</text:p>
          </table:table-cell>
          <table:table-cell office:value-type="float" office:value="3259" calcext:value-type="float">
            <text:p>3259</text:p>
          </table:table-cell>
          <table:table-cell office:value-type="float" office:value="11.285" calcext:value-type="float">
            <text:p>11.285</text:p>
          </table:table-cell>
          <table:table-cell table:number-columns-repeated="10"/>
        </table:table-row>
        <table:table-row table:style-name="ro1">
          <table:table-cell office:value-type="float" office:value="598732" calcext:value-type="float">
            <text:p>598732</text:p>
          </table:table-cell>
          <table:table-cell office:value-type="float" office:value="3259" calcext:value-type="float">
            <text:p>3259</text:p>
          </table:table-cell>
          <table:table-cell office:value-type="float" office:value="11.285" calcext:value-type="float">
            <text:p>11.285</text:p>
          </table:table-cell>
          <table:table-cell table:number-columns-repeated="10"/>
        </table:table-row>
        <table:table-row table:style-name="ro1">
          <table:table-cell office:value-type="float" office:value="598732" calcext:value-type="float">
            <text:p>598732</text:p>
          </table:table-cell>
          <table:table-cell office:value-type="float" office:value="3259" calcext:value-type="float">
            <text:p>3259</text:p>
          </table:table-cell>
          <table:table-cell office:value-type="float" office:value="11.285" calcext:value-type="float">
            <text:p>11.285</text:p>
          </table:table-cell>
          <table:table-cell table:number-columns-repeated="10"/>
        </table:table-row>
        <table:table-row table:style-name="ro1">
          <table:table-cell office:value-type="float" office:value="598732" calcext:value-type="float">
            <text:p>598732</text:p>
          </table:table-cell>
          <table:table-cell office:value-type="float" office:value="3257" calcext:value-type="float">
            <text:p>3257</text:p>
          </table:table-cell>
          <table:table-cell office:value-type="float" office:value="11.275" calcext:value-type="float">
            <text:p>11.275</text:p>
          </table:table-cell>
          <table:table-cell table:number-columns-repeated="10"/>
        </table:table-row>
        <table:table-row table:style-name="ro1">
          <table:table-cell office:value-type="float" office:value="600980" calcext:value-type="float">
            <text:p>600980</text:p>
          </table:table-cell>
          <table:table-cell office:value-type="float" office:value="3257" calcext:value-type="float">
            <text:p>3257</text:p>
          </table:table-cell>
          <table:table-cell office:value-type="float" office:value="11.275" calcext:value-type="float">
            <text:p>11.275</text:p>
          </table:table-cell>
          <table:table-cell table:number-columns-repeated="10"/>
        </table:table-row>
        <table:table-row table:style-name="ro1">
          <table:table-cell office:value-type="float" office:value="600980" calcext:value-type="float">
            <text:p>600980</text:p>
          </table:table-cell>
          <table:table-cell office:value-type="float" office:value="3257" calcext:value-type="float">
            <text:p>3257</text:p>
          </table:table-cell>
          <table:table-cell office:value-type="float" office:value="11.275" calcext:value-type="float">
            <text:p>11.275</text:p>
          </table:table-cell>
          <table:table-cell table:number-columns-repeated="10"/>
        </table:table-row>
        <table:table-row table:style-name="ro1">
          <table:table-cell office:value-type="float" office:value="600980" calcext:value-type="float">
            <text:p>600980</text:p>
          </table:table-cell>
          <table:table-cell office:value-type="float" office:value="3251" calcext:value-type="float">
            <text:p>3251</text:p>
          </table:table-cell>
          <table:table-cell office:value-type="float" office:value="11.245" calcext:value-type="float">
            <text:p>11.245</text:p>
          </table:table-cell>
          <table:table-cell table:number-columns-repeated="10"/>
        </table:table-row>
        <table:table-row table:style-name="ro1">
          <table:table-cell office:value-type="float" office:value="603225" calcext:value-type="float">
            <text:p>603225</text:p>
          </table:table-cell>
          <table:table-cell office:value-type="float" office:value="3251" calcext:value-type="float">
            <text:p>3251</text:p>
          </table:table-cell>
          <table:table-cell office:value-type="float" office:value="11.245" calcext:value-type="float">
            <text:p>11.245</text:p>
          </table:table-cell>
          <table:table-cell table:number-columns-repeated="10"/>
        </table:table-row>
        <table:table-row table:style-name="ro1">
          <table:table-cell office:value-type="float" office:value="603225" calcext:value-type="float">
            <text:p>603225</text:p>
          </table:table-cell>
          <table:table-cell office:value-type="float" office:value="3251" calcext:value-type="float">
            <text:p>3251</text:p>
          </table:table-cell>
          <table:table-cell office:value-type="float" office:value="11.245" calcext:value-type="float">
            <text:p>11.245</text:p>
          </table:table-cell>
          <table:table-cell table:number-columns-repeated="10"/>
        </table:table-row>
        <table:table-row table:style-name="ro1">
          <table:table-cell office:value-type="float" office:value="603225" calcext:value-type="float">
            <text:p>603225</text:p>
          </table:table-cell>
          <table:table-cell office:value-type="float" office:value="3251" calcext:value-type="float">
            <text:p>3251</text:p>
          </table:table-cell>
          <table:table-cell office:value-type="float" office:value="11.245" calcext:value-type="float">
            <text:p>11.245</text:p>
          </table:table-cell>
          <table:table-cell table:number-columns-repeated="10"/>
        </table:table-row>
        <table:table-row table:style-name="ro1">
          <table:table-cell office:value-type="float" office:value="603225" calcext:value-type="float">
            <text:p>603225</text:p>
          </table:table-cell>
          <table:table-cell office:value-type="float" office:value="3251" calcext:value-type="float">
            <text:p>3251</text:p>
          </table:table-cell>
          <table:table-cell office:value-type="float" office:value="11.245" calcext:value-type="float">
            <text:p>11.245</text:p>
          </table:table-cell>
          <table:table-cell table:number-columns-repeated="10"/>
        </table:table-row>
        <table:table-row table:style-name="ro1">
          <table:table-cell office:value-type="float" office:value="605466" calcext:value-type="float">
            <text:p>605466</text:p>
          </table:table-cell>
          <table:table-cell office:value-type="float" office:value="3251" calcext:value-type="float">
            <text:p>3251</text:p>
          </table:table-cell>
          <table:table-cell office:value-type="float" office:value="11.245" calcext:value-type="float">
            <text:p>11.245</text:p>
          </table:table-cell>
          <table:table-cell table:number-columns-repeated="10"/>
        </table:table-row>
        <table:table-row table:style-name="ro1">
          <table:table-cell office:value-type="float" office:value="605466" calcext:value-type="float">
            <text:p>605466</text:p>
          </table:table-cell>
          <table:table-cell office:value-type="float" office:value="3251" calcext:value-type="float">
            <text:p>3251</text:p>
          </table:table-cell>
          <table:table-cell office:value-type="float" office:value="11.245" calcext:value-type="float">
            <text:p>11.245</text:p>
          </table:table-cell>
          <table:table-cell table:number-columns-repeated="10"/>
        </table:table-row>
        <table:table-row table:style-name="ro1">
          <table:table-cell office:value-type="float" office:value="605466" calcext:value-type="float">
            <text:p>605466</text:p>
          </table:table-cell>
          <table:table-cell office:value-type="float" office:value="3253" calcext:value-type="float">
            <text:p>3253</text:p>
          </table:table-cell>
          <table:table-cell office:value-type="float" office:value="11.255" calcext:value-type="float">
            <text:p>11.255</text:p>
          </table:table-cell>
          <table:table-cell table:number-columns-repeated="10"/>
        </table:table-row>
        <table:table-row table:style-name="ro1">
          <table:table-cell office:value-type="float" office:value="607722" calcext:value-type="float">
            <text:p>607722</text:p>
          </table:table-cell>
          <table:table-cell office:value-type="float" office:value="3253" calcext:value-type="float">
            <text:p>3253</text:p>
          </table:table-cell>
          <table:table-cell office:value-type="float" office:value="11.255" calcext:value-type="float">
            <text:p>11.255</text:p>
          </table:table-cell>
          <table:table-cell table:number-columns-repeated="10"/>
        </table:table-row>
        <table:table-row table:style-name="ro1">
          <table:table-cell office:value-type="float" office:value="607722" calcext:value-type="float">
            <text:p>607722</text:p>
          </table:table-cell>
          <table:table-cell office:value-type="float" office:value="3253" calcext:value-type="float">
            <text:p>3253</text:p>
          </table:table-cell>
          <table:table-cell office:value-type="float" office:value="11.255" calcext:value-type="float">
            <text:p>11.255</text:p>
          </table:table-cell>
          <table:table-cell table:number-columns-repeated="10"/>
        </table:table-row>
        <table:table-row table:style-name="ro1">
          <table:table-cell office:value-type="float" office:value="607722" calcext:value-type="float">
            <text:p>607722</text:p>
          </table:table-cell>
          <table:table-cell office:value-type="float" office:value="3253" calcext:value-type="float">
            <text:p>3253</text:p>
          </table:table-cell>
          <table:table-cell office:value-type="float" office:value="11.255" calcext:value-type="float">
            <text:p>11.255</text:p>
          </table:table-cell>
          <table:table-cell table:number-columns-repeated="10"/>
        </table:table-row>
        <table:table-row table:style-name="ro1">
          <table:table-cell office:value-type="float" office:value="607722" calcext:value-type="float">
            <text:p>607722</text:p>
          </table:table-cell>
          <table:table-cell office:value-type="float" office:value="3248" calcext:value-type="float">
            <text:p>3248</text:p>
          </table:table-cell>
          <table:table-cell office:value-type="float" office:value="11.23" calcext:value-type="float">
            <text:p>11.23</text:p>
          </table:table-cell>
          <table:table-cell table:number-columns-repeated="10"/>
        </table:table-row>
        <table:table-row table:style-name="ro1">
          <table:table-cell office:value-type="float" office:value="609974" calcext:value-type="float">
            <text:p>609974</text:p>
          </table:table-cell>
          <table:table-cell office:value-type="float" office:value="3248" calcext:value-type="float">
            <text:p>3248</text:p>
          </table:table-cell>
          <table:table-cell office:value-type="float" office:value="11.23" calcext:value-type="float">
            <text:p>11.23</text:p>
          </table:table-cell>
          <table:table-cell table:number-columns-repeated="10"/>
        </table:table-row>
        <table:table-row table:style-name="ro1">
          <table:table-cell office:value-type="float" office:value="609974" calcext:value-type="float">
            <text:p>609974</text:p>
          </table:table-cell>
          <table:table-cell office:value-type="float" office:value="3248" calcext:value-type="float">
            <text:p>3248</text:p>
          </table:table-cell>
          <table:table-cell office:value-type="float" office:value="11.23" calcext:value-type="float">
            <text:p>11.23</text:p>
          </table:table-cell>
          <table:table-cell table:number-columns-repeated="10"/>
        </table:table-row>
        <table:table-row table:style-name="ro1">
          <table:table-cell office:value-type="float" office:value="609974" calcext:value-type="float">
            <text:p>609974</text:p>
          </table:table-cell>
          <table:table-cell office:value-type="float" office:value="3248" calcext:value-type="float">
            <text:p>3248</text:p>
          </table:table-cell>
          <table:table-cell office:value-type="float" office:value="11.23" calcext:value-type="float">
            <text:p>11.23</text:p>
          </table:table-cell>
          <table:table-cell table:number-columns-repeated="10"/>
        </table:table-row>
        <table:table-row table:style-name="ro1">
          <table:table-cell office:value-type="float" office:value="609974" calcext:value-type="float">
            <text:p>609974</text:p>
          </table:table-cell>
          <table:table-cell office:value-type="float" office:value="3247" calcext:value-type="float">
            <text:p>3247</text:p>
          </table:table-cell>
          <table:table-cell office:value-type="float" office:value="11.225" calcext:value-type="float">
            <text:p>11.225</text:p>
          </table:table-cell>
          <table:table-cell table:number-columns-repeated="10"/>
        </table:table-row>
        <table:table-row table:style-name="ro1">
          <table:table-cell office:value-type="float" office:value="612229" calcext:value-type="float">
            <text:p>612229</text:p>
          </table:table-cell>
          <table:table-cell office:value-type="float" office:value="3247" calcext:value-type="float">
            <text:p>3247</text:p>
          </table:table-cell>
          <table:table-cell office:value-type="float" office:value="11.225" calcext:value-type="float">
            <text:p>11.225</text:p>
          </table:table-cell>
          <table:table-cell table:number-columns-repeated="10"/>
        </table:table-row>
        <table:table-row table:style-name="ro1">
          <table:table-cell office:value-type="float" office:value="612229" calcext:value-type="float">
            <text:p>612229</text:p>
          </table:table-cell>
          <table:table-cell office:value-type="float" office:value="3247" calcext:value-type="float">
            <text:p>3247</text:p>
          </table:table-cell>
          <table:table-cell office:value-type="float" office:value="11.225" calcext:value-type="float">
            <text:p>11.225</text:p>
          </table:table-cell>
          <table:table-cell table:number-columns-repeated="10"/>
        </table:table-row>
        <table:table-row table:style-name="ro1">
          <table:table-cell office:value-type="float" office:value="612229" calcext:value-type="float">
            <text:p>612229</text:p>
          </table:table-cell>
          <table:table-cell office:value-type="float" office:value="3244" calcext:value-type="float">
            <text:p>3244</text:p>
          </table:table-cell>
          <table:table-cell office:value-type="float" office:value="11.21" calcext:value-type="float">
            <text:p>11.21</text:p>
          </table:table-cell>
          <table:table-cell table:number-columns-repeated="10"/>
        </table:table-row>
        <table:table-row table:style-name="ro1">
          <table:table-cell office:value-type="float" office:value="614489" calcext:value-type="float">
            <text:p>614489</text:p>
          </table:table-cell>
          <table:table-cell office:value-type="float" office:value="3244" calcext:value-type="float">
            <text:p>3244</text:p>
          </table:table-cell>
          <table:table-cell office:value-type="float" office:value="11.21" calcext:value-type="float">
            <text:p>11.21</text:p>
          </table:table-cell>
          <table:table-cell table:number-columns-repeated="10"/>
        </table:table-row>
        <table:table-row table:style-name="ro1">
          <table:table-cell office:value-type="float" office:value="614489" calcext:value-type="float">
            <text:p>614489</text:p>
          </table:table-cell>
          <table:table-cell office:value-type="float" office:value="3244" calcext:value-type="float">
            <text:p>3244</text:p>
          </table:table-cell>
          <table:table-cell office:value-type="float" office:value="11.21" calcext:value-type="float">
            <text:p>11.21</text:p>
          </table:table-cell>
          <table:table-cell table:number-columns-repeated="10"/>
        </table:table-row>
        <table:table-row table:style-name="ro1">
          <table:table-cell office:value-type="float" office:value="614489" calcext:value-type="float">
            <text:p>614489</text:p>
          </table:table-cell>
          <table:table-cell office:value-type="float" office:value="3244" calcext:value-type="float">
            <text:p>3244</text:p>
          </table:table-cell>
          <table:table-cell office:value-type="float" office:value="11.21" calcext:value-type="float">
            <text:p>11.21</text:p>
          </table:table-cell>
          <table:table-cell table:number-columns-repeated="10"/>
        </table:table-row>
        <table:table-row table:style-name="ro1">
          <table:table-cell office:value-type="float" office:value="614489" calcext:value-type="float">
            <text:p>614489</text:p>
          </table:table-cell>
          <table:table-cell office:value-type="float" office:value="3244" calcext:value-type="float">
            <text:p>3244</text:p>
          </table:table-cell>
          <table:table-cell office:value-type="float" office:value="11.21" calcext:value-type="float">
            <text:p>11.21</text:p>
          </table:table-cell>
          <table:table-cell table:number-columns-repeated="10"/>
        </table:table-row>
        <table:table-row table:style-name="ro1">
          <table:table-cell office:value-type="float" office:value="616752" calcext:value-type="float">
            <text:p>616752</text:p>
          </table:table-cell>
          <table:table-cell office:value-type="float" office:value="3244" calcext:value-type="float">
            <text:p>3244</text:p>
          </table:table-cell>
          <table:table-cell office:value-type="float" office:value="11.21" calcext:value-type="float">
            <text:p>11.21</text:p>
          </table:table-cell>
          <table:table-cell table:number-columns-repeated="10"/>
        </table:table-row>
        <table:table-row table:style-name="ro1">
          <table:table-cell office:value-type="float" office:value="616752" calcext:value-type="float">
            <text:p>616752</text:p>
          </table:table-cell>
          <table:table-cell office:value-type="float" office:value="3244" calcext:value-type="float">
            <text:p>3244</text:p>
          </table:table-cell>
          <table:table-cell office:value-type="float" office:value="11.21" calcext:value-type="float">
            <text:p>11.21</text:p>
          </table:table-cell>
          <table:table-cell table:number-columns-repeated="10"/>
        </table:table-row>
        <table:table-row table:style-name="ro1">
          <table:table-cell office:value-type="float" office:value="616752" calcext:value-type="float">
            <text:p>616752</text:p>
          </table:table-cell>
          <table:table-cell office:value-type="float" office:value="3244" calcext:value-type="float">
            <text:p>3244</text:p>
          </table:table-cell>
          <table:table-cell office:value-type="float" office:value="11.21" calcext:value-type="float">
            <text:p>11.2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23:14:33.698097367</dc:date>
    <meta:editing-duration>PT4M18S</meta:editing-duration>
    <meta:editing-cycles>1</meta:editing-cycles>
    <meta:document-statistic meta:table-count="1" meta:cell-count="268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Spring Response</text:p>
        </chart:title>
        <chart:legend chart:legend-position="end" svg:x="12.963cm" svg:y="3.952cm" style:legend-expansion="high" chart:style-name="ch3"/>
        <chart:plot-area chart:style-name="ch4" table:cell-range-address="control_log_wall.A1:control_log_wall.C700 control_log_wall.M2:control_log_wall.M3" chart:data-source-has-labels="both" svg:x="1.331cm" svg:y="1.275cm" svg:width="10.431cm" svg:height="6.564cm">
          <chartooo:coordinate-region svg:x="2.614cm" svg:y="1.275cm" svg:width="8.42cm" svg:height="5.049cm"/>
          <chart:axis chart:dimension="x" chart:name="primary-x" chart:style-name="ch5" chartooo:axis-type="auto">
            <chartooo:date-scale/>
            <chart:title svg:x="5.179cm" svg:y="8.019cm" chart:style-name="ch6">
              <text:p>Program Time (us)</text:p>
            </chart:title>
            <chart:categories table:cell-range-address="control_log_wall.A1:control_log_wall.A700"/>
          </chart:axis>
          <chart:axis chart:dimension="y" chart:name="primary-y" chart:style-name="ch7">
            <chart:title svg:x="0.451cm" svg:y="6.929cm" chart:style-name="ch8">
              <text:p>Relative Position (encoder ticks)</text:p>
            </chart:title>
            <chart:grid chart:style-name="ch9" chart:class="major"/>
          </chart:axis>
          <chart:axis chart:dimension="y" chart:name="secondary-y" chart:style-name="ch10">
            <chart:title svg:x="12.082cm" svg:y="6.136cm" chart:style-name="ch8">
              <text:p>Motor Duty Cycle (%)</text:p>
            </chart:title>
          </chart:axis>
          <chart:series chart:attached-axis="secondary-y" chart:style-name="ch11" chart:values-cell-range-address="control_log_wall.C1:control_log_wall.C700" chart:label-cell-address="control_log_wall.M3:control_log_wall.M3" chart:class="chart:line">
            <chart:data-point chart:repeated="700"/>
          </chart:series>
          <chart:series chart:attached-axis="primary-y" chart:style-name="ch12" chart:values-cell-range-address="control_log_wall.B1:control_log_wall.B700" chart:label-cell-address="control_log_wall.M2:control_log_wall.M2" chart:class="chart:line">
            <chart:data-point chart:repeated="7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ty Cycle</text:p>
                <draw:g>
                  <svg:desc>control_log_wall.M3:control_log_wall.M3</svg:desc>
                </draw:g>
              </table:table-cell>
              <table:table-cell office:value-type="string">
                <text:p>Position</text:p>
                <draw:g>
                  <svg:desc>control_log_wall.M2:control_log_wall.M2</svg:desc>
                </draw:g>
              </table:table-cell>
            </table:table-row>
          </table:table-header-rows>
          <table:table-rows>
            <table:table-row>
              <table:table-cell office:value-type="float" office:value="54287">
                <text:p>54287</text:p>
                <draw:g>
                  <svg:desc>control_log_wall.A1:control_log_wall.A700</svg:desc>
                </draw:g>
              </table:table-cell>
              <table:table-cell office:value-type="float" office:value="-4.995">
                <text:p>-4.995</text:p>
                <draw:g>
                  <svg:desc>control_log_wall.C1:control_log_wall.C700</svg:desc>
                </draw:g>
              </table:table-cell>
              <table:table-cell office:value-type="float" office:value="3">
                <text:p>3</text:p>
                <draw:g>
                  <svg:desc>control_log_wall.B1:control_log_wall.B700</svg:desc>
                </draw:g>
              </table:table-cell>
            </table:table-row>
            <table:table-row>
              <table:table-cell office:value-type="float" office:value="54287">
                <text:p>54287</text:p>
              </table:table-cell>
              <table:table-cell office:value-type="float" office:value="-4.995">
                <text:p>-4.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287">
                <text:p>54287</text:p>
              </table:table-cell>
              <table:table-cell office:value-type="float" office:value="-4.995">
                <text:p>-4.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287">
                <text:p>54287</text:p>
              </table:table-cell>
              <table:table-cell office:value-type="float" office:value="-4.995">
                <text:p>-4.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287">
                <text:p>54287</text:p>
              </table:table-cell>
              <table:table-cell office:value-type="float" office:value="-4.995">
                <text:p>-4.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287">
                <text:p>54287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7818">
                <text:p>57818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7818">
                <text:p>57818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7818">
                <text:p>57818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7818">
                <text:p>57818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7818">
                <text:p>57818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7818">
                <text:p>57818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1314">
                <text:p>61314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1314">
                <text:p>61314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1314">
                <text:p>61314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1314">
                <text:p>61314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3804">
                <text:p>63804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3804">
                <text:p>63804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3804">
                <text:p>63804</text:p>
              </table:table-cell>
              <table:table-cell office:value-type="float" office:value="-4.865">
                <text:p>-4.8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6042">
                <text:p>66042</text:p>
              </table:table-cell>
              <table:table-cell office:value-type="float" office:value="-4.865">
                <text:p>-4.8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6042">
                <text:p>66042</text:p>
              </table:table-cell>
              <table:table-cell office:value-type="float" office:value="-4.865">
                <text:p>-4.8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6042">
                <text:p>66042</text:p>
              </table:table-cell>
              <table:table-cell office:value-type="float" office:value="-4.865">
                <text:p>-4.8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6042">
                <text:p>66042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8292">
                <text:p>68292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8292">
                <text:p>68292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8292">
                <text:p>68292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0543">
                <text:p>70543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0543">
                <text:p>70543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0543">
                <text:p>70543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0543">
                <text:p>70543</text:p>
              </table:table-cell>
              <table:table-cell office:value-type="float" office:value="-4.87">
                <text:p>-4.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802">
                <text:p>72802</text:p>
              </table:table-cell>
              <table:table-cell office:value-type="float" office:value="-4.87">
                <text:p>-4.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802">
                <text:p>72802</text:p>
              </table:table-cell>
              <table:table-cell office:value-type="float" office:value="-4.87">
                <text:p>-4.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802">
                <text:p>72802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5069">
                <text:p>75069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5069">
                <text:p>75069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5069">
                <text:p>75069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5069">
                <text:p>75069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7332">
                <text:p>77332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7332">
                <text:p>77332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7332">
                <text:p>77332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7332">
                <text:p>77332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9588">
                <text:p>79588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9588">
                <text:p>79588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9588">
                <text:p>79588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1853">
                <text:p>81853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1853">
                <text:p>81853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1853">
                <text:p>81853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1853">
                <text:p>81853</text:p>
              </table:table-cell>
              <table:table-cell office:value-type="float" office:value="-4.87">
                <text:p>-4.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4114">
                <text:p>84114</text:p>
              </table:table-cell>
              <table:table-cell office:value-type="float" office:value="-4.87">
                <text:p>-4.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4114">
                <text:p>84114</text:p>
              </table:table-cell>
              <table:table-cell office:value-type="float" office:value="-4.87">
                <text:p>-4.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4114">
                <text:p>84114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6370">
                <text:p>86370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6370">
                <text:p>86370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6370">
                <text:p>86370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6370">
                <text:p>86370</text:p>
              </table:table-cell>
              <table:table-cell office:value-type="float" office:value="-4.855">
                <text:p>-4.8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8622">
                <text:p>88622</text:p>
              </table:table-cell>
              <table:table-cell office:value-type="float" office:value="-4.855">
                <text:p>-4.8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8622">
                <text:p>88622</text:p>
              </table:table-cell>
              <table:table-cell office:value-type="float" office:value="-4.855">
                <text:p>-4.8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8622">
                <text:p>88622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0867">
                <text:p>90867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0867">
                <text:p>90867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0867">
                <text:p>90867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0867">
                <text:p>90867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3125">
                <text:p>93125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3125">
                <text:p>93125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3125">
                <text:p>93125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3125">
                <text:p>93125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5380">
                <text:p>95380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5380">
                <text:p>95380</text:p>
              </table:table-cell>
              <table:table-cell office:value-type="float" office:value="-4.86">
                <text:p>-4.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5380">
                <text:p>95380</text:p>
              </table:table-cell>
              <table:table-cell office:value-type="float" office:value="-4.87">
                <text:p>-4.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639">
                <text:p>97639</text:p>
              </table:table-cell>
              <table:table-cell office:value-type="float" office:value="-4.87">
                <text:p>-4.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639">
                <text:p>97639</text:p>
              </table:table-cell>
              <table:table-cell office:value-type="float" office:value="-4.87">
                <text:p>-4.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639">
                <text:p>97639</text:p>
              </table:table-cell>
              <table:table-cell office:value-type="float" office:value="-4.87">
                <text:p>-4.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639">
                <text:p>97639</text:p>
              </table:table-cell>
              <table:table-cell office:value-type="float" office:value="-4.865">
                <text:p>-4.8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9890">
                <text:p>99890</text:p>
              </table:table-cell>
              <table:table-cell office:value-type="float" office:value="-4.865">
                <text:p>-4.8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9890">
                <text:p>99890</text:p>
              </table:table-cell>
              <table:table-cell office:value-type="float" office:value="-4.865">
                <text:p>-4.8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9890">
                <text:p>99890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2150">
                <text:p>102150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2150">
                <text:p>102150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2150">
                <text:p>102150</text:p>
              </table:table-cell>
              <table:table-cell office:value-type="float" office:value="-4.88">
                <text:p>-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2150">
                <text:p>102150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4416">
                <text:p>104416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4416">
                <text:p>104416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4416">
                <text:p>104416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4416">
                <text:p>104416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6682">
                <text:p>106682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6682">
                <text:p>106682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6682">
                <text:p>106682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8943">
                <text:p>108943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8943">
                <text:p>108943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8943">
                <text:p>108943</text:p>
              </table:table-cell>
              <table:table-cell office:value-type="float" office:value="-4.875">
                <text:p>-4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8943">
                <text:p>108943</text:p>
              </table:table-cell>
              <table:table-cell office:value-type="float" office:value="-2.405">
                <text:p>-2.40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111206">
                <text:p>111206</text:p>
              </table:table-cell>
              <table:table-cell office:value-type="float" office:value="-2.405">
                <text:p>-2.40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111206">
                <text:p>111206</text:p>
              </table:table-cell>
              <table:table-cell office:value-type="float" office:value="-2.405">
                <text:p>-2.40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111206">
                <text:p>111206</text:p>
              </table:table-cell>
              <table:table-cell office:value-type="float" office:value="5.485">
                <text:p>5.485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float" office:value="113506">
                <text:p>113506</text:p>
              </table:table-cell>
              <table:table-cell office:value-type="float" office:value="5.485">
                <text:p>5.485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float" office:value="113506">
                <text:p>113506</text:p>
              </table:table-cell>
              <table:table-cell office:value-type="float" office:value="5.485">
                <text:p>5.485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float" office:value="113506">
                <text:p>113506</text:p>
              </table:table-cell>
              <table:table-cell office:value-type="float" office:value="5.485">
                <text:p>5.485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float" office:value="113506">
                <text:p>113506</text:p>
              </table:table-cell>
              <table:table-cell office:value-type="float" office:value="9.6">
                <text:p>9.6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float" office:value="115766">
                <text:p>115766</text:p>
              </table:table-cell>
              <table:table-cell office:value-type="float" office:value="9.6">
                <text:p>9.6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float" office:value="115766">
                <text:p>115766</text:p>
              </table:table-cell>
              <table:table-cell office:value-type="float" office:value="9.6">
                <text:p>9.6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float" office:value="115766">
                <text:p>115766</text:p>
              </table:table-cell>
              <table:table-cell office:value-type="float" office:value="13.555">
                <text:p>13.555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float" office:value="115766">
                <text:p>115766</text:p>
              </table:table-cell>
              <table:table-cell office:value-type="float" office:value="13.555">
                <text:p>13.555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float" office:value="118030">
                <text:p>118030</text:p>
              </table:table-cell>
              <table:table-cell office:value-type="float" office:value="13.555">
                <text:p>13.555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float" office:value="118030">
                <text:p>118030</text:p>
              </table:table-cell>
              <table:table-cell office:value-type="float" office:value="13.555">
                <text:p>13.555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float" office:value="118030">
                <text:p>118030</text:p>
              </table:table-cell>
              <table:table-cell office:value-type="float" office:value="16.345">
                <text:p>16.345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float" office:value="120287">
                <text:p>120287</text:p>
              </table:table-cell>
              <table:table-cell office:value-type="float" office:value="16.345">
                <text:p>16.345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float" office:value="120287">
                <text:p>120287</text:p>
              </table:table-cell>
              <table:table-cell office:value-type="float" office:value="16.345">
                <text:p>16.345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float" office:value="120287">
                <text:p>120287</text:p>
              </table:table-cell>
              <table:table-cell office:value-type="float" office:value="16.345">
                <text:p>16.345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float" office:value="120287">
                <text:p>120287</text:p>
              </table:table-cell>
              <table:table-cell office:value-type="float" office:value="19.02">
                <text:p>19.02</text:p>
              </table:table-cell>
              <table:table-cell office:value-type="float" office:value="4806">
                <text:p>4806</text:p>
              </table:table-cell>
            </table:table-row>
            <table:table-row>
              <table:table-cell office:value-type="float" office:value="122556">
                <text:p>122556</text:p>
              </table:table-cell>
              <table:table-cell office:value-type="float" office:value="19.02">
                <text:p>19.02</text:p>
              </table:table-cell>
              <table:table-cell office:value-type="float" office:value="4806">
                <text:p>4806</text:p>
              </table:table-cell>
            </table:table-row>
            <table:table-row>
              <table:table-cell office:value-type="float" office:value="122556">
                <text:p>122556</text:p>
              </table:table-cell>
              <table:table-cell office:value-type="float" office:value="19.02">
                <text:p>19.02</text:p>
              </table:table-cell>
              <table:table-cell office:value-type="float" office:value="4806">
                <text:p>4806</text:p>
              </table:table-cell>
            </table:table-row>
            <table:table-row>
              <table:table-cell office:value-type="float" office:value="122556">
                <text:p>122556</text:p>
              </table:table-cell>
              <table:table-cell office:value-type="float" office:value="22.745">
                <text:p>22.745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124816">
                <text:p>124816</text:p>
              </table:table-cell>
              <table:table-cell office:value-type="float" office:value="22.745">
                <text:p>22.745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124816">
                <text:p>124816</text:p>
              </table:table-cell>
              <table:table-cell office:value-type="float" office:value="22.745">
                <text:p>22.745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124816">
                <text:p>124816</text:p>
              </table:table-cell>
              <table:table-cell office:value-type="float" office:value="22.745">
                <text:p>22.745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124816">
                <text:p>124816</text:p>
              </table:table-cell>
              <table:table-cell office:value-type="float" office:value="25.895">
                <text:p>25.895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float" office:value="127055">
                <text:p>127055</text:p>
              </table:table-cell>
              <table:table-cell office:value-type="float" office:value="25.895">
                <text:p>25.895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float" office:value="127055">
                <text:p>127055</text:p>
              </table:table-cell>
              <table:table-cell office:value-type="float" office:value="25.895">
                <text:p>25.895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float" office:value="127055">
                <text:p>127055</text:p>
              </table:table-cell>
              <table:table-cell office:value-type="float" office:value="31.04">
                <text:p>31.04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129310">
                <text:p>129310</text:p>
              </table:table-cell>
              <table:table-cell office:value-type="float" office:value="31.04">
                <text:p>31.04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129310">
                <text:p>129310</text:p>
              </table:table-cell>
              <table:table-cell office:value-type="float" office:value="31.04">
                <text:p>31.04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129310">
                <text:p>129310</text:p>
              </table:table-cell>
              <table:table-cell office:value-type="float" office:value="31.04">
                <text:p>31.04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129310">
                <text:p>129310</text:p>
              </table:table-cell>
              <table:table-cell office:value-type="float" office:value="35.44">
                <text:p>35.44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131570">
                <text:p>131570</text:p>
              </table:table-cell>
              <table:table-cell office:value-type="float" office:value="35.44">
                <text:p>35.44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131570">
                <text:p>131570</text:p>
              </table:table-cell>
              <table:table-cell office:value-type="float" office:value="35.44">
                <text:p>35.44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131570">
                <text:p>131570</text:p>
              </table:table-cell>
              <table:table-cell office:value-type="float" office:value="35.44">
                <text:p>35.44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131570">
                <text:p>131570</text:p>
              </table:table-cell>
              <table:table-cell office:value-type="float" office:value="39.905">
                <text:p>39.905</text:p>
              </table:table-cell>
              <table:table-cell office:value-type="float" office:value="8983">
                <text:p>8983</text:p>
              </table:table-cell>
            </table:table-row>
            <table:table-row>
              <table:table-cell office:value-type="float" office:value="133828">
                <text:p>133828</text:p>
              </table:table-cell>
              <table:table-cell office:value-type="float" office:value="39.905">
                <text:p>39.905</text:p>
              </table:table-cell>
              <table:table-cell office:value-type="float" office:value="8983">
                <text:p>8983</text:p>
              </table:table-cell>
            </table:table-row>
            <table:table-row>
              <table:table-cell office:value-type="float" office:value="133828">
                <text:p>133828</text:p>
              </table:table-cell>
              <table:table-cell office:value-type="float" office:value="39.905">
                <text:p>39.905</text:p>
              </table:table-cell>
              <table:table-cell office:value-type="float" office:value="8983">
                <text:p>8983</text:p>
              </table:table-cell>
            </table:table-row>
            <table:table-row>
              <table:table-cell office:value-type="float" office:value="133828">
                <text:p>133828</text:p>
              </table:table-cell>
              <table:table-cell office:value-type="float" office:value="42.22">
                <text:p>42.22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136075">
                <text:p>136075</text:p>
              </table:table-cell>
              <table:table-cell office:value-type="float" office:value="42.22">
                <text:p>42.22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136075">
                <text:p>136075</text:p>
              </table:table-cell>
              <table:table-cell office:value-type="float" office:value="42.22">
                <text:p>42.22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136075">
                <text:p>136075</text:p>
              </table:table-cell>
              <table:table-cell office:value-type="float" office:value="42.22">
                <text:p>42.22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136075">
                <text:p>136075</text:p>
              </table:table-cell>
              <table:table-cell office:value-type="float" office:value="43.09">
                <text:p>43.09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float" office:value="138333">
                <text:p>138333</text:p>
              </table:table-cell>
              <table:table-cell office:value-type="float" office:value="43.09">
                <text:p>43.09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float" office:value="138333">
                <text:p>138333</text:p>
              </table:table-cell>
              <table:table-cell office:value-type="float" office:value="43.09">
                <text:p>43.09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float" office:value="138333">
                <text:p>138333</text:p>
              </table:table-cell>
              <table:table-cell office:value-type="float" office:value="42.445">
                <text:p>42.445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float" office:value="140592">
                <text:p>140592</text:p>
              </table:table-cell>
              <table:table-cell office:value-type="float" office:value="42.445">
                <text:p>42.445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float" office:value="140592">
                <text:p>140592</text:p>
              </table:table-cell>
              <table:table-cell office:value-type="float" office:value="42.445">
                <text:p>42.445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float" office:value="140592">
                <text:p>140592</text:p>
              </table:table-cell>
              <table:table-cell office:value-type="float" office:value="42.445">
                <text:p>42.445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float" office:value="140592">
                <text:p>140592</text:p>
              </table:table-cell>
              <table:table-cell office:value-type="float" office:value="34.31">
                <text:p>34.31</text:p>
              </table:table-cell>
              <table:table-cell office:value-type="float" office:value="7864">
                <text:p>7864</text:p>
              </table:table-cell>
            </table:table-row>
            <table:table-row>
              <table:table-cell office:value-type="float" office:value="142851">
                <text:p>142851</text:p>
              </table:table-cell>
              <table:table-cell office:value-type="float" office:value="34.31">
                <text:p>34.31</text:p>
              </table:table-cell>
              <table:table-cell office:value-type="float" office:value="7864">
                <text:p>7864</text:p>
              </table:table-cell>
            </table:table-row>
            <table:table-row>
              <table:table-cell office:value-type="float" office:value="142851">
                <text:p>142851</text:p>
              </table:table-cell>
              <table:table-cell office:value-type="float" office:value="34.31">
                <text:p>34.31</text:p>
              </table:table-cell>
              <table:table-cell office:value-type="float" office:value="7864">
                <text:p>7864</text:p>
              </table:table-cell>
            </table:table-row>
            <table:table-row>
              <table:table-cell office:value-type="float" office:value="142851">
                <text:p>142851</text:p>
              </table:table-cell>
              <table:table-cell office:value-type="float" office:value="21.32">
                <text:p>21.32</text:p>
              </table:table-cell>
              <table:table-cell office:value-type="float" office:value="5266">
                <text:p>5266</text:p>
              </table:table-cell>
            </table:table-row>
            <table:table-row>
              <table:table-cell office:value-type="float" office:value="145112">
                <text:p>145112</text:p>
              </table:table-cell>
              <table:table-cell office:value-type="float" office:value="21.32">
                <text:p>21.32</text:p>
              </table:table-cell>
              <table:table-cell office:value-type="float" office:value="5266">
                <text:p>5266</text:p>
              </table:table-cell>
            </table:table-row>
            <table:table-row>
              <table:table-cell office:value-type="float" office:value="145112">
                <text:p>145112</text:p>
              </table:table-cell>
              <table:table-cell office:value-type="float" office:value="21.32">
                <text:p>21.32</text:p>
              </table:table-cell>
              <table:table-cell office:value-type="float" office:value="5266">
                <text:p>5266</text:p>
              </table:table-cell>
            </table:table-row>
            <table:table-row>
              <table:table-cell office:value-type="float" office:value="145112">
                <text:p>145112</text:p>
              </table:table-cell>
              <table:table-cell office:value-type="float" office:value="21.32">
                <text:p>21.32</text:p>
              </table:table-cell>
              <table:table-cell office:value-type="float" office:value="5266">
                <text:p>5266</text:p>
              </table:table-cell>
            </table:table-row>
            <table:table-row>
              <table:table-cell office:value-type="float" office:value="145112">
                <text:p>145112</text:p>
              </table:table-cell>
              <table:table-cell office:value-type="float" office:value="5.76">
                <text:p>5.7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float" office:value="147370">
                <text:p>147370</text:p>
              </table:table-cell>
              <table:table-cell office:value-type="float" office:value="5.76">
                <text:p>5.7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float" office:value="147370">
                <text:p>147370</text:p>
              </table:table-cell>
              <table:table-cell office:value-type="float" office:value="5.76">
                <text:p>5.7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float" office:value="147370">
                <text:p>147370</text:p>
              </table:table-cell>
              <table:table-cell office:value-type="float" office:value="5.76">
                <text:p>5.7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float" office:value="147370">
                <text:p>147370</text:p>
              </table:table-cell>
              <table:table-cell office:value-type="float" office:value="-14.575">
                <text:p>-14.575</text:p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float" office:value="149619">
                <text:p>149619</text:p>
              </table:table-cell>
              <table:table-cell office:value-type="float" office:value="-14.575">
                <text:p>-14.575</text:p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float" office:value="149619">
                <text:p>149619</text:p>
              </table:table-cell>
              <table:table-cell office:value-type="float" office:value="-14.575">
                <text:p>-14.575</text:p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float" office:value="149619">
                <text:p>149619</text:p>
              </table:table-cell>
              <table:table-cell office:value-type="float" office:value="-21.4">
                <text:p>-21.4</text:p>
              </table:table-cell>
              <table:table-cell office:value-type="float" office:value="-3278">
                <text:p>-3278</text:p>
              </table:table-cell>
            </table:table-row>
            <table:table-row>
              <table:table-cell office:value-type="float" office:value="151887">
                <text:p>151887</text:p>
              </table:table-cell>
              <table:table-cell office:value-type="float" office:value="-21.4">
                <text:p>-21.4</text:p>
              </table:table-cell>
              <table:table-cell office:value-type="float" office:value="-3278">
                <text:p>-3278</text:p>
              </table:table-cell>
            </table:table-row>
            <table:table-row>
              <table:table-cell office:value-type="float" office:value="151887">
                <text:p>151887</text:p>
              </table:table-cell>
              <table:table-cell office:value-type="float" office:value="-21.4">
                <text:p>-21.4</text:p>
              </table:table-cell>
              <table:table-cell office:value-type="float" office:value="-3278">
                <text:p>-3278</text:p>
              </table:table-cell>
            </table:table-row>
            <table:table-row>
              <table:table-cell office:value-type="float" office:value="151887">
                <text:p>151887</text:p>
              </table:table-cell>
              <table:table-cell office:value-type="float" office:value="-21.4">
                <text:p>-21.4</text:p>
              </table:table-cell>
              <table:table-cell office:value-type="float" office:value="-3278">
                <text:p>-3278</text:p>
              </table:table-cell>
            </table:table-row>
            <table:table-row>
              <table:table-cell office:value-type="float" office:value="151887">
                <text:p>151887</text:p>
              </table:table-cell>
              <table:table-cell office:value-type="float" office:value="-15.875">
                <text:p>-15.875</text:p>
              </table:table-cell>
              <table:table-cell office:value-type="float" office:value="-2173">
                <text:p>-2173</text:p>
              </table:table-cell>
            </table:table-row>
            <table:table-row>
              <table:table-cell office:value-type="float" office:value="154136">
                <text:p>154136</text:p>
              </table:table-cell>
              <table:table-cell office:value-type="float" office:value="-15.875">
                <text:p>-15.875</text:p>
              </table:table-cell>
              <table:table-cell office:value-type="float" office:value="-2173">
                <text:p>-2173</text:p>
              </table:table-cell>
            </table:table-row>
            <table:table-row>
              <table:table-cell office:value-type="float" office:value="154136">
                <text:p>154136</text:p>
              </table:table-cell>
              <table:table-cell office:value-type="float" office:value="-15.875">
                <text:p>-15.875</text:p>
              </table:table-cell>
              <table:table-cell office:value-type="float" office:value="-2173">
                <text:p>-2173</text:p>
              </table:table-cell>
            </table:table-row>
            <table:table-row>
              <table:table-cell office:value-type="float" office:value="154136">
                <text:p>154136</text:p>
              </table:table-cell>
              <table:table-cell office:value-type="float" office:value="-3.235">
                <text:p>-3.23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156384">
                <text:p>156384</text:p>
              </table:table-cell>
              <table:table-cell office:value-type="float" office:value="-3.235">
                <text:p>-3.23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156384">
                <text:p>156384</text:p>
              </table:table-cell>
              <table:table-cell office:value-type="float" office:value="-3.235">
                <text:p>-3.23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156384">
                <text:p>156384</text:p>
              </table:table-cell>
              <table:table-cell office:value-type="float" office:value="-3.235">
                <text:p>-3.23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156384">
                <text:p>156384</text:p>
              </table:table-cell>
              <table:table-cell office:value-type="float" office:value="7.6">
                <text:p>7.6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float" office:value="158645">
                <text:p>158645</text:p>
              </table:table-cell>
              <table:table-cell office:value-type="float" office:value="7.6">
                <text:p>7.6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float" office:value="158645">
                <text:p>158645</text:p>
              </table:table-cell>
              <table:table-cell office:value-type="float" office:value="7.6">
                <text:p>7.6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float" office:value="158645">
                <text:p>158645</text:p>
              </table:table-cell>
              <table:table-cell office:value-type="float" office:value="6.645">
                <text:p>6.645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float" office:value="160900">
                <text:p>160900</text:p>
              </table:table-cell>
              <table:table-cell office:value-type="float" office:value="6.645">
                <text:p>6.645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float" office:value="160900">
                <text:p>160900</text:p>
              </table:table-cell>
              <table:table-cell office:value-type="float" office:value="6.645">
                <text:p>6.645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float" office:value="160900">
                <text:p>160900</text:p>
              </table:table-cell>
              <table:table-cell office:value-type="float" office:value="6.645">
                <text:p>6.645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float" office:value="160900">
                <text:p>160900</text:p>
              </table:table-cell>
              <table:table-cell office:value-type="float" office:value="5.18">
                <text:p>5.1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float" office:value="163158">
                <text:p>163158</text:p>
              </table:table-cell>
              <table:table-cell office:value-type="float" office:value="5.18">
                <text:p>5.1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float" office:value="163158">
                <text:p>163158</text:p>
              </table:table-cell>
              <table:table-cell office:value-type="float" office:value="5.18">
                <text:p>5.1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float" office:value="163158">
                <text:p>163158</text:p>
              </table:table-cell>
              <table:table-cell office:value-type="float" office:value="5.18">
                <text:p>5.1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float" office:value="163158">
                <text:p>163158</text:p>
              </table:table-cell>
              <table:table-cell office:value-type="float" office:value="5.025">
                <text:p>5.02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65419">
                <text:p>165419</text:p>
              </table:table-cell>
              <table:table-cell office:value-type="float" office:value="5.025">
                <text:p>5.02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65419">
                <text:p>165419</text:p>
              </table:table-cell>
              <table:table-cell office:value-type="float" office:value="5.025">
                <text:p>5.02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65419">
                <text:p>165419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67683">
                <text:p>167683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67683">
                <text:p>167683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67683">
                <text:p>167683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67683">
                <text:p>167683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69936">
                <text:p>169936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69936">
                <text:p>169936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69936">
                <text:p>169936</text:p>
              </table:table-cell>
              <table:table-cell office:value-type="float" office:value="5.03">
                <text:p>5.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72186">
                <text:p>172186</text:p>
              </table:table-cell>
              <table:table-cell office:value-type="float" office:value="5.03">
                <text:p>5.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72186">
                <text:p>172186</text:p>
              </table:table-cell>
              <table:table-cell office:value-type="float" office:value="5.03">
                <text:p>5.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72186">
                <text:p>172186</text:p>
              </table:table-cell>
              <table:table-cell office:value-type="float" office:value="5.03">
                <text:p>5.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72186">
                <text:p>172186</text:p>
              </table:table-cell>
              <table:table-cell office:value-type="float" office:value="5.04">
                <text:p>5.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74450">
                <text:p>174450</text:p>
              </table:table-cell>
              <table:table-cell office:value-type="float" office:value="5.04">
                <text:p>5.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74450">
                <text:p>174450</text:p>
              </table:table-cell>
              <table:table-cell office:value-type="float" office:value="5.04">
                <text:p>5.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74450">
                <text:p>174450</text:p>
              </table:table-cell>
              <table:table-cell office:value-type="float" office:value="5.04">
                <text:p>5.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74450">
                <text:p>174450</text:p>
              </table:table-cell>
              <table:table-cell office:value-type="float" office:value="5.025">
                <text:p>5.02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76705">
                <text:p>176705</text:p>
              </table:table-cell>
              <table:table-cell office:value-type="float" office:value="5.025">
                <text:p>5.02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76705">
                <text:p>176705</text:p>
              </table:table-cell>
              <table:table-cell office:value-type="float" office:value="5.025">
                <text:p>5.02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76705">
                <text:p>176705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78957">
                <text:p>178957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78957">
                <text:p>178957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78957">
                <text:p>178957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78957">
                <text:p>178957</text:p>
              </table:table-cell>
              <table:table-cell office:value-type="float" office:value="5.025">
                <text:p>5.02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1215">
                <text:p>181215</text:p>
              </table:table-cell>
              <table:table-cell office:value-type="float" office:value="5.025">
                <text:p>5.02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1215">
                <text:p>181215</text:p>
              </table:table-cell>
              <table:table-cell office:value-type="float" office:value="5.025">
                <text:p>5.02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1215">
                <text:p>181215</text:p>
              </table:table-cell>
              <table:table-cell office:value-type="float" office:value="5.025">
                <text:p>5.02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3483">
                <text:p>183483</text:p>
              </table:table-cell>
              <table:table-cell office:value-type="float" office:value="5.025">
                <text:p>5.02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3483">
                <text:p>183483</text:p>
              </table:table-cell>
              <table:table-cell office:value-type="float" office:value="5.025">
                <text:p>5.02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3483">
                <text:p>183483</text:p>
              </table:table-cell>
              <table:table-cell office:value-type="float" office:value="5.025">
                <text:p>5.02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3483">
                <text:p>183483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85757">
                <text:p>185757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85757">
                <text:p>185757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85757">
                <text:p>185757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88022">
                <text:p>188022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88022">
                <text:p>188022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88022">
                <text:p>188022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88022">
                <text:p>188022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90270">
                <text:p>190270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90270">
                <text:p>190270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90270">
                <text:p>190270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90270">
                <text:p>190270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92512">
                <text:p>192512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92512">
                <text:p>192512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92512">
                <text:p>192512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94775">
                <text:p>194775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94775">
                <text:p>194775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94775">
                <text:p>194775</text:p>
              </table:table-cell>
              <table:table-cell office:value-type="float" office:value="5.02">
                <text:p>5.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94775">
                <text:p>194775</text:p>
              </table:table-cell>
              <table:table-cell office:value-type="float" office:value="5.01">
                <text:p>5.0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97025">
                <text:p>197025</text:p>
              </table:table-cell>
              <table:table-cell office:value-type="float" office:value="5.01">
                <text:p>5.0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97025">
                <text:p>197025</text:p>
              </table:table-cell>
              <table:table-cell office:value-type="float" office:value="5.01">
                <text:p>5.0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97025">
                <text:p>197025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99299">
                <text:p>199299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99299">
                <text:p>199299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99299">
                <text:p>199299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99299">
                <text:p>199299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01567">
                <text:p>201567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01567">
                <text:p>201567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01567">
                <text:p>201567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03825">
                <text:p>203825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03825">
                <text:p>203825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03825">
                <text:p>203825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03825">
                <text:p>203825</text:p>
              </table:table-cell>
              <table:table-cell office:value-type="float" office:value="5.01">
                <text:p>5.0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06073">
                <text:p>206073</text:p>
              </table:table-cell>
              <table:table-cell office:value-type="float" office:value="5.01">
                <text:p>5.0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06073">
                <text:p>206073</text:p>
              </table:table-cell>
              <table:table-cell office:value-type="float" office:value="5.01">
                <text:p>5.0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06073">
                <text:p>206073</text:p>
              </table:table-cell>
              <table:table-cell office:value-type="float" office:value="5.01">
                <text:p>5.0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06073">
                <text:p>206073</text:p>
              </table:table-cell>
              <table:table-cell office:value-type="float" office:value="5.01">
                <text:p>5.0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08331">
                <text:p>208331</text:p>
              </table:table-cell>
              <table:table-cell office:value-type="float" office:value="5.01">
                <text:p>5.0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08331">
                <text:p>208331</text:p>
              </table:table-cell>
              <table:table-cell office:value-type="float" office:value="5.01">
                <text:p>5.0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08331">
                <text:p>208331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0592">
                <text:p>210592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0592">
                <text:p>210592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0592">
                <text:p>210592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0592">
                <text:p>210592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2854">
                <text:p>212854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2854">
                <text:p>212854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2854">
                <text:p>212854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5117">
                <text:p>215117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5117">
                <text:p>215117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5117">
                <text:p>215117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5117">
                <text:p>215117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7376">
                <text:p>217376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7376">
                <text:p>217376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17376">
                <text:p>217376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19625">
                <text:p>219625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19625">
                <text:p>219625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19625">
                <text:p>219625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19625">
                <text:p>219625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21874">
                <text:p>221874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21874">
                <text:p>221874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21874">
                <text:p>221874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21874">
                <text:p>221874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24134">
                <text:p>224134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24134">
                <text:p>224134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24134">
                <text:p>224134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26393">
                <text:p>226393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26393">
                <text:p>226393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26393">
                <text:p>226393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26393">
                <text:p>226393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28652">
                <text:p>228652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28652">
                <text:p>228652</text:p>
              </table:table-cell>
              <table:table-cell office:value-type="float" office:value="5.015">
                <text:p>5.0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28652">
                <text:p>228652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30912">
                <text:p>230912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30912">
                <text:p>230912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30912">
                <text:p>230912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30912">
                <text:p>230912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33163">
                <text:p>233163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33163">
                <text:p>233163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33163">
                <text:p>233163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33163">
                <text:p>233163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35424">
                <text:p>235424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35424">
                <text:p>235424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35424">
                <text:p>235424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37674">
                <text:p>237674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37674">
                <text:p>237674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37674">
                <text:p>237674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37674">
                <text:p>237674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39940">
                <text:p>239940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39940">
                <text:p>239940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39940">
                <text:p>239940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42202">
                <text:p>242202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42202">
                <text:p>242202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42202">
                <text:p>242202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42202">
                <text:p>242202</text:p>
              </table:table-cell>
              <table:table-cell office:value-type="float" office:value="4.985">
                <text:p>4.98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44462">
                <text:p>244462</text:p>
              </table:table-cell>
              <table:table-cell office:value-type="float" office:value="4.985">
                <text:p>4.98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44462">
                <text:p>244462</text:p>
              </table:table-cell>
              <table:table-cell office:value-type="float" office:value="4.985">
                <text:p>4.98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44462">
                <text:p>244462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46733">
                <text:p>246733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46733">
                <text:p>246733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46733">
                <text:p>246733</text:p>
              </table:table-cell>
              <table:table-cell office:value-type="float" office:value="5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46733">
                <text:p>246733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988">
                <text:p>248988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988">
                <text:p>248988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988">
                <text:p>248988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988">
                <text:p>248988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51242">
                <text:p>251242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51242">
                <text:p>251242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51242">
                <text:p>251242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504">
                <text:p>253504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504">
                <text:p>253504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504">
                <text:p>253504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504">
                <text:p>253504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55766">
                <text:p>255766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55766">
                <text:p>255766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55766">
                <text:p>255766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021">
                <text:p>258021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021">
                <text:p>258021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021">
                <text:p>258021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021">
                <text:p>258021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60284">
                <text:p>260284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60284">
                <text:p>260284</text:p>
              </table:table-cell>
              <table:table-cell office:value-type="float" office:value="5.005">
                <text:p>5.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260284">
                <text:p>260284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62530">
                <text:p>262530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62530">
                <text:p>262530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62530">
                <text:p>262530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62530">
                <text:p>262530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64778">
                <text:p>264778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64778">
                <text:p>264778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64778">
                <text:p>264778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64778">
                <text:p>264778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67027">
                <text:p>267027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67027">
                <text:p>267027</text:p>
              </table:table-cell>
              <table:table-cell office:value-type="float" office:value="4.995">
                <text:p>4.9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67027">
                <text:p>267027</text:p>
              </table:table-cell>
              <table:table-cell office:value-type="float" office:value="4.98">
                <text:p>4.9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69275">
                <text:p>269275</text:p>
              </table:table-cell>
              <table:table-cell office:value-type="float" office:value="4.98">
                <text:p>4.9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69275">
                <text:p>269275</text:p>
              </table:table-cell>
              <table:table-cell office:value-type="float" office:value="4.98">
                <text:p>4.9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69275">
                <text:p>269275</text:p>
              </table:table-cell>
              <table:table-cell office:value-type="float" office:value="4.98">
                <text:p>4.9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69275">
                <text:p>269275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271528">
                <text:p>271528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271528">
                <text:p>271528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271528">
                <text:p>271528</text:p>
              </table:table-cell>
              <table:table-cell office:value-type="float" office:value="4.985">
                <text:p>4.98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73791">
                <text:p>273791</text:p>
              </table:table-cell>
              <table:table-cell office:value-type="float" office:value="4.985">
                <text:p>4.98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73791">
                <text:p>273791</text:p>
              </table:table-cell>
              <table:table-cell office:value-type="float" office:value="4.985">
                <text:p>4.98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73791">
                <text:p>273791</text:p>
              </table:table-cell>
              <table:table-cell office:value-type="float" office:value="4.985">
                <text:p>4.98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73791">
                <text:p>273791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76055">
                <text:p>276055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76055">
                <text:p>276055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76055">
                <text:p>276055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76055">
                <text:p>276055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78314">
                <text:p>278314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78314">
                <text:p>278314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78314">
                <text:p>278314</text:p>
              </table:table-cell>
              <table:table-cell office:value-type="float" office:value="4.96">
                <text:p>4.96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280577">
                <text:p>280577</text:p>
              </table:table-cell>
              <table:table-cell office:value-type="float" office:value="4.96">
                <text:p>4.96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280577">
                <text:p>280577</text:p>
              </table:table-cell>
              <table:table-cell office:value-type="float" office:value="4.96">
                <text:p>4.96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280577">
                <text:p>280577</text:p>
              </table:table-cell>
              <table:table-cell office:value-type="float" office:value="4.96">
                <text:p>4.96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280577">
                <text:p>280577</text:p>
              </table:table-cell>
              <table:table-cell office:value-type="float" office:value="4.98">
                <text:p>4.9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82842">
                <text:p>282842</text:p>
              </table:table-cell>
              <table:table-cell office:value-type="float" office:value="4.98">
                <text:p>4.9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82842">
                <text:p>282842</text:p>
              </table:table-cell>
              <table:table-cell office:value-type="float" office:value="4.98">
                <text:p>4.9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82842">
                <text:p>282842</text:p>
              </table:table-cell>
              <table:table-cell office:value-type="float" office:value="4.985">
                <text:p>4.98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85108">
                <text:p>285108</text:p>
              </table:table-cell>
              <table:table-cell office:value-type="float" office:value="4.985">
                <text:p>4.98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85108">
                <text:p>285108</text:p>
              </table:table-cell>
              <table:table-cell office:value-type="float" office:value="4.985">
                <text:p>4.98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85108">
                <text:p>285108</text:p>
              </table:table-cell>
              <table:table-cell office:value-type="float" office:value="4.985">
                <text:p>4.98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85108">
                <text:p>285108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87363">
                <text:p>287363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87363">
                <text:p>287363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87363">
                <text:p>287363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89607">
                <text:p>289607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89607">
                <text:p>289607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89607">
                <text:p>289607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89607">
                <text:p>289607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91856">
                <text:p>291856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91856">
                <text:p>291856</text:p>
              </table:table-cell>
              <table:table-cell office:value-type="float" office:value="4.99">
                <text:p>4.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91856">
                <text:p>291856</text:p>
              </table:table-cell>
              <table:table-cell office:value-type="float" office:value="4.98">
                <text:p>4.9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91856">
                <text:p>291856</text:p>
              </table:table-cell>
              <table:table-cell office:value-type="float" office:value="4.98">
                <text:p>4.9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94110">
                <text:p>294110</text:p>
              </table:table-cell>
              <table:table-cell office:value-type="float" office:value="4.98">
                <text:p>4.9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94110">
                <text:p>294110</text:p>
              </table:table-cell>
              <table:table-cell office:value-type="float" office:value="4.98">
                <text:p>4.9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94110">
                <text:p>294110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96372">
                <text:p>296372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96372">
                <text:p>296372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96372">
                <text:p>296372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96372">
                <text:p>296372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98649">
                <text:p>298649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98649">
                <text:p>298649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98649">
                <text:p>298649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00902">
                <text:p>300902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00902">
                <text:p>300902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00902">
                <text:p>300902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00902">
                <text:p>300902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03140">
                <text:p>303140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03140">
                <text:p>303140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03140">
                <text:p>303140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05403">
                <text:p>305403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05403">
                <text:p>305403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05403">
                <text:p>305403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05403">
                <text:p>30540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07668">
                <text:p>307668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07668">
                <text:p>307668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07668">
                <text:p>307668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07668">
                <text:p>307668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09926">
                <text:p>309926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09926">
                <text:p>309926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09926">
                <text:p>309926</text:p>
              </table:table-cell>
              <table:table-cell office:value-type="float" office:value="4.955">
                <text:p>4.955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312182">
                <text:p>312182</text:p>
              </table:table-cell>
              <table:table-cell office:value-type="float" office:value="4.955">
                <text:p>4.955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312182">
                <text:p>312182</text:p>
              </table:table-cell>
              <table:table-cell office:value-type="float" office:value="4.955">
                <text:p>4.955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312182">
                <text:p>312182</text:p>
              </table:table-cell>
              <table:table-cell office:value-type="float" office:value="4.955">
                <text:p>4.955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312182">
                <text:p>312182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14436">
                <text:p>314436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14436">
                <text:p>314436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14436">
                <text:p>314436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16683">
                <text:p>31668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16683">
                <text:p>31668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16683">
                <text:p>31668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16683">
                <text:p>31668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18949">
                <text:p>318949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18949">
                <text:p>318949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18949">
                <text:p>318949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21209">
                <text:p>321209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21209">
                <text:p>321209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21209">
                <text:p>321209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21209">
                <text:p>321209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23457">
                <text:p>323457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23457">
                <text:p>323457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23457">
                <text:p>323457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23457">
                <text:p>323457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25713">
                <text:p>32571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25713">
                <text:p>32571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25713">
                <text:p>325713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27968">
                <text:p>327968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27968">
                <text:p>327968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27968">
                <text:p>327968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27968">
                <text:p>327968</text:p>
              </table:table-cell>
              <table:table-cell office:value-type="float" office:value="4.96">
                <text:p>4.96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330218">
                <text:p>330218</text:p>
              </table:table-cell>
              <table:table-cell office:value-type="float" office:value="4.96">
                <text:p>4.96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330218">
                <text:p>330218</text:p>
              </table:table-cell>
              <table:table-cell office:value-type="float" office:value="4.96">
                <text:p>4.96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330218">
                <text:p>330218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32485">
                <text:p>332485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32485">
                <text:p>332485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32485">
                <text:p>332485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32485">
                <text:p>332485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34748">
                <text:p>334748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34748">
                <text:p>334748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34748">
                <text:p>334748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37001">
                <text:p>337001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37001">
                <text:p>337001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37001">
                <text:p>337001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37001">
                <text:p>337001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39233">
                <text:p>33923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39233">
                <text:p>33923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39233">
                <text:p>33923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39233">
                <text:p>33923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41476">
                <text:p>341476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41476">
                <text:p>341476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41476">
                <text:p>341476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43743">
                <text:p>34374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43743">
                <text:p>34374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43743">
                <text:p>343743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43743">
                <text:p>343743</text:p>
              </table:table-cell>
              <table:table-cell office:value-type="float" office:value="4.96">
                <text:p>4.96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346008">
                <text:p>346008</text:p>
              </table:table-cell>
              <table:table-cell office:value-type="float" office:value="4.96">
                <text:p>4.96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346008">
                <text:p>346008</text:p>
              </table:table-cell>
              <table:table-cell office:value-type="float" office:value="4.96">
                <text:p>4.96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346008">
                <text:p>346008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48268">
                <text:p>348268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48268">
                <text:p>348268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48268">
                <text:p>348268</text:p>
              </table:table-cell>
              <table:table-cell office:value-type="float" office:value="4.97">
                <text:p>4.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48268">
                <text:p>348268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50528">
                <text:p>350528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50528">
                <text:p>350528</text:p>
              </table:table-cell>
              <table:table-cell office:value-type="float" office:value="4.975">
                <text:p>4.9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350528">
                <text:p>350528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50528">
                <text:p>350528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52796">
                <text:p>352796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52796">
                <text:p>352796</text:p>
              </table:table-cell>
              <table:table-cell office:value-type="float" office:value="4.965">
                <text:p>4.96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352796">
                <text:p>352796</text:p>
              </table:table-cell>
              <table:table-cell office:value-type="float" office:value="4.95">
                <text:p>4.95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355062">
                <text:p>355062</text:p>
              </table:table-cell>
              <table:table-cell office:value-type="float" office:value="4.95">
                <text:p>4.95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355062">
                <text:p>355062</text:p>
              </table:table-cell>
              <table:table-cell office:value-type="float" office:value="4.95">
                <text:p>4.95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355062">
                <text:p>355062</text:p>
              </table:table-cell>
              <table:table-cell office:value-type="float" office:value="4.95">
                <text:p>4.95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355062">
                <text:p>355062</text:p>
              </table:table-cell>
              <table:table-cell office:value-type="float" office:value="5.095">
                <text:p>5.095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float" office:value="357313">
                <text:p>357313</text:p>
              </table:table-cell>
              <table:table-cell office:value-type="float" office:value="5.095">
                <text:p>5.095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float" office:value="357313">
                <text:p>357313</text:p>
              </table:table-cell>
              <table:table-cell office:value-type="float" office:value="5.095">
                <text:p>5.095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float" office:value="357313">
                <text:p>357313</text:p>
              </table:table-cell>
              <table:table-cell office:value-type="float" office:value="7.935">
                <text:p>7.935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float" office:value="359564">
                <text:p>359564</text:p>
              </table:table-cell>
              <table:table-cell office:value-type="float" office:value="7.935">
                <text:p>7.935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float" office:value="359564">
                <text:p>359564</text:p>
              </table:table-cell>
              <table:table-cell office:value-type="float" office:value="7.935">
                <text:p>7.935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float" office:value="359564">
                <text:p>359564</text:p>
              </table:table-cell>
              <table:table-cell office:value-type="float" office:value="7.935">
                <text:p>7.935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float" office:value="359564">
                <text:p>359564</text:p>
              </table:table-cell>
              <table:table-cell office:value-type="float" office:value="11.68">
                <text:p>11.68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float" office:value="361828">
                <text:p>361828</text:p>
              </table:table-cell>
              <table:table-cell office:value-type="float" office:value="11.68">
                <text:p>11.68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float" office:value="361828">
                <text:p>361828</text:p>
              </table:table-cell>
              <table:table-cell office:value-type="float" office:value="11.68">
                <text:p>11.68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float" office:value="361828">
                <text:p>361828</text:p>
              </table:table-cell>
              <table:table-cell office:value-type="float" office:value="14.99">
                <text:p>14.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364087">
                <text:p>364087</text:p>
              </table:table-cell>
              <table:table-cell office:value-type="float" office:value="14.99">
                <text:p>14.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364087">
                <text:p>364087</text:p>
              </table:table-cell>
              <table:table-cell office:value-type="float" office:value="14.99">
                <text:p>14.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364087">
                <text:p>364087</text:p>
              </table:table-cell>
              <table:table-cell office:value-type="float" office:value="14.99">
                <text:p>14.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364087">
                <text:p>364087</text:p>
              </table:table-cell>
              <table:table-cell office:value-type="float" office:value="16.775">
                <text:p>16.775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float" office:value="366357">
                <text:p>366357</text:p>
              </table:table-cell>
              <table:table-cell office:value-type="float" office:value="16.775">
                <text:p>16.775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float" office:value="366357">
                <text:p>366357</text:p>
              </table:table-cell>
              <table:table-cell office:value-type="float" office:value="16.775">
                <text:p>16.775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float" office:value="366357">
                <text:p>366357</text:p>
              </table:table-cell>
              <table:table-cell office:value-type="float" office:value="16.775">
                <text:p>16.775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float" office:value="366357">
                <text:p>366357</text:p>
              </table:table-cell>
              <table:table-cell office:value-type="float" office:value="18.895">
                <text:p>18.895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float" office:value="368614">
                <text:p>368614</text:p>
              </table:table-cell>
              <table:table-cell office:value-type="float" office:value="18.895">
                <text:p>18.895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float" office:value="368614">
                <text:p>368614</text:p>
              </table:table-cell>
              <table:table-cell office:value-type="float" office:value="18.895">
                <text:p>18.895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float" office:value="368614">
                <text:p>368614</text:p>
              </table:table-cell>
              <table:table-cell office:value-type="float" office:value="20.97">
                <text:p>20.97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float" office:value="370883">
                <text:p>370883</text:p>
              </table:table-cell>
              <table:table-cell office:value-type="float" office:value="20.97">
                <text:p>20.97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float" office:value="370883">
                <text:p>370883</text:p>
              </table:table-cell>
              <table:table-cell office:value-type="float" office:value="20.97">
                <text:p>20.97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float" office:value="370883">
                <text:p>370883</text:p>
              </table:table-cell>
              <table:table-cell office:value-type="float" office:value="20.97">
                <text:p>20.97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float" office:value="370883">
                <text:p>370883</text:p>
              </table:table-cell>
              <table:table-cell office:value-type="float" office:value="23.555">
                <text:p>23.555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float" office:value="373152">
                <text:p>373152</text:p>
              </table:table-cell>
              <table:table-cell office:value-type="float" office:value="23.555">
                <text:p>23.555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float" office:value="373152">
                <text:p>373152</text:p>
              </table:table-cell>
              <table:table-cell office:value-type="float" office:value="23.555">
                <text:p>23.555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float" office:value="373152">
                <text:p>373152</text:p>
              </table:table-cell>
              <table:table-cell office:value-type="float" office:value="25.59">
                <text:p>25.59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375409">
                <text:p>375409</text:p>
              </table:table-cell>
              <table:table-cell office:value-type="float" office:value="25.59">
                <text:p>25.59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375409">
                <text:p>375409</text:p>
              </table:table-cell>
              <table:table-cell office:value-type="float" office:value="25.59">
                <text:p>25.59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375409">
                <text:p>375409</text:p>
              </table:table-cell>
              <table:table-cell office:value-type="float" office:value="25.59">
                <text:p>25.59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375409">
                <text:p>375409</text:p>
              </table:table-cell>
              <table:table-cell office:value-type="float" office:value="27.915">
                <text:p>27.915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float" office:value="377676">
                <text:p>377676</text:p>
              </table:table-cell>
              <table:table-cell office:value-type="float" office:value="27.915">
                <text:p>27.915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float" office:value="377676">
                <text:p>377676</text:p>
              </table:table-cell>
              <table:table-cell office:value-type="float" office:value="27.915">
                <text:p>27.915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float" office:value="377676">
                <text:p>377676</text:p>
              </table:table-cell>
              <table:table-cell office:value-type="float" office:value="31.145">
                <text:p>31.145</text:p>
              </table:table-cell>
              <table:table-cell office:value-type="float" office:value="7231">
                <text:p>7231</text:p>
              </table:table-cell>
            </table:table-row>
            <table:table-row>
              <table:table-cell office:value-type="float" office:value="377676">
                <text:p>377676</text:p>
              </table:table-cell>
              <table:table-cell office:value-type="float" office:value="31.145">
                <text:p>31.145</text:p>
              </table:table-cell>
              <table:table-cell office:value-type="float" office:value="7231">
                <text:p>7231</text:p>
              </table:table-cell>
            </table:table-row>
            <table:table-row>
              <table:table-cell office:value-type="float" office:value="379942">
                <text:p>379942</text:p>
              </table:table-cell>
              <table:table-cell office:value-type="float" office:value="31.145">
                <text:p>31.145</text:p>
              </table:table-cell>
              <table:table-cell office:value-type="float" office:value="7231">
                <text:p>7231</text:p>
              </table:table-cell>
            </table:table-row>
            <table:table-row>
              <table:table-cell office:value-type="float" office:value="379942">
                <text:p>379942</text:p>
              </table:table-cell>
              <table:table-cell office:value-type="float" office:value="31.145">
                <text:p>31.145</text:p>
              </table:table-cell>
              <table:table-cell office:value-type="float" office:value="7231">
                <text:p>7231</text:p>
              </table:table-cell>
            </table:table-row>
            <table:table-row>
              <table:table-cell office:value-type="float" office:value="379942">
                <text:p>379942</text:p>
              </table:table-cell>
              <table:table-cell office:value-type="float" office:value="34.275">
                <text:p>34.275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float" office:value="382199">
                <text:p>382199</text:p>
              </table:table-cell>
              <table:table-cell office:value-type="float" office:value="34.275">
                <text:p>34.275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float" office:value="382199">
                <text:p>382199</text:p>
              </table:table-cell>
              <table:table-cell office:value-type="float" office:value="34.275">
                <text:p>34.275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float" office:value="382199">
                <text:p>382199</text:p>
              </table:table-cell>
              <table:table-cell office:value-type="float" office:value="34.275">
                <text:p>34.275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float" office:value="382199">
                <text:p>382199</text:p>
              </table:table-cell>
              <table:table-cell office:value-type="float" office:value="35.985">
                <text:p>35.985</text:p>
              </table:table-cell>
              <table:table-cell office:value-type="float" office:value="8199">
                <text:p>8199</text:p>
              </table:table-cell>
            </table:table-row>
            <table:table-row>
              <table:table-cell office:value-type="float" office:value="384460">
                <text:p>384460</text:p>
              </table:table-cell>
              <table:table-cell office:value-type="float" office:value="35.985">
                <text:p>35.985</text:p>
              </table:table-cell>
              <table:table-cell office:value-type="float" office:value="8199">
                <text:p>8199</text:p>
              </table:table-cell>
            </table:table-row>
            <table:table-row>
              <table:table-cell office:value-type="float" office:value="384460">
                <text:p>384460</text:p>
              </table:table-cell>
              <table:table-cell office:value-type="float" office:value="35.985">
                <text:p>35.985</text:p>
              </table:table-cell>
              <table:table-cell office:value-type="float" office:value="8199">
                <text:p>8199</text:p>
              </table:table-cell>
            </table:table-row>
            <table:table-row>
              <table:table-cell office:value-type="float" office:value="384460">
                <text:p>384460</text:p>
              </table:table-cell>
              <table:table-cell office:value-type="float" office:value="39.265">
                <text:p>39.265</text:p>
              </table:table-cell>
              <table:table-cell office:value-type="float" office:value="8855">
                <text:p>8855</text:p>
              </table:table-cell>
            </table:table-row>
            <table:table-row>
              <table:table-cell office:value-type="float" office:value="386710">
                <text:p>386710</text:p>
              </table:table-cell>
              <table:table-cell office:value-type="float" office:value="39.265">
                <text:p>39.265</text:p>
              </table:table-cell>
              <table:table-cell office:value-type="float" office:value="8855">
                <text:p>8855</text:p>
              </table:table-cell>
            </table:table-row>
            <table:table-row>
              <table:table-cell office:value-type="float" office:value="386710">
                <text:p>386710</text:p>
              </table:table-cell>
              <table:table-cell office:value-type="float" office:value="39.265">
                <text:p>39.265</text:p>
              </table:table-cell>
              <table:table-cell office:value-type="float" office:value="8855">
                <text:p>8855</text:p>
              </table:table-cell>
            </table:table-row>
            <table:table-row>
              <table:table-cell office:value-type="float" office:value="386710">
                <text:p>386710</text:p>
              </table:table-cell>
              <table:table-cell office:value-type="float" office:value="39.265">
                <text:p>39.265</text:p>
              </table:table-cell>
              <table:table-cell office:value-type="float" office:value="8855">
                <text:p>8855</text:p>
              </table:table-cell>
            </table:table-row>
            <table:table-row>
              <table:table-cell office:value-type="float" office:value="386710">
                <text:p>386710</text:p>
              </table:table-cell>
              <table:table-cell office:value-type="float" office:value="41.535">
                <text:p>41.535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float" office:value="388963">
                <text:p>388963</text:p>
              </table:table-cell>
              <table:table-cell office:value-type="float" office:value="41.535">
                <text:p>41.535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float" office:value="388963">
                <text:p>388963</text:p>
              </table:table-cell>
              <table:table-cell office:value-type="float" office:value="41.535">
                <text:p>41.535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float" office:value="388963">
                <text:p>388963</text:p>
              </table:table-cell>
              <table:table-cell office:value-type="float" office:value="42.92">
                <text:p>42.92</text:p>
              </table:table-cell>
              <table:table-cell office:value-type="float" office:value="9586">
                <text:p>9586</text:p>
              </table:table-cell>
            </table:table-row>
            <table:table-row>
              <table:table-cell office:value-type="float" office:value="391227">
                <text:p>391227</text:p>
              </table:table-cell>
              <table:table-cell office:value-type="float" office:value="42.92">
                <text:p>42.92</text:p>
              </table:table-cell>
              <table:table-cell office:value-type="float" office:value="9586">
                <text:p>9586</text:p>
              </table:table-cell>
            </table:table-row>
            <table:table-row>
              <table:table-cell office:value-type="float" office:value="391227">
                <text:p>391227</text:p>
              </table:table-cell>
              <table:table-cell office:value-type="float" office:value="42.92">
                <text:p>42.92</text:p>
              </table:table-cell>
              <table:table-cell office:value-type="float" office:value="9586">
                <text:p>9586</text:p>
              </table:table-cell>
            </table:table-row>
            <table:table-row>
              <table:table-cell office:value-type="float" office:value="391227">
                <text:p>391227</text:p>
              </table:table-cell>
              <table:table-cell office:value-type="float" office:value="42.92">
                <text:p>42.92</text:p>
              </table:table-cell>
              <table:table-cell office:value-type="float" office:value="9586">
                <text:p>9586</text:p>
              </table:table-cell>
            </table:table-row>
            <table:table-row>
              <table:table-cell office:value-type="float" office:value="391227">
                <text:p>391227</text:p>
              </table:table-cell>
              <table:table-cell office:value-type="float" office:value="45.425">
                <text:p>45.425</text:p>
              </table:table-cell>
              <table:table-cell office:value-type="float" office:value="10087">
                <text:p>10087</text:p>
              </table:table-cell>
            </table:table-row>
            <table:table-row>
              <table:table-cell office:value-type="float" office:value="393485">
                <text:p>393485</text:p>
              </table:table-cell>
              <table:table-cell office:value-type="float" office:value="45.425">
                <text:p>45.425</text:p>
              </table:table-cell>
              <table:table-cell office:value-type="float" office:value="10087">
                <text:p>10087</text:p>
              </table:table-cell>
            </table:table-row>
            <table:table-row>
              <table:table-cell office:value-type="float" office:value="393485">
                <text:p>393485</text:p>
              </table:table-cell>
              <table:table-cell office:value-type="float" office:value="45.425">
                <text:p>45.425</text:p>
              </table:table-cell>
              <table:table-cell office:value-type="float" office:value="10087">
                <text:p>10087</text:p>
              </table:table-cell>
            </table:table-row>
            <table:table-row>
              <table:table-cell office:value-type="float" office:value="393485">
                <text:p>393485</text:p>
              </table:table-cell>
              <table:table-cell office:value-type="float" office:value="47.18">
                <text:p>47.18</text:p>
              </table:table-cell>
              <table:table-cell office:value-type="float" office:value="10438">
                <text:p>10438</text:p>
              </table:table-cell>
            </table:table-row>
            <table:table-row>
              <table:table-cell office:value-type="float" office:value="393485">
                <text:p>393485</text:p>
              </table:table-cell>
              <table:table-cell office:value-type="float" office:value="47.18">
                <text:p>47.18</text:p>
              </table:table-cell>
              <table:table-cell office:value-type="float" office:value="10438">
                <text:p>10438</text:p>
              </table:table-cell>
            </table:table-row>
            <table:table-row>
              <table:table-cell office:value-type="float" office:value="395738">
                <text:p>395738</text:p>
              </table:table-cell>
              <table:table-cell office:value-type="float" office:value="47.18">
                <text:p>47.18</text:p>
              </table:table-cell>
              <table:table-cell office:value-type="float" office:value="10438">
                <text:p>10438</text:p>
              </table:table-cell>
            </table:table-row>
            <table:table-row>
              <table:table-cell office:value-type="float" office:value="395738">
                <text:p>395738</text:p>
              </table:table-cell>
              <table:table-cell office:value-type="float" office:value="47.18">
                <text:p>47.18</text:p>
              </table:table-cell>
              <table:table-cell office:value-type="float" office:value="10438">
                <text:p>10438</text:p>
              </table:table-cell>
            </table:table-row>
            <table:table-row>
              <table:table-cell office:value-type="float" office:value="395738">
                <text:p>395738</text:p>
              </table:table-cell>
              <table:table-cell office:value-type="float" office:value="48.3">
                <text:p>48.3</text:p>
              </table:table-cell>
              <table:table-cell office:value-type="float" office:value="10662">
                <text:p>10662</text:p>
              </table:table-cell>
            </table:table-row>
            <table:table-row>
              <table:table-cell office:value-type="float" office:value="397997">
                <text:p>397997</text:p>
              </table:table-cell>
              <table:table-cell office:value-type="float" office:value="48.3">
                <text:p>48.3</text:p>
              </table:table-cell>
              <table:table-cell office:value-type="float" office:value="10662">
                <text:p>10662</text:p>
              </table:table-cell>
            </table:table-row>
            <table:table-row>
              <table:table-cell office:value-type="float" office:value="397997">
                <text:p>397997</text:p>
              </table:table-cell>
              <table:table-cell office:value-type="float" office:value="48.3">
                <text:p>48.3</text:p>
              </table:table-cell>
              <table:table-cell office:value-type="float" office:value="10662">
                <text:p>10662</text:p>
              </table:table-cell>
            </table:table-row>
            <table:table-row>
              <table:table-cell office:value-type="float" office:value="397997">
                <text:p>397997</text:p>
              </table:table-cell>
              <table:table-cell office:value-type="float" office:value="48.3">
                <text:p>48.3</text:p>
              </table:table-cell>
              <table:table-cell office:value-type="float" office:value="10662">
                <text:p>10662</text:p>
              </table:table-cell>
            </table:table-row>
            <table:table-row>
              <table:table-cell office:value-type="float" office:value="397997">
                <text:p>397997</text:p>
              </table:table-cell>
              <table:table-cell office:value-type="float" office:value="48.23">
                <text:p>48.23</text:p>
              </table:table-cell>
              <table:table-cell office:value-type="float" office:value="10648">
                <text:p>10648</text:p>
              </table:table-cell>
            </table:table-row>
            <table:table-row>
              <table:table-cell office:value-type="float" office:value="400257">
                <text:p>400257</text:p>
              </table:table-cell>
              <table:table-cell office:value-type="float" office:value="48.23">
                <text:p>48.23</text:p>
              </table:table-cell>
              <table:table-cell office:value-type="float" office:value="10648">
                <text:p>10648</text:p>
              </table:table-cell>
            </table:table-row>
            <table:table-row>
              <table:table-cell office:value-type="float" office:value="400257">
                <text:p>400257</text:p>
              </table:table-cell>
              <table:table-cell office:value-type="float" office:value="48.23">
                <text:p>48.23</text:p>
              </table:table-cell>
              <table:table-cell office:value-type="float" office:value="10648">
                <text:p>10648</text:p>
              </table:table-cell>
            </table:table-row>
            <table:table-row>
              <table:table-cell office:value-type="float" office:value="400257">
                <text:p>400257</text:p>
              </table:table-cell>
              <table:table-cell office:value-type="float" office:value="40.595">
                <text:p>40.595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float" office:value="402511">
                <text:p>402511</text:p>
              </table:table-cell>
              <table:table-cell office:value-type="float" office:value="40.595">
                <text:p>40.595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float" office:value="402511">
                <text:p>402511</text:p>
              </table:table-cell>
              <table:table-cell office:value-type="float" office:value="40.595">
                <text:p>40.595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float" office:value="402511">
                <text:p>402511</text:p>
              </table:table-cell>
              <table:table-cell office:value-type="float" office:value="40.595">
                <text:p>40.595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float" office:value="402511">
                <text:p>402511</text:p>
              </table:table-cell>
              <table:table-cell office:value-type="float" office:value="13.12">
                <text:p>13.12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float" office:value="404751">
                <text:p>404751</text:p>
              </table:table-cell>
              <table:table-cell office:value-type="float" office:value="13.12">
                <text:p>13.12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float" office:value="404751">
                <text:p>404751</text:p>
              </table:table-cell>
              <table:table-cell office:value-type="float" office:value="13.12">
                <text:p>13.12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float" office:value="404751">
                <text:p>404751</text:p>
              </table:table-cell>
              <table:table-cell office:value-type="float" office:value="-24.635">
                <text:p>-24.635</text:p>
              </table:table-cell>
              <table:table-cell office:value-type="float" office:value="-3925">
                <text:p>-3925</text:p>
              </table:table-cell>
            </table:table-row>
            <table:table-row>
              <table:table-cell office:value-type="float" office:value="407010">
                <text:p>407010</text:p>
              </table:table-cell>
              <table:table-cell office:value-type="float" office:value="-24.635">
                <text:p>-24.635</text:p>
              </table:table-cell>
              <table:table-cell office:value-type="float" office:value="-3925">
                <text:p>-3925</text:p>
              </table:table-cell>
            </table:table-row>
            <table:table-row>
              <table:table-cell office:value-type="float" office:value="407010">
                <text:p>407010</text:p>
              </table:table-cell>
              <table:table-cell office:value-type="float" office:value="-24.635">
                <text:p>-24.635</text:p>
              </table:table-cell>
              <table:table-cell office:value-type="float" office:value="-3925">
                <text:p>-3925</text:p>
              </table:table-cell>
            </table:table-row>
            <table:table-row>
              <table:table-cell office:value-type="float" office:value="407010">
                <text:p>407010</text:p>
              </table:table-cell>
              <table:table-cell office:value-type="float" office:value="-24.635">
                <text:p>-24.635</text:p>
              </table:table-cell>
              <table:table-cell office:value-type="float" office:value="-3925">
                <text:p>-3925</text:p>
              </table:table-cell>
            </table:table-row>
            <table:table-row>
              <table:table-cell office:value-type="float" office:value="407010">
                <text:p>407010</text:p>
              </table:table-cell>
              <table:table-cell office:value-type="float" office:value="-46.105">
                <text:p>-46.105</text:p>
              </table:table-cell>
              <table:table-cell office:value-type="float" office:value="-8219">
                <text:p>-8219</text:p>
              </table:table-cell>
            </table:table-row>
            <table:table-row>
              <table:table-cell office:value-type="float" office:value="409260">
                <text:p>409260</text:p>
              </table:table-cell>
              <table:table-cell office:value-type="float" office:value="-46.105">
                <text:p>-46.105</text:p>
              </table:table-cell>
              <table:table-cell office:value-type="float" office:value="-8219">
                <text:p>-8219</text:p>
              </table:table-cell>
            </table:table-row>
            <table:table-row>
              <table:table-cell office:value-type="float" office:value="409260">
                <text:p>409260</text:p>
              </table:table-cell>
              <table:table-cell office:value-type="float" office:value="-46.105">
                <text:p>-46.105</text:p>
              </table:table-cell>
              <table:table-cell office:value-type="float" office:value="-8219">
                <text:p>-8219</text:p>
              </table:table-cell>
            </table:table-row>
            <table:table-row>
              <table:table-cell office:value-type="float" office:value="409260">
                <text:p>409260</text:p>
              </table:table-cell>
              <table:table-cell office:value-type="float" office:value="-29.435">
                <text:p>-29.435</text:p>
              </table:table-cell>
              <table:table-cell office:value-type="float" office:value="-4885">
                <text:p>-4885</text:p>
              </table:table-cell>
            </table:table-row>
            <table:table-row>
              <table:table-cell office:value-type="float" office:value="409260">
                <text:p>409260</text:p>
              </table:table-cell>
              <table:table-cell office:value-type="float" office:value="-29.435">
                <text:p>-29.435</text:p>
              </table:table-cell>
              <table:table-cell office:value-type="float" office:value="-4885">
                <text:p>-4885</text:p>
              </table:table-cell>
            </table:table-row>
            <table:table-row>
              <table:table-cell office:value-type="float" office:value="411525">
                <text:p>411525</text:p>
              </table:table-cell>
              <table:table-cell office:value-type="float" office:value="-29.435">
                <text:p>-29.435</text:p>
              </table:table-cell>
              <table:table-cell office:value-type="float" office:value="-4885">
                <text:p>-4885</text:p>
              </table:table-cell>
            </table:table-row>
            <table:table-row>
              <table:table-cell office:value-type="float" office:value="411525">
                <text:p>411525</text:p>
              </table:table-cell>
              <table:table-cell office:value-type="float" office:value="-29.435">
                <text:p>-29.435</text:p>
              </table:table-cell>
              <table:table-cell office:value-type="float" office:value="-4885">
                <text:p>-4885</text:p>
              </table:table-cell>
            </table:table-row>
            <table:table-row>
              <table:table-cell office:value-type="float" office:value="411525">
                <text:p>411525</text:p>
              </table:table-cell>
              <table:table-cell office:value-type="float" office:value="7.865">
                <text:p>7.865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float" office:value="413799">
                <text:p>413799</text:p>
              </table:table-cell>
              <table:table-cell office:value-type="float" office:value="7.865">
                <text:p>7.865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float" office:value="413799">
                <text:p>413799</text:p>
              </table:table-cell>
              <table:table-cell office:value-type="float" office:value="7.865">
                <text:p>7.865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float" office:value="413799">
                <text:p>413799</text:p>
              </table:table-cell>
              <table:table-cell office:value-type="float" office:value="7.865">
                <text:p>7.865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float" office:value="413799">
                <text:p>413799</text:p>
              </table:table-cell>
              <table:table-cell office:value-type="float" office:value="38.17">
                <text:p>38.17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float" office:value="416067">
                <text:p>416067</text:p>
              </table:table-cell>
              <table:table-cell office:value-type="float" office:value="38.17">
                <text:p>38.17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float" office:value="416067">
                <text:p>416067</text:p>
              </table:table-cell>
              <table:table-cell office:value-type="float" office:value="38.17">
                <text:p>38.17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float" office:value="416067">
                <text:p>416067</text:p>
              </table:table-cell>
              <table:table-cell office:value-type="float" office:value="35.34">
                <text:p>35.34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float" office:value="418335">
                <text:p>418335</text:p>
              </table:table-cell>
              <table:table-cell office:value-type="float" office:value="35.34">
                <text:p>35.34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float" office:value="418335">
                <text:p>418335</text:p>
              </table:table-cell>
              <table:table-cell office:value-type="float" office:value="35.34">
                <text:p>35.34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float" office:value="418335">
                <text:p>418335</text:p>
              </table:table-cell>
              <table:table-cell office:value-type="float" office:value="35.34">
                <text:p>35.34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float" office:value="418335">
                <text:p>418335</text:p>
              </table:table-cell>
              <table:table-cell office:value-type="float" office:value="16.12">
                <text:p>16.12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float" office:value="420603">
                <text:p>420603</text:p>
              </table:table-cell>
              <table:table-cell office:value-type="float" office:value="16.12">
                <text:p>16.12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float" office:value="420603">
                <text:p>420603</text:p>
              </table:table-cell>
              <table:table-cell office:value-type="float" office:value="16.12">
                <text:p>16.12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float" office:value="420603">
                <text:p>420603</text:p>
              </table:table-cell>
              <table:table-cell office:value-type="float" office:value="-11.925">
                <text:p>-11.925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float" office:value="422863">
                <text:p>422863</text:p>
              </table:table-cell>
              <table:table-cell office:value-type="float" office:value="-11.925">
                <text:p>-11.925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float" office:value="422863">
                <text:p>422863</text:p>
              </table:table-cell>
              <table:table-cell office:value-type="float" office:value="-11.925">
                <text:p>-11.925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float" office:value="422863">
                <text:p>422863</text:p>
              </table:table-cell>
              <table:table-cell office:value-type="float" office:value="-11.925">
                <text:p>-11.925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float" office:value="422863">
                <text:p>422863</text:p>
              </table:table-cell>
              <table:table-cell office:value-type="float" office:value="-29.37">
                <text:p>-29.37</text:p>
              </table:table-cell>
              <table:table-cell office:value-type="float" office:value="-4872">
                <text:p>-4872</text:p>
              </table:table-cell>
            </table:table-row>
            <table:table-row>
              <table:table-cell office:value-type="float" office:value="425113">
                <text:p>425113</text:p>
              </table:table-cell>
              <table:table-cell office:value-type="float" office:value="-29.37">
                <text:p>-29.37</text:p>
              </table:table-cell>
              <table:table-cell office:value-type="float" office:value="-4872">
                <text:p>-4872</text:p>
              </table:table-cell>
            </table:table-row>
            <table:table-row>
              <table:table-cell office:value-type="float" office:value="425113">
                <text:p>425113</text:p>
              </table:table-cell>
              <table:table-cell office:value-type="float" office:value="-29.37">
                <text:p>-29.37</text:p>
              </table:table-cell>
              <table:table-cell office:value-type="float" office:value="-4872">
                <text:p>-4872</text:p>
              </table:table-cell>
            </table:table-row>
            <table:table-row>
              <table:table-cell office:value-type="float" office:value="425113">
                <text:p>425113</text:p>
              </table:table-cell>
              <table:table-cell office:value-type="float" office:value="-29.37">
                <text:p>-29.37</text:p>
              </table:table-cell>
              <table:table-cell office:value-type="float" office:value="-4872">
                <text:p>-4872</text:p>
              </table:table-cell>
            </table:table-row>
            <table:table-row>
              <table:table-cell office:value-type="float" office:value="425113">
                <text:p>425113</text:p>
              </table:table-cell>
              <table:table-cell office:value-type="float" office:value="-27.745">
                <text:p>-27.745</text:p>
              </table:table-cell>
              <table:table-cell office:value-type="float" office:value="-4547">
                <text:p>-4547</text:p>
              </table:table-cell>
            </table:table-row>
            <table:table-row>
              <table:table-cell office:value-type="float" office:value="427376">
                <text:p>427376</text:p>
              </table:table-cell>
              <table:table-cell office:value-type="float" office:value="-27.745">
                <text:p>-27.745</text:p>
              </table:table-cell>
              <table:table-cell office:value-type="float" office:value="-4547">
                <text:p>-4547</text:p>
              </table:table-cell>
            </table:table-row>
            <table:table-row>
              <table:table-cell office:value-type="float" office:value="427376">
                <text:p>427376</text:p>
              </table:table-cell>
              <table:table-cell office:value-type="float" office:value="-27.745">
                <text:p>-27.745</text:p>
              </table:table-cell>
              <table:table-cell office:value-type="float" office:value="-4547">
                <text:p>-4547</text:p>
              </table:table-cell>
            </table:table-row>
            <table:table-row>
              <table:table-cell office:value-type="float" office:value="427376">
                <text:p>427376</text:p>
              </table:table-cell>
              <table:table-cell office:value-type="float" office:value="-10.56">
                <text:p>-10.5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float" office:value="429631">
                <text:p>429631</text:p>
              </table:table-cell>
              <table:table-cell office:value-type="float" office:value="-10.56">
                <text:p>-10.5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float" office:value="429631">
                <text:p>429631</text:p>
              </table:table-cell>
              <table:table-cell office:value-type="float" office:value="-10.56">
                <text:p>-10.5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float" office:value="429631">
                <text:p>429631</text:p>
              </table:table-cell>
              <table:table-cell office:value-type="float" office:value="-10.56">
                <text:p>-10.5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float" office:value="429631">
                <text:p>429631</text:p>
              </table:table-cell>
              <table:table-cell office:value-type="float" office:value="15.285">
                <text:p>15.285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float" office:value="431901">
                <text:p>431901</text:p>
              </table:table-cell>
              <table:table-cell office:value-type="float" office:value="15.285">
                <text:p>15.285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float" office:value="431901">
                <text:p>431901</text:p>
              </table:table-cell>
              <table:table-cell office:value-type="float" office:value="15.285">
                <text:p>15.285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float" office:value="431901">
                <text:p>431901</text:p>
              </table:table-cell>
              <table:table-cell office:value-type="float" office:value="20.595">
                <text:p>20.595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float" office:value="434158">
                <text:p>434158</text:p>
              </table:table-cell>
              <table:table-cell office:value-type="float" office:value="20.595">
                <text:p>20.595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float" office:value="434158">
                <text:p>434158</text:p>
              </table:table-cell>
              <table:table-cell office:value-type="float" office:value="20.595">
                <text:p>20.595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float" office:value="434158">
                <text:p>434158</text:p>
              </table:table-cell>
              <table:table-cell office:value-type="float" office:value="20.595">
                <text:p>20.595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float" office:value="434158">
                <text:p>434158</text:p>
              </table:table-cell>
              <table:table-cell office:value-type="float" office:value="18.985">
                <text:p>18.985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float" office:value="436406">
                <text:p>436406</text:p>
              </table:table-cell>
              <table:table-cell office:value-type="float" office:value="18.985">
                <text:p>18.985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float" office:value="436406">
                <text:p>436406</text:p>
              </table:table-cell>
              <table:table-cell office:value-type="float" office:value="18.985">
                <text:p>18.985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float" office:value="436406">
                <text:p>436406</text:p>
              </table:table-cell>
              <table:table-cell office:value-type="float" office:value="15.45">
                <text:p>15.45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float" office:value="438665">
                <text:p>438665</text:p>
              </table:table-cell>
              <table:table-cell office:value-type="float" office:value="15.45">
                <text:p>15.45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float" office:value="438665">
                <text:p>438665</text:p>
              </table:table-cell>
              <table:table-cell office:value-type="float" office:value="15.45">
                <text:p>15.45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float" office:value="438665">
                <text:p>438665</text:p>
              </table:table-cell>
              <table:table-cell office:value-type="float" office:value="15.45">
                <text:p>15.45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float" office:value="438665">
                <text:p>438665</text:p>
              </table:table-cell>
              <table:table-cell office:value-type="float" office:value="12.255">
                <text:p>12.255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float" office:value="440916">
                <text:p>440916</text:p>
              </table:table-cell>
              <table:table-cell office:value-type="float" office:value="12.255">
                <text:p>12.255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float" office:value="440916">
                <text:p>440916</text:p>
              </table:table-cell>
              <table:table-cell office:value-type="float" office:value="12.255">
                <text:p>12.255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float" office:value="440916">
                <text:p>440916</text:p>
              </table:table-cell>
              <table:table-cell office:value-type="float" office:value="12.255">
                <text:p>12.255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float" office:value="440916">
                <text:p>440916</text:p>
              </table:table-cell>
              <table:table-cell office:value-type="float" office:value="11.605">
                <text:p>11.60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float" office:value="443182">
                <text:p>443182</text:p>
              </table:table-cell>
              <table:table-cell office:value-type="float" office:value="11.605">
                <text:p>11.60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float" office:value="443182">
                <text:p>443182</text:p>
              </table:table-cell>
              <table:table-cell office:value-type="float" office:value="11.605">
                <text:p>11.60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float" office:value="443182">
                <text:p>443182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45426">
                <text:p>445426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45426">
                <text:p>445426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45426">
                <text:p>445426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45426">
                <text:p>445426</text:p>
              </table:table-cell>
              <table:table-cell office:value-type="float" office:value="11.61">
                <text:p>11.6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447685">
                <text:p>447685</text:p>
              </table:table-cell>
              <table:table-cell office:value-type="float" office:value="11.61">
                <text:p>11.6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447685">
                <text:p>447685</text:p>
              </table:table-cell>
              <table:table-cell office:value-type="float" office:value="11.61">
                <text:p>11.6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447685">
                <text:p>447685</text:p>
              </table:table-cell>
              <table:table-cell office:value-type="float" office:value="11.615">
                <text:p>11.61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float" office:value="449934">
                <text:p>449934</text:p>
              </table:table-cell>
              <table:table-cell office:value-type="float" office:value="11.615">
                <text:p>11.61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float" office:value="449934">
                <text:p>449934</text:p>
              </table:table-cell>
              <table:table-cell office:value-type="float" office:value="11.615">
                <text:p>11.61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float" office:value="449934">
                <text:p>449934</text:p>
              </table:table-cell>
              <table:table-cell office:value-type="float" office:value="11.615">
                <text:p>11.61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float" office:value="449934">
                <text:p>449934</text:p>
              </table:table-cell>
              <table:table-cell office:value-type="float" office:value="11.605">
                <text:p>11.60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float" office:value="452197">
                <text:p>452197</text:p>
              </table:table-cell>
              <table:table-cell office:value-type="float" office:value="11.605">
                <text:p>11.60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float" office:value="452197">
                <text:p>452197</text:p>
              </table:table-cell>
              <table:table-cell office:value-type="float" office:value="11.605">
                <text:p>11.60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float" office:value="452197">
                <text:p>452197</text:p>
              </table:table-cell>
              <table:table-cell office:value-type="float" office:value="11.61">
                <text:p>11.6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452197">
                <text:p>452197</text:p>
              </table:table-cell>
              <table:table-cell office:value-type="float" office:value="11.61">
                <text:p>11.6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454444">
                <text:p>454444</text:p>
              </table:table-cell>
              <table:table-cell office:value-type="float" office:value="11.61">
                <text:p>11.6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454444">
                <text:p>454444</text:p>
              </table:table-cell>
              <table:table-cell office:value-type="float" office:value="11.61">
                <text:p>11.6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454444">
                <text:p>454444</text:p>
              </table:table-cell>
              <table:table-cell office:value-type="float" office:value="11.595">
                <text:p>11.59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56708">
                <text:p>456708</text:p>
              </table:table-cell>
              <table:table-cell office:value-type="float" office:value="11.595">
                <text:p>11.59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56708">
                <text:p>456708</text:p>
              </table:table-cell>
              <table:table-cell office:value-type="float" office:value="11.595">
                <text:p>11.59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56708">
                <text:p>456708</text:p>
              </table:table-cell>
              <table:table-cell office:value-type="float" office:value="11.595">
                <text:p>11.59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56708">
                <text:p>456708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58946">
                <text:p>458946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58946">
                <text:p>458946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58946">
                <text:p>458946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61205">
                <text:p>461205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61205">
                <text:p>461205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61205">
                <text:p>461205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61205">
                <text:p>461205</text:p>
              </table:table-cell>
              <table:table-cell office:value-type="float" office:value="11.61">
                <text:p>11.6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463449">
                <text:p>463449</text:p>
              </table:table-cell>
              <table:table-cell office:value-type="float" office:value="11.61">
                <text:p>11.6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463449">
                <text:p>463449</text:p>
              </table:table-cell>
              <table:table-cell office:value-type="float" office:value="11.61">
                <text:p>11.6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463449">
                <text:p>463449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65703">
                <text:p>465703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65703">
                <text:p>465703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65703">
                <text:p>465703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65703">
                <text:p>465703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67963">
                <text:p>467963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67963">
                <text:p>467963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67963">
                <text:p>467963</text:p>
              </table:table-cell>
              <table:table-cell office:value-type="float" office:value="11.605">
                <text:p>11.60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float" office:value="467963">
                <text:p>467963</text:p>
              </table:table-cell>
              <table:table-cell office:value-type="float" office:value="11.605">
                <text:p>11.60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float" office:value="470223">
                <text:p>470223</text:p>
              </table:table-cell>
              <table:table-cell office:value-type="float" office:value="11.605">
                <text:p>11.60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float" office:value="470223">
                <text:p>470223</text:p>
              </table:table-cell>
              <table:table-cell office:value-type="float" office:value="11.605">
                <text:p>11.60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float" office:value="470223">
                <text:p>470223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72462">
                <text:p>472462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72462">
                <text:p>472462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72462">
                <text:p>472462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72462">
                <text:p>472462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74708">
                <text:p>474708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74708">
                <text:p>474708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74708">
                <text:p>474708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76954">
                <text:p>476954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76954">
                <text:p>476954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76954">
                <text:p>476954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76954">
                <text:p>476954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79189">
                <text:p>479189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79189">
                <text:p>479189</text:p>
              </table:table-cell>
              <table:table-cell office:value-type="float" office:value="11.6">
                <text:p>11.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79189">
                <text:p>479189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81425">
                <text:p>481425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81425">
                <text:p>481425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81425">
                <text:p>481425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81425">
                <text:p>481425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83671">
                <text:p>483671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83671">
                <text:p>483671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83671">
                <text:p>483671</text:p>
              </table:table-cell>
              <table:table-cell office:value-type="float" office:value="11.595">
                <text:p>11.59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85938">
                <text:p>485938</text:p>
              </table:table-cell>
              <table:table-cell office:value-type="float" office:value="11.595">
                <text:p>11.59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85938">
                <text:p>485938</text:p>
              </table:table-cell>
              <table:table-cell office:value-type="float" office:value="11.595">
                <text:p>11.59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85938">
                <text:p>485938</text:p>
              </table:table-cell>
              <table:table-cell office:value-type="float" office:value="11.595">
                <text:p>11.59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85938">
                <text:p>485938</text:p>
              </table:table-cell>
              <table:table-cell office:value-type="float" office:value="11.585">
                <text:p>11.585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float" office:value="488202">
                <text:p>488202</text:p>
              </table:table-cell>
              <table:table-cell office:value-type="float" office:value="11.585">
                <text:p>11.585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float" office:value="488202">
                <text:p>488202</text:p>
              </table:table-cell>
              <table:table-cell office:value-type="float" office:value="11.585">
                <text:p>11.585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float" office:value="488202">
                <text:p>488202</text:p>
              </table:table-cell>
              <table:table-cell office:value-type="float" office:value="11.585">
                <text:p>11.585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float" office:value="488202">
                <text:p>488202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90476">
                <text:p>490476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90476">
                <text:p>490476</text:p>
              </table:table-cell>
              <table:table-cell office:value-type="float" office:value="11.59">
                <text:p>11.5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90476">
                <text:p>490476</text:p>
              </table:table-cell>
              <table:table-cell office:value-type="float" office:value="11.585">
                <text:p>11.585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float" office:value="492740">
                <text:p>492740</text:p>
              </table:table-cell>
              <table:table-cell office:value-type="float" office:value="11.585">
                <text:p>11.585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float" office:value="492740">
                <text:p>492740</text:p>
              </table:table-cell>
              <table:table-cell office:value-type="float" office:value="11.585">
                <text:p>11.585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float" office:value="492740">
                <text:p>492740</text:p>
              </table:table-cell>
              <table:table-cell office:value-type="float" office:value="11.585">
                <text:p>11.585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float" office:value="492740">
                <text:p>492740</text:p>
              </table:table-cell>
              <table:table-cell office:value-type="float" office:value="11.58">
                <text:p>11.58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float" office:value="495004">
                <text:p>495004</text:p>
              </table:table-cell>
              <table:table-cell office:value-type="float" office:value="11.58">
                <text:p>11.58</text:p>
              </table:table-cell>
              <table:table-cell office:value-type="float" office:value="3318">
                <text:p>3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